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e5f99" style:font-weight-asian="bold" style:font-weight-complex="bold"/>
    </style:style>
    <style:style style:name="T1" style:family="text">
      <style:text-properties officeooo:rsid="000e5f99"/>
    </style:style>
    <style:style style:name="T2" style:family="text">
      <style:text-properties officeooo:rsid="000f51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2193519688224">
          <table:table-cell table:style-name="Table1.A1" office:value-type="string">
            <text:p text:style-name="Table_20_Contents"/>
          </table:table-cell>
          <table:table-cell table:style-name="Table1.A1" office:value-type="string">
            <text:p text:style-name="P2">CHAPTER SIXTEEN</text:p>
            <text:p text:style-name="P2">THROUGH THE TRAPDOOR</text:p>
          </table:table-cell>
        </table:table-row>
        <table:table-row table:style-name="TableLine2193519688224">
          <table:table-cell table:style-name="Table1.A1" office:value-type="string">
            <text:p text:style-name="Table_20_Contents"/>
          </table:table-cell>
          <table:table-cell table:style-name="Table1.A1" office:value-type="string">
            <text:p text:style-name="Table_20_Contents"/>
          </table:table-cell>
        </table:table-row>
        <table:table-row table:style-name="TableLine2193519688224">
          <table:table-cell table:style-name="Table1.A1" office:value-type="string">
            <text:p text:style-name="Table_20_Contents"/>
          </table:table-cell>
          <table:table-cell table:style-name="Table1.A1" office:value-type="string">
            <text:p text:style-name="Table_20_Contents"/>
          </table:table-cell>
        </table:table-row>
        <table:table-row table:style-name="TableLine2193519688224">
          <table:table-cell table:style-name="Table1.A1" office:value-type="string">
            <text:p text:style-name="Table_20_Contents">’Ἁρειος δὲ πολλοῖς ὕστερον ε”τεσιν ἐνθυμούμενος οῦκ εἶχε μνήμην<text:span text:style-name="T2"> </text:span>ἀκριβῶς τὴν παλαιὰν<text:span text:style-name="T2"> </text:span>ἀναμετρῆσαι ὅπως ἄρ’ ὑπέμεινε δοκιμαζ-</text:p>
            <text:p text:style-name="Table_20_Contents">όμενος, ὅς γε μικροῦ ἐδεήσεν ἀεὶ τηρεῖν τὸν Φολιδομορτὸν εἷς τὸ<text:span text:style-name="T2"> </text:span>δωμάτιον εἶσπηδήσοντα. χρόνου τοίνυν προβαίνοντος δῆλον ἦν ὅτι</text:p>
            <text:p text:style-name="Table_20_Contents">ὁ Οὐλόθριξ ζῶν καί ἔμψυχος ε”τι ἐφύλαττε τὰ ὄπισθεν τῆς θύρας<text:span text:style-name="T2"> </text:span>τῆς συγκεκλῃμένης.<text:span text:style-name="T2"> </text:span></text:p>
            <text:p text:style-name="Table_20_Contents">καὶ τῇ θέρμῃ ἄλλοθί τε ἐπνίγοντο καὶ ἐν τῷ μεγάλῳ δωματίῳ<text:span text:style-name="T2"> </text:span>παρόντες οὖ τοῖς γραπτέοις τοῖς τῆς δοκιμασίας ἐπόνουν. γραφίδας δ ’<text:span text:style-name="T2"> </text:span>ἔλαβον δοκιμαζόμενοι νέας τε καὶ διαφόρους τοῖς συνήθεσιν ὡς<text:span text:style-name="T2"> </text:span>φαρμάκοις μεμαγευμένας ἐπὶ τὸ μὴ φενακίζειν.<text:span text:style-name="T2"> <text:s/></text:span>ἐδοκιμάσθησαν δέ καί περὶ τὰ πρακτικά. ὁ μὲν γὰρ Φηλητικὸς<text:span text:style-name="T2"> </text:span>καθ’ ἕκαστον παρεκάλεσεν αὐτοὺς εἷς τὸ δωμάτιον εἷ δυνηθεῖεν<text:span text:style-name="T2"> </text:span>πρᾶξαι ὥστ’ ἀνανάν ἐπὶ βάθρῳ κορδακίσαι. ἡ δέ Μαγονωγαλέα<text:span text:style-name="T2"> </text:span>ἐθεώρησεν αὐτοὺς μεταβάλλοντας μῦν εἷς ταμβακοθήκην· τίμια δ’<text:span text:style-name="T2"> </text:span>ἔδωκε μὲν τοῖς μαθηταῖς καθ’ ὅσον ὡραῖον ἔπραξαν τὸ κιβώτιον,</text:p>
            <text:p text:style-name="Table_20_Contents">ἀφείλετο δέ εἰ ἐτριχοῦτό τι. ὁ δ’ αὖ Σίναπυς περιφόβους ἐποίησεν<text:span text:style-name="T2"> </text:span>ἅπαντας ἐπιχειροῦντας ἐπικρεμαμένου αὐτοῦ μνησθῆναι ᾧ τρόπῳ</text:p>
            <text:p text:style-name="Table_20_Contents">φάρμακον ληθαῖον δεῖ παρέχειν.<text:span text:style-name="T2"> </text:span>ὁ δ’ οὖν ’Άρειος ἐφ’ ὅσον ἐνεδέχετο τᾶριστα ἐποίει ὡς ἀμελῶν τῆς</text:p>
            <text:p text:style-name="Table_20_Contents">ἐν μετώπῳ ἀλγηδόνος καίπερ πράγματα<text:span text:style-name="T2"> </text:span>παρεχούσης αὐτῷ ἐξ οῦ ἐν<text:span text:style-name="T2"> </text:span>τῇ ὕλῃ ἐφοίτα. ἀγρυπνοῦντα δέ τὰς νύκτας, ὁ<text:span text:style-name="T2"> </text:span>Νεφελώδης ἐνόμιζε</text:p>
            <text:p text:style-name="Table_20_Contents">διὰ τὰς δοκιμασίας μελαγχολᾶν αὐτὸν ἐπὶ πλέον τοῦ συνήθους.<text:span text:style-name="T2"> </text:span>ἀλλὰ τῴ ὄντι ὁ ’Άρειος καθ’ ἡμέραν ἐγείρετο ὀνειροπολῶν ταύτὸν<text:span text:style-name="T2"> </text:span>ὅπερ πολλάκις πρότερον ὠνειροπόλει, κάκιον δὲ γενόμενον παρόντος<text:span text:style-name="T2"> </text:span>ἤδη ἀνθρώπου συγκεκαλυμμένου καὶ αἷμα τοῦ σώματος συνεχῶς<text:span text:style-name="T2"> </text:span>ἀποσταλάζον παρέχοντος.<text:span text:style-name="T2"> </text:span>ὁ δὲ Ῥοῶν καὶ ἡ Ἑρμιόνη ἢ ὡς ταῦτὰ οὐκ ἰδόντες ἐν τῇ ὕλῃ, ἢ διὰ<text:span text:style-name="T2"> </text:span>τὸ οὐλὴν μὴ ἔχειν ἐπὶ μετώπῳ φλεγμαίνουσαν, ἧττον ἐφρόντιζον περὶ</text:p>
            <text:p text:style-name="Table_20_Contents">τῆς λίθου ὡς ἐδόκει ἢ αὐτὸς ὁ ’Άρειος εἷ μὲν γὰρ καὶ ἐνενόουν τι<text:span text:style-name="T2"> </text:span>περὶ τοῦ Φολιδομορτοῦ ἐφοβήθησαν δή, ἀλλ’ οὐ παρῆν αὐτοῖς</text:p>
            <text:p text:style-name="Table_20_Contents">214 ΑΡΕῖοΣ Πο ΤΗΡ</text:p>
            <text:p text:style-name="Table_20_Contents">ὄναρ εὐθὺς εἷς ὕπνον ἑκάστοτε πεσοῦσι. καὶ εἷς τοσοῦτο πρὸς τοῖς<text:span text:style-name="T2"> </text:span>μαθήμασιν εἶχον ὥστ’ ἀσχολίαν εἶναι φροντίζειν περὶ τοῦ Σιν-<text:span text:style-name="T2"> </text:span>άπεως ὅ τι μέλλοι πράξειν ἢ ἄλλου τινός.<text:span text:style-name="T2"> </text:span>ὑστάτη δέ τῶν δοκιμασιῶν <text:soft-page-break/>ἦν ἡ περὶ τὰ ἐπὶ τῶν πάλαι γεγενη-<text:span text:style-name="T2"> </text:span>μένα. ὥστε ὀλίγα δι’ ὥραν μίαν ἀποκρινάμενοι περὶ<text:span text:style-name="T2"> </text:span>φαρμακέων<text:span text:style-name="T2"> </text:span>τινῶν παλαίων καὶ ἀφρόνων οἳ λέβητας<text:span text:style-name="T2"> </text:span>αὐτοτορυνητοῦς τύχοιεν<text:span text:style-name="T2"> </text:span>τεχνησάμενοι, καὶ ’Έρμην ἑλκύσαντες σχολὴν ἕξοιεν περιχαρεῖς δι’<text:span text:style-name="T2"> </text:span>ἑπτὰ ἡμέρας πρὶν τὰ ἀποτελέσματα μαθεῖν. καί ἐπειδὴ τὸ τοῦ<text:span text:style-name="T2"> </text:span>σοφιστοῦ Βύνεως εἴδωλον ἐκέλευσεν αὐτοὺς τὰς γραφίδας<text:span text:style-name="T2"> </text:span>καταθέσθαι καὶ τὰς διφθέρας συμπτύξαι, ὁ ’Άρειος μετὰ τῶν<text:span text:style-name="T2"> </text:span>ἄλλων μαθητῶν ἐθορύβει.<text:span text:style-name="T2"> </text:span>πάντων δέ ὁμοῦ ὁμιλούντων ἐπὶ τοῦ κήπου - ε”λαμπε γὰρ ὁ ἥλιος<text:span text:style-name="T2"> </text:span>- ἡ Ἑρμιόνη Ῥᾷον τοίνυν, ἔφη, τοῦτ’ ἀπέβη πολλῴ πρὸς ἃ προσ-</text:p>
            <text:p text:style-name="Table_20_Contents">εδόκων. οὐ γὰρ ἔδει ἐκμαθεῖν οὔτε τὸν λυκανθρωπικὸν νόμον τὸν<text:span text:style-name="T2"> </text:span>τοῦ ε”τους χιλιοστοῦ ἑξακοσιοστοῦ τριακοστοῦ ἑβδόμου οὔτε τὴν</text:p>
            <text:p text:style-name="Table_20_Contents">ἀπόστασιν τὴν τοῦ Ἠλφρίκου τοῦ ι’ταμοῦ.</text:p>
            <text:p text:style-name="Table_20_Contents">αὕτη μὲν γὰρ ἐφίλει ἐπανασκοπεῖν τὰ τῆς δοκιμασίας, ὁ δέ<text:span text:style-name="T2"> </text:span>Ῥοῶν εἶπεν ὅτι τοῦτο ποιῶν ναυτιᾶν εἴωθε. βαδίσαντες δ’ οὖν ὁμοῦ</text:p>
            <text:p text:style-name="Table_20_Contents">πρὸς τὴν λίμνην ὑπὸ δένδρῳ συνεκάθηντο τὴν διάνοιαν ἀνιέντες. οἶ<text:span text:style-name="T2"> </text:span>δέ δίδυμοι Εὖισήλιοι συνάμα τῷ Λείῳ Ἰορδάνῳ ἐγαργάλιζον τοῦς<text:span text:style-name="T2"> </text:span>πόδας σηπίᾳ τινὶ πελωρίᾳ ἣ ἐν τοῖς βραχέσιν ἡσύχαζεν.<text:span text:style-name="T2"> </text:span>καὶ ὁ Ῥοῶν χαμαὶ παρειμένος καί πάνυ εὐθυμῶν “Αδην ἄρ’<text:span text:style-name="T2"> </text:span>ἐσχήκαμεν, ἔφη, τοῦ δοκιμασθῆναι. ἀλλὰ σέ γε, ὦ ’Άρειε, θαρσύν-<text:span text:style-name="T2"> </text:span>εσθαι δεῖ · οὐδὲν γὰρ γνωσόμεθα περὶ τὰ δεδοκιμασμένα εἶ κακῶς</text:p>
            <text:p text:style-name="Table_20_Contents">ἄρα πεπράγαμεν πρὶν ἂν δι’ ἡμέρων ἑπτὰ περιμείνωμεν. νῦν δέ<text:span text:style-name="T2"> </text:span>φροντίδος οὐδέν δέομεθα.</text:p>
            <text:p text:style-name="Table_20_Contents">ὁ δ’ “Ἀρειος τὸ μέτωπον τέως τρίβων ὀργίλως ὑπολαβών Εἴθε<text:span text:style-name="T2"> </text:span>ᾔδη, ἔφη, ὅ τι σημαίνει ἡ νῦν ἀλγηδών· περιώδυνος γὰρ καί πολλάκις ὢν οὐδεπώποτε πρότερον πλεονάκις τὴν οὐλὴν ἤλγησα.<text:span text:style-name="T2"> </text:span>τῆς δ’ Ἑρμιόνης ὡς τὴν Πομφόλυγα ι’έναι συμβουλευσάσης,<text:span text:style-name="T2"> </text:span>Ἀλλ’ ού νοσῶ, ἔφη. ἐγὼ γὰρ ἡγοῦμαι τοῦτο μαντικόν τι εἶναι·<text:span text:style-name="T2"> </text:span>κίνδυνον γὰρ προσδοκῶ τινὰ μέγαν.<text:span text:style-name="T2"> </text:span>ὁ δ’ οὖν Ῥοῶν οὐχ οἶός τ’ ῆν ἀναπτεροῦσθαι· ε”πνιγε γάρ.<text:span text:style-name="T2"> </text:span>Μὴ φροντίσῃς, ἔφη, ὦ ’Άρειέ ἡ γὰρ Ἑρμιόνη ὀρθῶς λέγει, τὴν</text:p>
            <text:p text:style-name="Table_20_Contents">λίθον φάσκουσα ἐν ἀσφαλεῖ εἶναι παρόντος τοῦ Διμπλοδώρου. καὶ ὁ<text:span text:style-name="T2"> </text:span>Σίναπυς οὐδέποτε ἱκανὸς ἦν τεκμηριῶσαι ἡμῖν ὅτι ἐπίσταται</text:p>
            <text:p text:style-name="Table_20_Contents">παρελθεῖν τὸν Οῦλότριχα. τοῦ γὰρ σκέλους τὸ πρὶν μόνον οὐκ</text:p>
            <text:p text:style-name="Table_20_Contents">ἀποσπαραχθέντος, οὐ σπουδάσει πάλιν διακινδυνεῦσαι. καῖ ὁ</text:p>
            <text:p text:style-name="Table_20_Contents">Νεφελώδης ὑπὲρ τῆς πατρίδος ι’καροσφαιριεῖ πρὶν Ἁγριώδη προ-</text:p>
            <text:p text:style-name="Table_20_Contents">δοῦναι τὸν Διμπλόδωρον.</text:p>
            <text:p text:style-name="Table_20_Contents"><text:soft-page-break/>ΔῘΑ ΤΗΣ ΕΠΙΡΡΑΚΤΗΣ ΘΥΡΑΣ 215</text:p>
            <text:p text:style-name="Table_20_Contents">καί ὁ ’Ἀρειος κατένευσε μέν, ἐφόβειτο δ’ ὅμως μὴ λάθοι τι αὐτὸν</text:p>
            <text:p text:style-name="Table_20_Contents">μέγα καὶ οἷον οῦ παραπεμπτέον. ἀλλ’ ἐθέλοντι αὐτῷ φράσαι τὰ</text:p>
            <text:p text:style-name="Table_20_Contents">τοιαῦτα ἡ Ἑρμιόνη Ταῦτ’ ἔστιν, ἔφη, τῶν γε δοκιμασιῶν· ἐγὼ γὰρ</text:p>
            <text:p text:style-name="Table_20_Contents">τῆσδε τῆς νυκτὸς ἀγρυπνοῦσα τὸ ἥμισυ τοῦ περὶ τῆς μεταμορφ-</text:p>
            <text:p text:style-name="Table_20_Contents">ώσεως λόγου ἐξέμαθον πρὶν μεμνῆσθαι ὡς ταύτην γ’ ἤδη<text:span text:style-name="T2"> </text:span>ὑπεμείναμεν.</text:p>
            <text:p text:style-name="Table_20_Contents">ἀλλ’ οὖν ὁ ’Άρειος συνῄδει ἑαυτῷ πεπεισμένος ἐκείνων ὧν</text:p>
            <text:p text:style-name="Table_20_Contents">ὀρρωδεῖ οὐδέν αἴτια εἶναι τὰ μαθήματα. καὶ γλαῦκα ἔτυχε</text:p>
            <text:p text:style-name="Table_20_Contents">θεώμενος δι’ αι’θρίαν πρὸς τὸ φρούριον πετομένην, ἐπιστολὴν τῷ<text:span text:style-name="T2"> </text:span>ῥάμφει ἔχουσαν, μόνον γὰρ τὸν Ἁγριώδη ἐπιστολὰς πρὸς αὐτὸν</text:p>
            <text:p text:style-name="Table_20_Contents">πέμπειν. τὸν δ’ Ἁγριώδη οὐδέποτε προδοῦναι ἂν τὸν Διμπλόδωρον.</text:p>
            <text:p text:style-name="Table_20_Contents">τὸν δ’ Ἁγριώδη οὐδέποτε εἰπεῖν ἂν οὐδενὶ ᾧ τρόπῳ ε”ξεστι</text:p>
            <text:p text:style-name="Table_20_Contents">παρελθεῖν τὸν Οῦλότριχα οὐδέποτε ἀλλά -</text:p>
            <text:p text:style-name="Table_20_Contents">ἀνεπήδησεν δ ’ ἐξαπιναίως.</text:p>
            <text:p text:style-name="Table_20_Contents">Ποῖ σύ; ἢ δ’ ὅς ὁ Ῥοῶν ὑπονυστάζων περ.</text:p>
            <text:p text:style-name="Table_20_Contents">Ἐνενόησά τι, ε”φη ὁ Ἄρειος, πάνυ ὠχριάσας ἤδη. δεῖ γὰρ</text:p>
            <text:p text:style-name="Table_20_Contents">συνεῖναι τῷ Ἁγριώδει νῦν δή.</text:p>
            <text:p text:style-name="Table_20_Contents">Τί χρῆμα,· ε”φη ἡ Ἑρμιόνη. ἐπνευστία γὰρ ὄπισθεν αὐτῶν ἐπειγο-</text:p>
            <text:p text:style-name="Table_20_Contents">μένη φθάσαι.</text:p>
            <text:p text:style-name="Table_20_Contents">ὁ δ’ Ἄρειος λόφον ἤδη ποώδη ἀναβαίνων Οὔκουν θαυμάζετε,</text:p>
            <text:p text:style-name="Table_20_Contents">ἔφη, εἷ ὁ μὲν Ἁγριώδης δράκοντος ἔχρῃζε πλέον ἢ ἄλλου τινός,</text:p>
            <text:p text:style-name="Table_20_Contents">ξένος δ’ ἀνεφάνη τις ὃς ᾠὸν τυγχάνει πως ἐν κόλπῳ ε”χων; πόσοι γὰρ</text:p>
            <text:p text:style-name="Table_20_Contents">περιπολοῦσιν ἄνθρωποι ᾠὰ δρακοντεῖα ἔχοντες, παρανομοῦντες</text:p>
            <text:p text:style-name="Table_20_Contents">οὕτως εἷς τὰ τῶν μάγων,· ἄλλο τι ἢ ἕρμαιον ἂν εἴη εἰ ὁ τοιοῦτος</text:p>
            <text:p text:style-name="Table_20_Contents">ἐντύχοι τῷ Ἁγριώδει,· ἀλλὰ διὰ τί τοῦτό γε πρότερον οὐκ ε”γνωκα,·</text:p>
            <text:p text:style-name="Table_20_Contents">Τί λέγεις; ε”φη ὁ Ῥοών. ὁ δ’ (Ἄρειος ταχύνων ε”τι διὰ τὸν κῆπον</text:p>
            <text:p text:style-name="Table_20_Contents">πρὸς τὴν ὕλην οὐδὲν ἀπεκρίνατο.</text:p>
            <text:p text:style-name="Table_20_Contents">καί τὸν Ἀγριώδη κατέλαβον ἐν δίφρῳ πρὸ τοῦ οἶκιδίου καθήμε-</text:p>
            <text:p text:style-name="Table_20_Contents">νον. ὁ δέ ξυνεσταλμένος ὡς ἐπ’ ε”ργῳ τούς τε <text:soft-page-break/>βραχίονας καὶ τὰ</text:p>
            <text:p text:style-name="Table_20_Contents">σκέλη ἀπὸ πίσων φλοιὸν ε”λεπέ καί μειδιῶν Χαίρετε, ἔφη. ἆρα</text:p>
            <text:p text:style-name="Table_20_Contents">δεδοκίμασθε ήδη,· ἦ καιρός ἐστι πιεῖν τι,·</text:p>
            <text:p text:style-name="Table_20_Contents">τὸν δέ Ῥοῶνα συμφάναι θέλοντα ὁ“Ἀρειος ἔφθασε Κάλλιστ’ ἐπαι-</text:p>
            <text:p text:style-name="Table_20_Contents">νῶ, ἔφη. σπεύδομεν γάρ. ἀλλὰ δεῖ με ε”ρεσθαί σέ τι, ὦ Ἁγρίωδες.</text:p>
            <text:p text:style-name="Table_20_Contents">ἆρα μνημονεύεις ἐκείνην τὴν νύκτα ἐπειδὴ τὸν Νορβέρτον ἐκομίσας</text:p>
            <text:p text:style-name="Table_20_Contents">νικητήρια λαβών,’ ποῖος ἦν τὸ σχῆμα ὁ ἅνθρωπος ξένος μεθ’ οὗ<text:span text:style-name="T2"> </text:span>ἐκύβευες;</text:p>
            <text:p text:style-name="Table_20_Contents">ὁ δέ πράγματ’ οὐκ ἔχων ὡς δοκεῖν Οὐκ οἶδα, ἔφη. τὴν γὰρ</text:p>
            <text:p text:style-name="Table_20_Contents">χλαῖναν ἐκδύσασθαι οὐκ ἠθέλησεν.</text:p>
            <text:p text:style-name="Table_20_Contents">ι’δῶν δέ τοῦς τριττοὺς μάλ’ ἐκπεπληγμένους ἀνέτεινέ τι τὰς<text:span text:style-name="T2"> </text:span>ὀφρῦς.</text:p>
            <text:p text:style-name="Table_20_Contents">21 6 ΑΡΕιοΣ Πο ΤΗΡ</text:p>
            <text:p text:style-name="Table_20_Contents"/>
            <text:p text:style-name="Table_20_Contents">Ἀλλ’ οὐ πάνυ ἀῆθες, ἔφη. ε”κτοποι γὰρ πολλοὶ ὁμιλοῦσι μετ’</text:p>
            <text:p text:style-name="Table_20_Contents">ἀλλήλων ἐν τῇ Ὑὸς Κεφαλῇ - πανδοκεῖον γάρ ε’στιν ἐν τῷ δήμῳ.</text:p>
            <text:p text:style-name="Table_20_Contents">τάχα ἂν δρακοντόπωλος ἦν δήπου. τὴν γὰρ ὄψιν οὐδέποτ’ εἶδον</text:p>
            <text:p text:style-name="Table_20_Contents">αὐτοῦ συγκεκαλυμμένου ἀεί.</text:p>
            <text:p text:style-name="Table_20_Contents">καθήμενος δέ πρὸς τὴν πίσων φιάλην, ὁ Ἄρειος Ἀλλὰ ποῖον διάλο-</text:p>
            <text:p text:style-name="Table_20_Contents">γον εῖχες, ὦ Ἁγρίωδες,· ῆ που περὶ τοῦ Ὑογοήτου,·</text:p>
            <text:p text:style-name="Table_20_Contents">Ἴσως, ἔφη, τοξοποιῶν τέως τὰς ὀφρῦς ὡς ἐθέλων μεμνῆσθαι.</text:p>
            <text:p text:style-name="Table_20_Contents">Ναί. ἐκεῖνος μὲν γὰρ ἤρετο περὶ τὰ ζῶα θέλων μαθεῖν ὁποίων</text:p>
            <text:p text:style-name="Table_20_Contents">ἐπιμελοῦμαι, ἐγὼ δ’ εἶπῶν καὶ ἔφρασα ὅτι ἐπὶ μήκιστον δράκοντος</text:p>
            <text:p text:style-name="Table_20_Contents">ἀεὶ ἔχρῃζον. κᾶπειτα οὐ πάνυ ἱκανός εἰμι μνημονεύειν τὰ</text:p>
            <text:p text:style-name="Table_20_Contents">ὕστερον, ἐκείνου παρέχοντός μοι ἄλλο τι πίνειν. λοιπόν. κᾶπειτα</text:p>
            <text:p text:style-name="Table_20_Contents">ε”φασκεν ε”χειν τὸ δρακοντεῖον ᾠόν, καί ἐξεῖναι κυβεύειν περὶ αὐτὸ εἷ’</text:p>
            <text:p text:style-name="Table_20_Contents">ε”μοιγε δοκεῖ. δεῖν δέ βεβαιοῦσθαι εἷ δυναίμην μεταχειρίζειν αὐτὸ</text:p>
            <text:p text:style-name="Table_20_Contents">ἐπεὶ οὐκ ἐθέλοι εἷς τοῦ ἐπιτυχόντος οἰκίαν πέμψαι. ἐγὼ οὖν εἶπον</text:p>
            <text:p text:style-name="Table_20_Contents">αὐτῷ ὅτι δράκων μοι οὐ πολλοῦ πόνου ἔσται μεταχειρίσαντι ἥδη</text:p>
            <text:p text:style-name="Table_20_Contents">τὸν Οῦλότριχα.</text:p>
            <text:p text:style-name="Table_20_Contents">1“Η που ἐδόκει σπουδάζειν περὶ τοῦ Οὐλότριχος; τοῦτ’ εἶπεν ὁ</text:p>
            <text:p text:style-name="Table_20_Contents">Ἄρειος τὴν ὀργὴν μόλις παύσας.</text:p>
            <text:p text:style-name="Table_20_Contents">Λοιπόν. πόσοις γὰρ κυσὶ τρικεφάλοις ἐντύχοι ἅν τις καὶ ἐν</text:p>
            <text:p text:style-name="Table_20_Contents">’Υογοήτου περιπολῶν,· εἶπον οὖν ὅτι εῦμαρέστατον δή ἐστι χρῆσθαι</text:p>
            <text:p text:style-name="Table_20_Contents">τῷ Ούλότριχι εἴπερ ἐπίσταταί τις μαλάττειν αὐτὸν ψάλλων τι ἦ</text:p>
            <text:p text:style-name="Table_20_Contents">κιθαρίζων ἢ αὐλῶν ὡς κατακοιμίσων.</text:p>
            <text:p text:style-name="Table_20_Contents">καὶ ἄφνω μεταξὺ λέγων ταῦτα ἐξεπλάγη ὡς ἐφαίνετό μετ-</text:p>
            <text:p text:style-name="Table_20_Contents">εμέλησε γὰρ αὐτῷ τῶν εἰρημένων.</text:p>
            <text:p text:style-name="Table_20_Contents">Μὰ Δί’ ἀλλ’ οὐκ ὤφελον, ἔφη, οὐδὲν εἰπεῖν σοι περὶ ταῦτα,<text:span text:style-name="T2"> </text:span>ἐπιλάθεσθε δῆτα τοῦ εἰρημένου. ἀλλ’ Ἡράκλεις ποῖ βαίνετε,·<text:span text:style-name="T2"> </text:span></text:p>
            <text:p text:style-name="Table_20_Contents">οὐδέν τοίνυν διελέγοντο ἐν σφίσιν οἱ τριττοί πρὶν εἱστήκεσαν ἐν</text:p>
            <text:p text:style-name="Table_20_Contents">τῇ αὐλῇ. σκοταῖοι δ’ ἐγένοντο ὡς ἐξ αἰθρίας καὶ ὁ ε”νδον ἀὴρ ψυχρὸς</text:p>
            <text:p text:style-name="Table_20_Contents"><text:soft-page-break/>ἐδόκει αὐτοῖς εἶσελθοῦσιν.</text:p>
            <text:p text:style-name="Table_20_Contents">ὁ δ’ ’Ἁρειος ’Ῑτέον ἄρα, ἔφη, πρὸς τὸν Διμπλόδωρον. ὁ γὰρ</text:p>
            <text:p text:style-name="Table_20_Contents">Ἁγριώδης ἐδίδαξε τὸν ξένον ἐκεῖνον Οὐλότριχα παρελθεῖν. ὁ γὰρ</text:p>
            <text:p text:style-name="Table_20_Contents">συγκεκαλυμμένος εἴτε Σίναπυς ὢν εἴτε Φολιδομορτὸς ἀκονιτὶ ε”μαθεν</text:p>
            <text:p text:style-name="Table_20_Contents">ἂν τί χρὴ δρᾶν μεθυσθέντος τοῦ Ἀγριώδους. εἶ γὰρ ὁ Διμπλόδωρος</text:p>
            <text:p text:style-name="Table_20_Contents">πιστεύσαι ἡμῖν. τάχ’ ἂν ὁ Φλωρεντείας βεβαιώσαι ἡμᾶς, μὴ ὑπὸ</text:p>
            <text:p text:style-name="Table_20_Contents">τοῦ Ἀτηροῦ κωλυθείς. ἀλλὰ ποῦ ἐστὶν ἡ τοῦ Διμπλοδώρου δίαιτα;</text:p>
            <text:p text:style-name="Table_20_Contents">καὶ πανταχῇ περιέβλεπον ὥσπερ ἐλπίζοντες σημεῖόν τι ὄψεσθαι</text:p>
            <text:p text:style-name="Table_20_Contents">ὅπερ ὀρθὴν δείξει τὴν ὁδόν, οὐ μεμαθηκότες ὅπου οἷκεῖ ἐκεῖνος</text:p>
            <text:p text:style-name="Table_20_Contents">οὐδ) ἐγνωκότες ποτέ περὶ οὐδενὸς ὅντινα μετεπέμψατο.</text:p>
            <text:p text:style-name="Table_20_Contents">λέγοντος δὲ τοῦ Ἁρείου περὶ ἃ ἐπὶ τούτοις χρὴ ποιῆσαι, ἦχον</text:p>
            <text:p text:style-name="Table_20_Contents">ἥκουσαν τινὰ κατὰ τὴν αὐλὴν κλάζοντα.</text:p>
            <text:p text:style-name="Table_20_Contents">ΔῙΑ ΤΗΣ ΕΠΙΡΡΑΚΤῘ-[Σ ΘΥΡΑΣ 217</text:p>
            <text:p text:style-name="Table_20_Contents">Οὗτοι, τί χρῆμα ε”νδον ἐστέ ἐτεόν;</text:p>
            <text:p text:style-name="Table_20_Contents">τοῦτο δ’ εἶπεν ἡ σοφίστρια Μαγονωγαλέα. εἰσῆλθε γὰρ πολλὰ</text:p>
            <text:p text:style-name="Table_20_Contents">φέρουσα βιβλία.</text:p>
            <text:p text:style-name="Table_20_Contents">ἡ δέ Ἑρμιόνη ἀνδρειοτέραν ἑαυτὴν παρέχουσα ὡς τοῖς γε μειρα-</text:p>
            <text:p text:style-name="Table_20_Contents">κίοις ἐδόκει Ἐπιθυμοῦμεν, ἔφη, συμβουλεύεσθαί τι μετὰ τοῦ</text:p>
            <text:p text:style-name="Table_20_Contents">Διμπλοδώρου.</text:p>
            <text:p text:style-name="Table_20_Contents">ε’κείνη δέ ὡς νομίζουσα σφαλερὸν δήπου τοῦτο τὸ ἐρώτημα ἲΡΙ</text:p>
            <text:p text:style-name="Table_20_Contents">καὶ συμβουλεύεσθαι τί, ἔφη, μετὰ τοῦ Διμπλοδώρου; διὰ τί,-</text:p>
            <text:p text:style-name="Table_20_Contents">ὁ δ’ ’Ἁρειος πάνυ ἀπορῶν Ἀπόρρητόν τί ἐστιν, ἔφη. ἐμβριμωμ-</text:p>
            <text:p text:style-name="Table_20_Contents">ένης δέ τῆς Μαγονωγαλέας μετεμέλετο εὐθὺς τοῦτο φωνήσας.</text:p>
            <text:p text:style-name="Table_20_Contents">καὶ ὑπερηφανῶς Ὁ σοφιστής, ἔφη, Διμπλόδωρος ἄρτι ἀπελ-</text:p>
            <text:p text:style-name="Table_20_Contents">ήλυθε, γλαῦκα γὰρ δεξάμενος πολλοῦ ἀξίαν ἀπὸ τῶν τῆς μαγείας</text:p>
            <text:p text:style-name="Table_20_Contents">προβούλων τὸ παραχρῆμα Λονδίνονδε ἀνέπτατο.</text:p>
            <text:p text:style-name="Table_20_Contents">ὁ δ’ Ἄρειος μάλ’ ἐκπλαγεὶς Ἀλλ’ οἴχεται δή, ἔφη. οἴμ’ ὡς ἀπὸ<text:span text:style-name="T2"> </text:span>καιροῦ.</text:p>
            <text:p text:style-name="Table_20_Contents"/>
            <text:p text:style-name="Table_20_Contents">ἐκείνη δέ Ὁ σοφιστής, ἔφη, Διμπλόδωρος μάγος ὢν <text:soft-page-break/>μέγιστος, ὦ</text:p>
            <text:p text:style-name="Table_20_Contents">Ποτέρ, πολλὰ καὶ σπουδαῖα διὰ χειρῶν ἀεὶ ἔχει.</text:p>
            <text:p text:style-name="Table_20_Contents">Προῦργου δέ τοῦτο.</text:p>
            <text:p text:style-name="Table_20_Contents">Προύργιαίτερον ἄρα σὺ ποίῃ τὰ κατὰ σε’ δήπου, ὦ Ποτέρ, ἢ τὰ</text:p>
            <text:p text:style-name="Table_20_Contents">τῶν τῆς μαγείας προβούλων;</text:p>
            <text:p text:style-name="Table_20_Contents">Ἄρειος δ’ οὐδέν ὑποστειλάμενος Λοιπόν, ἐφη, ὠ σοφίστρια. τεί-</text:p>
            <text:p text:style-name="Table_20_Contents">νει γὰρ εἰς τὴν τοῦ φιλοσόφου λίθον.</text:p>
            <text:p text:style-name="Table_20_Contents">ἀλλ’ οὐκ ε”στιν ὅπως ἡ Μαγονωγαλέα τοῦτό γε προσεδόκα. τὰ</text:p>
            <text:p text:style-name="Table_20_Contents">γὰρ βιβλία ἐκ χειρῶν πεσόντα οὐκ ἀνέλαβε.</text:p>
            <text:p text:style-name="Table_20_Contents">Πόθεν γὰρ ε”γνωκας,· ε”φη μάλ’ ἀποροῦσα.</text:p>
            <text:p text:style-name="Table_20_Contents">ὁ δ’ ’Άρειος *Ὠ σοφίστρια, ἔφη, νομίζω τόν - Σίναπυν δέ μόνον</text:p>
            <text:p text:style-name="Table_20_Contents">οὐκ ὠνόμασεν - οῖδα μὲν οῦν τινὰ τὴν λίθον κλέψειν μέλλοντα.</text:p>
            <text:p text:style-name="Table_20_Contents">βουλευτέον οὖν τῷ Διμπλοδώρῳ.</text:p>
            <text:p text:style-name="Table_20_Contents">αὕτη δέ πρὸς αὐτὸν ἠτένιζε καὶ ἐκπλαγεῖσα τῷ πράγματι καὶ</text:p>
            <text:p text:style-name="Table_20_Contents">ὑποπτεύουσα ἅμα.</text:p>
            <text:p text:style-name="Table_20_Contents">τέλος δέ Ὁ σοφιστής, ἔφη, Διμπλόδωρος αὔριον οἴκαδε νοστήσει.</text:p>
            <text:p text:style-name="Table_20_Contents">ἀλλ’ ᾧ τρόπῳ ηὗρες τὰ τῆς λίθου οῦκ οἶδα. οῖδα δέ τάδε’ ἡ λίθος</text:p>
            <text:p text:style-name="Table_20_Contents">βεβαιότερον φυλάττεται ἢ ὥστε συλᾶσθαι.</text:p>
            <text:p text:style-name="Table_20_Contents">Ἀλλ’ ὦ σοφίστρια -</text:p>
            <text:p text:style-name="Table_20_Contents">ἡ δ’ ὑπολαβοῦσα ῗΩ Ποτέρ, ἔφη. ξύνοιδα γὰρ ἐμαυτῷ ὀρθῶς</text:p>
            <text:p text:style-name="Table_20_Contents">λέγουσα. καὶ προκύψασα τὰ βιβλία ἀπὸ τοῦ ἐδάφους ἀνέλαβε.</text:p>
            <text:p text:style-name="Table_20_Contents">Καὶ παραινῶ ὑμῖν ἔξω ἐπανελθοῦσιν εὐφραίνεσθαι ὑφ’ ἡλίῳ</text:p>
            <text:p text:style-name="Table_20_Contents">παριεμένοις.</text:p>
            <text:p text:style-name="Table_20_Contents">τοῦτο δ’ οὐδαμῶς ἐποίησαν αὐτοῦ περιμένοντες.</text:p>
            <text:p text:style-name="Table_20_Contents">τῆς δέ Μαγονωγαλέας οὐκέτι παρακοῦσαι ἐχούσης, ὁ Ἄρειος<text:span text:style-name="T2"> </text:span>218 ΑΡΕιοΣ Πο ΤΗΡ</text:p>
            <text:p text:style-name="Table_20_Contents">Τῇδε τῇ νυκτί, ἔφη, γενήσεται. ὁ γὰρ Σίναπυς διὰ τῆς θύρας τῆς</text:p>
            <text:p text:style-name="Table_20_Contents">ἐπιρρακτῆς τῇδε τῇ νυκτὶ καταβήσεσθαι μέλλει. ἐξηυρηκώς γὰρ</text:p>
            <text:p text:style-name="Table_20_Contents">ἤδη πάνθ’ ὧν δεῖται, νῦν δὴ πέπραχεν ὅπως ὁ Διμπλόδωρος</text:p>
            <text:p text:style-name="Table_20_Contents">ἐκποδὼν ἔσται. ε”πεμψε γὰρ αὐτὸς ἐκείνην τὴν ἐπιστολὴν δηλαδή·</text:p>
            <text:p text:style-name="Table_20_Contents">καὶ οἶ τῆς μαγείας πρόβουλοι πάνυ ταραχθήσονται τοῦ Διμπλοδώρου ἀπροσδοκήτως ἀφικομένου.</text:p>
            <text:p text:style-name="Table_20_Contents"/>
            <text:p text:style-name="Table_20_Contents">τὴν δ’ Ἑρμιόνην ἥδη μέλλουσαν τί ποιῶμεν <text:soft-page-break/>ἐρωτήσειν ἔφθασενὁ Σίναπυς λαθὼν ὄπισθεν αὐτῶν ἑστηκώς. χαίρειν δὲ προσεῖπεν ὡς<text:span text:style-name="T2"> </text:span>φιλοφρόνως δεξάμενος δῆθεν. καὶ ἐκείνης πρὸς ταῦτα κεχηνυίας ὅ θ’</text:p>
            <text:p text:style-name="Table_20_Contents">’Άρειος καὶ ὁ Ῥοῶν ἐπιστρεψαμένοι ὀξὺ ἔβλεπον.</text:p>
            <text:p text:style-name="Table_20_Contents">καὶ μάλα σαρδάνιον ὑπομειδιάσας Οὐ χρῆν ἔνδον δι’ ἡμέρας</text:p>
            <text:p text:style-name="Table_20_Contents">κατοικιδίους περιμένειν. πνίγει γὰρ.</text:p>
            <text:p text:style-name="Table_20_Contents"/>
            <text:p text:style-name="Table_20_Contents">ὁ δ”Άρειος ἐμέλλησε μὲν ἐρεῖν τι ὡς πρόφασιν δώσων, φωνήσας</text:p>
            <text:p text:style-name="Table_20_Contents">δ’ ὀλίγον τι οὐδὲν ἄρ’ εἶχεν εἰπεῖν.</text:p>
            <text:p text:style-name="Table_20_Contents"/>
            <text:p text:style-name="Table_20_Contents">ἐκεῖνος δέ ’Όπως εὐλαβήσεσθε, ἔφη, μή τις τηρῶν νομίζῃ ὑμᾶς</text:p>
            <text:p text:style-name="Table_20_Contents">πράγματά που παρέχειν. οὐ γὰρ προσήκει ὑμῖν τούς Γ ρυφινδώρους</text:p>
            <text:p text:style-name="Table_20_Contents">παραρρῖψαι ε”τι πλειόνων βαθμῶν ἁμαρτησομένους. ἢ ὀρθῶς λέγω,·</text:p>
            <text:p text:style-name="Table_20_Contents"/>
            <text:p text:style-name="Table_20_Contents">καὶ ἐρυθριῶντος τοῦ Ἁρείου πάντες ε”μελλον ε”ξω ἀπελθεῖν. ὁ</text:p>
            <text:p text:style-name="Table_20_Contents">μέντοι Σίναπυς ἀνακαλεσάμενος αὐτούς Εὐλαβοῦ, ἔφη, ὦ Ποτέρ,</text:p>
            <text:p text:style-name="Table_20_Contents">ἢν γὰρ αὖθις νυκτιπεριπλάνητος ἁλῷς, πράξω αὐτὸς ὅπως ἐκπέσῃ</text:p>
            <text:p text:style-name="Table_20_Contents">ἀπὸ τοῦ παιδευτηρίου. ἔρρωσο.</text:p>
            <text:p text:style-name="Table_20_Contents"/>
            <text:p text:style-name="Table_20_Contents">καὶ ἀπέβη πρὸς τὸ τῶν σοφιστῶν κοινεῖον.</text:p>
            <text:p text:style-name="Table_20_Contents"/>
            <text:p text:style-name="Table_20_Contents">ὁ δ’ Ἄρειος μετὰ τῶν ἄλλων ἐξελθὼν ἐπὶ τὸν λίθινον ἀναβαθμόν,</text:p>
            <text:p text:style-name="Table_20_Contents">λιπαρῶς μὲν ἔχων ἠρέμα δέ φωνῶν Λοιπόν, ἔφη. δραστέα οὖν</text:p>
            <text:p text:style-name="Table_20_Contents">τάδε. δεῖ γάρ τινα τηρεῖν τὸν Σίναπυν περιμένουσαν πρὸς τῷ</text:p>
            <text:p text:style-name="Table_20_Contents">κοινείῳ ὡς ἐψομένην αὐτῷ ἐξελθόντι. καὶ τοῦτο σοὶ προσήκει</text:p>
            <text:p text:style-name="Table_20_Contents">ποιεῖν, ὧ Ἑρμιόνη.</text:p>
            <text:p text:style-name="Table_20_Contents"/>
            <text:p text:style-name="Table_20_Contents">Τίη,</text:p>
            <text:p text:style-name="Table_20_Contents"/>
            <text:p text:style-name="Table_20_Contents">καί ὁ Ῥοών Σῦ μὲν γάρ, ἔφη, δύναι’ ἂν προσποιεῖσθαι δήπου</text:p>
            <text:p text:style-name="Table_20_Contents">τὸν Φηλητικὸν προσδέξασθαι. καί λεπτόν τι καὶ γυναικεῖον</text:p>
            <text:p text:style-name="Table_20_Contents">ἐμφθεγξάμενος ὡς ὁμοῖος τῇ Ἑρμιόνῃ τὴν φωνὴν γενησόμενος ῖΩ</text:p>
            <text:p text:style-name="Table_20_Contents">σοφιστὰ Φηλητικέ, ἔφη, εἷς τοσοῦτο τῆς φροντίδος <text:soft-page-break/>ἦλθον φοβου-</text:p>
            <text:p text:style-name="Table_20_Contents">μένη μὴ οὐκ ὀρθῶς ἀπήντησα πρὸς τὴν ἐρώτησιν τὴν τετ-</text:p>
            <text:p text:style-name="Table_20_Contents">ταρακαιδεκάτην βῆτα.</text:p>
            <text:p text:style-name="Table_20_Contents"/>
            <text:p text:style-name="Table_20_Contents">κάκείνη σιγᾶν μὲν ἐκέλευσεν αὐτόν, συνέφη δ’ ὅμως ἐπιτηρήσειν</text:p>
            <text:p text:style-name="Table_20_Contents">τὸν Σίναπυν.</text:p>
            <text:p text:style-name="Table_20_Contents"/>
            <text:p text:style-name="Table_20_Contents">καὶ Ἄρειος τῷ Ῥοῶνι Περιμενετέον δ’ ἡμῖν γε, ἔφη, ἔξω τῆς τοῦ</text:p>
            <text:p text:style-name="Table_20_Contents">τριστέγου διόδου.</text:p>
            <text:p text:style-name="Table_20_Contents"/>
            <text:p text:style-name="Table_20_Contents">ἀλλ’ οὐκ ἀπέβη τοῦτο ὡς προσεδέχοντο τὸ πρᾶγμα. ἀφικόμενοι</text:p>
            <text:p text:style-name="Table_20_Contents">γὰρ ἄρτι πρὸς τὴν θύραν τὴν τὸν Οὐλότριχα ἀφορίζουσαν ἀπὸ τοῦ</text:p>
            <text:p text:style-name="Table_20_Contents">ΔΙΑ ΤΗΣ ΕΠΙΡΡΑΚΤΗΣ ΘΥΡΑΣ 219</text:p>
            <text:p text:style-name="Table_20_Contents">ἄλλου φρουρίου, ἐνέτυχον αὖ τῇ σοφιστρίᾳ Μαγονωγαλέα. ἡ</text:p>
            <text:p text:style-name="Table_20_Contents">δ’ ἐξειστήκει νῦν τελέως ἑαυτῆς πάνυ ἐξηγριωμένη.</text:p>
            <text:p text:style-name="Table_20_Contents"/>
            <text:p text:style-name="Table_20_Contents">Ἠ καὶ ᾠήθητε, ἔφη, χαλεπώτερον εἶναί τινι λαθεῖν ὑμᾶς ἢ ὅλας</text:p>
            <text:p text:style-name="Table_20_Contents">ἁμάξας χαριτησίων; ἄφετε ἃ ἅνω κάτω φλυαρεῖτε ταῦτα. ἢν γὰρ</text:p>
            <text:p text:style-name="Table_20_Contents">πύθωμαι ὑμᾶς δεῦρο αὖθις βεβηκότας, ἀφαιρήσω αὖθις πεντήκοντα</text:p>
            <text:p text:style-name="Table_20_Contents">βαθμοὺς τούς Γρυφινδώρους εἶ καὶ τῆς ἐμῆς οἰκίας ἐστέ, ὦ</text:p>
            <text:p text:style-name="Table_20_Contents">Εὐισήλιε.</text:p>
            <text:p text:style-name="Table_20_Contents"/>
            <text:p text:style-name="Table_20_Contents">τοιγαροῦν εἷς τὸ κοινεῖον ἐπανῆλθον. εἰπόντος δέ τοῦ Ἁρείου ὅτι</text:p>
            <text:p text:style-name="Table_20_Contents">ἡ Ἑρμιόνη ι’χνεύει γοῦν τὸν Σίναπυν, ἡ τῆς γυναικὸς εἰκὼν εὐθὺς</text:p>
            <text:p text:style-name="Table_20_Contents">ἔστρεψατο καὶ εἰσῆλθεν ἐκείνη.</text:p>
            <text:p text:style-name="Table_20_Contents"/>
            <text:p text:style-name="Table_20_Contents">ὀδυρομένη δέ Λυποῦμαι, ἔφη, ὦ “Αρειε. ἐξελθὼν γὰρ ὁ Σίναπυς</text:p>
            <text:p text:style-name="Table_20_Contents">ἤρετο τί ποιῶ. φασκούσης δέ μου ὡς τὸν Φηλητικόν προσδέχομαι,</text:p>
            <text:p text:style-name="Table_20_Contents">ἐκεῖνος τοῦτον μετῆλθεν. ὥστε πρότερον οὐχ οἷός τ’ ἦ φυγεῖν,</text:p>
            <text:p text:style-name="Table_20_Contents">χρονία γὰρ παρ’ αὐτῷ κατειχόμην. καὶ οὐκ οἶδα περὶ τοῦ Σινάπεως</text:p>
            <text:p text:style-name="Table_20_Contents">ὅποι ἦλθεν.</text:p>
            <text:p text:style-name="Table_20_Contents"/>
            <text:p text:style-name="Table_20_Contents"><text:soft-page-break/>Τοιαῦτα μὲν δὴ ταῦτα, εἶπεν ὁ Ἄρειος, τί μήν;</text:p>
            <text:p text:style-name="Table_20_Contents"/>
            <text:p text:style-name="Table_20_Contents">οἱ δ’ ἄλλοι ἠτένιζον πρὸς αὐτὸν ὠχριῶντα ἤδη, τῶν ὀφθαλμῶν</text:p>
            <text:p text:style-name="Table_20_Contents">πολὺ τὸ γοργὸν καὶ ἔνθεον διεμφαινόντων.</text:p>
            <text:p text:style-name="Table_20_Contents"/>
            <text:p text:style-name="Table_20_Contents">Ἀλλὰ τῇδε τῇ νυκτί, ἔφη, ἐνθένδε ἐξελθὼν ἐπιχειρήσω φθάσαι</text:p>
            <text:p text:style-name="Table_20_Contents">τῆς λίθου ἐφικόμενος.</text:p>
            <text:p text:style-name="Table_20_Contents"/>
            <text:p text:style-name="Table_20_Contents">Μέμηνας, ἔφη ὁ Ῥοών.</text:p>
            <text:p text:style-name="Table_20_Contents"/>
            <text:p text:style-name="Table_20_Contents">Εὐφήμει, ἔφη ἡ Ἑρμιόνη. οὔκουν ὑπακούεις οὔτε τῆς Μαγονω-</text:p>
            <text:p text:style-name="Table_20_Contents">γαλέας οὔτε τοῦ Σινάπεως,· ἐκπέσῃ γὰρ ἀπὸ τοῦ παιδευτηρίου.</text:p>
            <text:p text:style-name="Table_20_Contents"/>
            <text:p text:style-name="Table_20_Contents">Τί δαί; ἔφη ὁ Ἄρειος μεγάλῃ τῇ φωνῇ. οὔκουν ἐπίστασθε,· ἢν ὁ</text:p>
            <text:p text:style-name="Table_20_Contents">Σίναπυς φέρηται τὴν λίθον, ὁ Φολιδομορτὸς κάτεισιν. οὔκουν</text:p>
            <text:p text:style-name="Table_20_Contents">ἀκηκόατε ἃ τότε κακὰ πεπόνθαμεν ἐπιχειροῦντος ἐκείνου περι-</text:p>
            <text:p text:style-name="Table_20_Contents">γενέσθαι,· καὶ γὰρ μὴ ὄντος τοῦ Ὑογοήτου, οὐκ ἐξέσται δήπου</text:p>
            <text:p text:style-name="Table_20_Contents">ἐκπεσεῖν. ἐκεῖνος γὰρ ἦ κατ’ ἄκρας ἐξαιρήσει ἢ ἀλλοιώσει εἰς</text:p>
            <text:p text:style-name="Table_20_Contents">σχολεῖον τῶν σκοτεινῶν δογμάτων. οὐδέν γὰρ οὖν διαφέρει ἡμῖν νυνὶ</text:p>
            <text:p text:style-name="Table_20_Contents">ἁμαρτεῖν τῶν βαθμῶν. ἦ καὶ οἴεσθε τοῦτον ἐάσειν ὑμᾶς δήπου καὶ</text:p>
            <text:p text:style-name="Table_20_Contents">τὰ ὑμέτερα ἦν οἱ Γρυφίνδωροι νικῶσι τὴν Φιάλην Οἷκείαν φερόμε-</text:p>
            <text:p text:style-name="Table_20_Contents">νοι,· ἢν γὰρ ἁλῶ πρὶν τῆς λίθου λαβέσθαι, δεήσει με ἐπανελθόντα</text:p>
            <text:p text:style-name="Table_20_Contents">πρὸς τούς Δουρσλείους αὐτοῦ περιμεῖναι τὸν Φολιδομορτὸν ἕως ἂν</text:p>
            <text:p text:style-name="Table_20_Contents">ἐξεύρῃ με. περὶ τοῦ ὕστερον ἀποθανεῖν ὁ ἀγών, ἐπεὶ οὐδέποτε</text:p>
            <text:p text:style-name="Table_20_Contents">παραδώσω ἐμαυτὸν τοῖς καταχθονίοις. ἐγὼ δ’ οῦν διὰ τὴς θύρας τῆς</text:p>
            <text:p text:style-name="Table_20_Contents">ἐπιρρακτῆς τῇδε τῇ νυκτὶ καταβήσεσθαι μέλλω, καὶ ὑμεῖς ού μὴ</text:p>
            <text:p text:style-name="Table_20_Contents">κωλύσητέ με ὅ τι ἂν εἴπητε. ὁ γὰρ Φολιδομορτός ἀπέκτεινέ μοι</text:p>
            <text:p text:style-name="Table_20_Contents">τοὺς γονέας, μέμνησθε.</text:p>
            <text:p text:style-name="Table_20_Contents"/>
            <text:p text:style-name="Table_20_Contents">καί πρὸς αὐτοὺς δριμὺ ἔβλεπεν.</text:p>
            <text:p text:style-name="Table_20_Contents"/>
            <text:p text:style-name="Table_20_Contents"><text:soft-page-break/>’Ἐγνως, ὦ Ἄρειε, ἔφη ἡ Ἑρμιόνη ἠρέμα φωνοῦσα.</text:p>
            <text:p text:style-name="Table_20_Contents">2 20 ΑΡΕιοΣ Πο ΤΗΡ</text:p>
            <text:p text:style-name="Table_20_Contents"/>
            <text:p text:style-name="Table_20_Contents">’Ἀρειος δέ Χρήσομαι τῇ χλαίνῃ, ἔφη, τῇ τῆς ἀφανείας. ἕρμαιον γὰρ</text:p>
            <text:p text:style-name="Table_20_Contents">ἦν τὸ ἀνακτήσασθαι αὐτήν.</text:p>
            <text:p text:style-name="Table_20_Contents"/>
            <text:p text:style-name="Table_20_Contents">Ἀλλ’ ἱκανὴ ἔσται, ἦ δ’ ὃς ὁ Ῥοών, τρεῖς καλύψαι, τοὺς πάντας</text:p>
            <text:p text:style-name="Table_20_Contents">λέγω,’</text:p>
            <text:p text:style-name="Table_20_Contents"/>
            <text:p text:style-name="Table_20_Contents">Ἠ πάντας;</text:p>
            <text:p text:style-name="Table_20_Contents"/>
            <text:p text:style-name="Table_20_Contents">Οὐ γὰρ δήπου ᾠήθης ἡμᾶς ἐάσειν σε μόνον ἐξιέναι;</text:p>
            <text:p text:style-name="Table_20_Contents"/>
            <text:p text:style-name="Table_20_Contents">ἡ δ’ Ἑρμιόνη ἀτεχνῶς Ἵ-Ικιστά γε, ἔφη. πῶς γὰρ εἰς τὴν λίθον</text:p>
            <text:p text:style-name="Table_20_Contents">ἀφίκοιο ἂν εἶ μὴ συνείημέν σοι, οἴομαι δεῖν ὡς τάχιστα ἐξετάσαι τὰ</text:p>
            <text:p text:style-name="Table_20_Contents">βιβλία ἐάν που χρήσιμόν τι ἐνῇ.</text:p>
            <text:p text:style-name="Table_20_Contents"/>
            <text:p text:style-name="Table_20_Contents">Ἀλλ’ ἁλόντες καὶ ὑμεῖς ἐκπεσεῖσθε.</text:p>
            <text:p text:style-name="Table_20_Contents"/>
            <text:p text:style-name="Table_20_Contents">ἡ δ’ Ἑρμιόνη Μὴ ὥρασιν ἄρα ἱκοίμην, ἔφη, εἴ τι τοιοῦτον ἀνα-</text:p>
            <text:p text:style-name="Table_20_Contents">σχοίμην ποτέ. ὁ γὰρ Φηλητικὸς εἶπέ μοι λάθρᾳ ὅτι ἕκατον δώδεκα</text:p>
            <text:p text:style-name="Table_20_Contents">περιπεποίημαι τίμιαν ἐξ ἑκατὸν δοκιμαζομένη πρὸς αὐτοῦ. οὐ</text:p>
            <text:p text:style-name="Table_20_Contents">δήπου ἐκβαλοῦσιν ἐμέ.</text:p>
            <text:p text:style-name="Table_20_Contents"/>
            <text:p text:style-name="Table_20_Contents">&gt;κ</text:p>
            <text:p text:style-name="Table_20_Contents"/>
            <text:p text:style-name="Table_20_Contents">μετὰ δέ τὸ δεῖπνον οἱ τριττοὶ χωρὶς τῶν ἄλλων ἐκάθιζον ἐν τῷ</text:p>
            <text:p text:style-name="Table_20_Contents">κοινείῳ φροντίδας παρέχοντες φοβεράς. οὐδεὶς δ’ ἠνώχλει αὐτοῖς,</text:p>
            <text:p text:style-name="Table_20_Contents">τῶν Γρυφινδώρων οὐδὲν ἔχοντων τῷ γ’ Ἁρείῳ εἰπεῖν δήπου. ὁ δέ τὸ</text:p>
            <text:p text:style-name="Table_20_Contents">πρῶτον τῇδε τῇ νυκτὶ οὐ χαλεπῶς εἶχεν ἀπομονούμενος. ἡ δ’</text:p>
            <text:p text:style-name="Table_20_Contents">Ἑρμιόνη ἐξέταζε τὰ γράμματα εἴ πως τύχοι τινὸς τῶν κηλημάτων</text:p>
            <text:p text:style-name="Table_20_Contents">ὧν μέλλουσι πειράσεσθαι. ὁ δ”Ἀρειος καί ὁ Ῥοῶν ὀλίγον διελέγοντο</text:p>
            <text:p text:style-name="Table_20_Contents">ἅτε περὶ ἃ χρὴ ποιῆσαι πόλλ’ ἥδη φροντίζοντες.</text:p>
            <text:p text:style-name="Table_20_Contents"/>
            <text:p text:style-name="Table_20_Contents">καὶ κατὰ μικρὸν τῶν Γρυφινδώρων εἷς κοῖτον <text:soft-page-break/>ἀπελθόντων τὸ</text:p>
            <text:p text:style-name="Table_20_Contents">κοινεῖον ἐκενοῦτο.</text:p>
            <text:p text:style-name="Table_20_Contents"/>
            <text:p text:style-name="Table_20_Contents">καί τοῦ Ἰορδάνου ἀπελθόντος - ε”χασκε γὰρ τέλος - ὁ Ῥοών Δεῖ</text:p>
            <text:p text:style-name="Table_20_Contents">σε, ἔφη, τὴν χλαῖναν μετελθεῖν. ὁ δ’Ἄρειος σκοταῖος εἰς τὸ κοιμη-</text:p>
            <text:p text:style-name="Table_20_Contents">τήριον ἀναβὰς τὴν χλαῖναν ἔλαβε. κατιδὼν δέ καί τὸν αὐλὸν τὸν ὑφ’</text:p>
            <text:p text:style-name="Table_20_Contents">Ἄγριώδους πρὸς τὰ Χριστούγεννα δεδομένον εἷς κόλπον ἔθηκεν ῶς</text:p>
            <text:p text:style-name="Table_20_Contents">κηλήσων τὸν Οῦλότριχα, οῦκ ἐθέλων ᾄδειν.</text:p>
            <text:p text:style-name="Table_20_Contents"/>
            <text:p text:style-name="Table_20_Contents">καὶ εἷς τὸ κοινεῖον πάλιν δραμὼν Δεῖ ἐνδῦναι ἐνθάδε τὴν χλαῖναν</text:p>
            <text:p text:style-name="Table_20_Contents">ὡς μαθησομένους εἴ γ’ ἄρα τοὺς πάντας καλύψει. ἣν γὰρ ὁ Φήληξ</text:p>
            <text:p text:style-name="Table_20_Contents">κατίδῃ πόδα τινα ἀσώματον περιπολοῦντα -</text:p>
            <text:p text:style-name="Table_20_Contents"/>
            <text:p text:style-name="Table_20_Contents">Τί ποιεῖτε; φωνὴν γὰρ ἄφνω ἥκουσάν τινος ἐν μυχῷ τοῦτο λέγ-</text:p>
            <text:p text:style-name="Table_20_Contents">οντος. καὶ ὁ Νεφελώδης ἐφάνη ὄπισθεν δίφρου, ἔχων τὴν φρύνην</text:p>
            <text:p text:style-name="Table_20_Contents">αὐτοῦ Τρίφορον. αὑτὴ γὰρ ὡς δοκεῖν πάλιν αὖ τῆς ἐλευθερίας ἥπτετο.</text:p>
            <text:p text:style-name="Table_20_Contents"/>
            <text:p text:style-name="Table_20_Contents">Οὐδέν, ὧ Νεφέλωδες, οὐδέν, ἦ δ’ ὃς ὁ ’Άρειος τὴν χλαῖναν ἅμα</text:p>
            <text:p text:style-name="Table_20_Contents">ὀπίσω κρύπτων.</text:p>
            <text:p text:style-name="Table_20_Contents"/>
            <text:p text:style-name="Table_20_Contents">ὁ δέ Νεφελώδης ὀξύ ἐδέρκετο πρὸς ἐκείνους κακὰ. μηχανωμένους</text:p>
            <text:p text:style-name="Table_20_Contents">δηλαδή.</text:p>
            <text:p text:style-name="Table_20_Contents"/>
            <text:p text:style-name="Table_20_Contents">Ἐξιέναι γάρ, ἔφη, μάλ’ αὖθις μέλλετε.</text:p>
            <text:p text:style-name="Table_20_Contents">ΔΙΑ ΤΗΣ ΕΠΙΡΡΑΚΤΗΣ ΘΥΡΑΣ 221</text:p>
            <text:p text:style-name="Table_20_Contents"/>
            <text:p text:style-name="Table_20_Contents">Ἀλλ’ οῦ μέλλομεν οὐδὲν οὐδαμῶς, ἔφη ἡ εΕρμιόνη. οὔκουν</text:p>
            <text:p text:style-name="Table_20_Contents">ἐξερχόμεθα. ἀλλὰ τί ἐμποδών σοι, ὦ Νεφέλωδες, μὴ εἷς κοῖτον</text:p>
            <text:p text:style-name="Table_20_Contents">ἀπελθεῖν,</text:p>
            <text:p text:style-name="Table_20_Contents"/>
            <text:p text:style-name="Table_20_Contents">’Ἁρειος δέ πρὸς τὸ μέγα ὡρολόγιον βλέψας τὸ πλησίον τῆς</text:p>
            <text:p text:style-name="Table_20_Contents">θύρας ἐνενόησεν ὅτι οῦ δεῖ πλέον χρονίζειν, τοῦ Σινάπεως ὡς εἰκὸς</text:p>
            <text:p text:style-name="Table_20_Contents">ἤδη αὐλοῦντος ἐπὶ τῷ κατακοιμίσαι τὸν Οῦλότριχα.</text:p>
            <text:p text:style-name="Table_20_Contents"/>
            <text:p text:style-name="Table_20_Contents"><text:soft-page-break/>ὁ δὲ Νεφελώδης Ἀλλ’ οὐκ ε”στιν ὑμῖν ἐξιέναι, ἔφη. ἁλώσεσθε</text:p>
            <text:p text:style-name="Table_20_Contents">γάρ. ὥσθ’ οἶ Γρυφίνδωροι καὶ πλείω πράγματα ἕξουσιν.</text:p>
            <text:p text:style-name="Table_20_Contents"/>
            <text:p text:style-name="Table_20_Contents">“Άρειος δέ Ἀλλ’ ὅμως σύ γε, ἔφη, οῦκ ἐπίστασαι. τοῦτο γάρ τοι</text:p>
            <text:p text:style-name="Table_20_Contents">εῦ ἴσθ’ ὅτι ε”στι τι ἡμῖν.</text:p>
            <text:p text:style-name="Table_20_Contents"/>
            <text:p text:style-name="Table_20_Contents">ὁ δ’ οὖν Νεφελώδης δῆλον ὅτι συνέστελλεν ἑαυτὸν ὡς ἀνήκεστόν</text:p>
            <text:p text:style-name="Table_20_Contents">τι ποιήσων.</text:p>
            <text:p text:style-name="Table_20_Contents"/>
            <text:p text:style-name="Table_20_Contents">καὶ ἐπειγόμενος ἔφθασεν αῦτοὺς φυλάττων τὴν τῆς εἰκόνος</text:p>
            <text:p text:style-name="Table_20_Contents">ὀπήν. ’Έγωγε οὐκ ἐῶ ὑμᾶς τοῦτο ποιῆσαι. μάχην γὰρ μαχοῦμαι</text:p>
            <text:p text:style-name="Table_20_Contents">ὑμῖν.</text:p>
            <text:p text:style-name="Table_20_Contents"/>
            <text:p text:style-name="Table_20_Contents">ὁ δέ Ῥοῶν δι’ ὀργῆς ἔχων Οὗτος, ἔφη. ἄναγε σεαυτὸν ἐκ τοῦ</text:p>
            <text:p text:style-name="Table_20_Contents">μέσου. μὴ κέπφος γένοιο -</text:p>
            <text:p text:style-name="Table_20_Contents"/>
            <text:p text:style-name="Table_20_Contents">ἐκεῖνος δέ ὑποκρούσας Μὴ σύ μοι κέπφον, ἔφη. οῦ δεῖ σε</text:p>
            <text:p text:style-name="Table_20_Contents">πλέον παρανομῆσαι. σὺ γὰρ ἐδίδαξάς με ὑπομένειν τοὺς</text:p>
            <text:p text:style-name="Table_20_Contents">ἐναντίους.</text:p>
            <text:p text:style-name="Table_20_Contents"/>
            <text:p text:style-name="Table_20_Contents">Οὐ ὰ ὗν ὑ ” ’ δ’ ὃ ὁ Ῥοών πα ωξυ ένος. ὦ ακά ιε</text:p>
            <text:p text:style-name="Table_20_Contents"/>
            <text:p text:style-name="Table_20_Contents">γρο ημας,η ς ρ μμ μ ρ»</text:p>
            <text:p text:style-name="Table_20_Contents">οῦκ οἶσθα τί χρῆμα ποιεῖς.</text:p>
            <text:p text:style-name="Table_20_Contents"/>
            <text:p text:style-name="Table_20_Contents">μικρὸν δέ προχωρήσαντος αὐτοῦ, ὁ Νεφελώδης μεθῆκε</text:p>
            <text:p text:style-name="Table_20_Contents">Τρίφορον τὴν φρύνην. ἡ δέ ἁλλομένη ἀπέβη.</text:p>
            <text:p text:style-name="Table_20_Contents"/>
            <text:p text:style-name="Table_20_Contents">κάκεῖνος μέλλων πὺξ παίσειν Εἶα, ἔφη, ἀλλ’ ἄγε γευσώμεθα</text:p>
            <text:p text:style-name="Table_20_Contents">ἀλλήλων πυγμαῖς. πυκτεύειν γὰρ πρόχειρός εἶμι.</text:p>
            <text:p text:style-name="Table_20_Contents"/>
            <text:p text:style-name="Table_20_Contents">ὁ δ’ Ἄρειος πρὸς τὴν Ἑρμιόνην στρεψάμενος ὡς πάνυ ἀπορῶν</text:p>
            <text:p text:style-name="Table_20_Contents">Οὔκουν, ἔφη, ἔχεις τι ποιῆσαι;</text:p>
            <text:p text:style-name="Table_20_Contents"/>
            <text:p text:style-name="Table_20_Contents">καὶ μὴν αὕτη προχωρήσασα Ὦ Νεφέλωδες, ἔφη, ξύγγνωθί μοι.</text:p>
            <text:p text:style-name="Table_20_Contents">μάλιστα γὰρ λυποῦμαι τοῦτο ποιοῦσα,</text:p>
            <text:p text:style-name="Table_20_Contents"><text:soft-page-break/></text:p>
            <text:p text:style-name="Table_20_Contents">καὶ τὴν ῥάβδον λαβοῦσα ῥωμαϊκῶς Πεπέτρωσο παντελῶς, ἔφη</text:p>
            <text:p text:style-name="Table_20_Contents">καταδεσμεύουσα αὐτόν.</text:p>
            <text:p text:style-name="Table_20_Contents"/>
            <text:p text:style-name="Table_20_Contents">τοῦ δέ εἶδες ἂν τοὺς μὲν βραχίονας ἐπὶ πλευρὰς πεπηγότας, τὰ δὲ</text:p>
            <text:p text:style-name="Table_20_Contents">σκέλη συγκεκολλημένα, τὸ δέ σῶμα πᾶν νεναρκηκὸς ὥστε χρόνον</text:p>
            <text:p text:style-name="Table_20_Contents">τινὰ σεσαλευμένος ταχὺ πρανὴς ἐπὶ στόμα ε”πεσε σκληρόσαρκος</text:p>
            <text:p text:style-name="Table_20_Contents">γενόμενος ἤδη καθάπερ ξύλον.</text:p>
            <text:p text:style-name="Table_20_Contents"/>
            <text:p text:style-name="Table_20_Contents">ἐκείνη δέ προσδραμοῦσα ἐκύλισεν αὐτὸν ὥστε ὕπτιον κεῖσθαι.</text:p>
            <text:p text:style-name="Table_20_Contents">ἀλλὰ τῶν γνάθων ἀλλήλαις προσκεκολλημένων οῦκ ἐδύνατο φων-</text:p>
            <text:p text:style-name="Table_20_Contents">ῆσαι, οὐδ’ εἶχε κινεῖν οὐδέν εἰ μὴ τοῦς ὀφθαλμούς φόβον βλέπων</text:p>
            <text:p text:style-name="Table_20_Contents">τέως πρὸς ἐκείνους.</text:p>
            <text:p text:style-name="Table_20_Contents">222 ΑΡΕΙΟΣ Πο ΤΗΡ</text:p>
            <text:p text:style-name="Table_20_Contents"/>
            <text:p text:style-name="Table_20_Contents">Ἄρειος δέ πρὸς οῦς λέγων αὐτῇ Τί σύ πεποίηκας ἐτεόν; ἔφη.</text:p>
            <text:p text:style-name="Table_20_Contents"/>
            <text:p text:style-name="Table_20_Contents">ἡ δέ ταλαιπωροῦσά τι Καταδεσμὸς γάρ ἐστι σωματικὸς παν-</text:p>
            <text:p text:style-name="Table_20_Contents">τελής. σφόδρα λυποῦμαι, ὦ Νεφέλωδες,</text:p>
            <text:p text:style-name="Table_20_Contents"/>
            <text:p text:style-name="Table_20_Contents">καὶ ὁ ’Άρειος Ἀλλ’ εἷς τὸ δέον, ἔφη, ἐποιήσαμεν, ὦ Νεφέλωδες,</text:p>
            <text:p text:style-name="Table_20_Contents">ἀσχολία δέ τις προσέπεσεν ἡμῖν ὥστε τὸ παραχρῆμα μὴ λόγον</text:p>
            <text:p text:style-name="Table_20_Contents">δοῦναι.</text:p>
            <text:p text:style-name="Table_20_Contents"/>
            <text:p text:style-name="Table_20_Contents">’Ύστερον γὰρ μαθήσῃ ἐκ τίνος λόγου, εἶπεν ὁ Ῥοών, ἐν ᾧ ὑπερ-</text:p>
            <text:p text:style-name="Table_20_Contents">βαίνοντες αῦτὸν ἀμφιέννυντο τὴν χλαῖναν ἅμα τὴν τὴς ἀφανείας.</text:p>
            <text:p text:style-name="Table_20_Contents"/>
            <text:p text:style-name="Table_20_Contents">ἡ τοίνυν τοῦ Νεφελώδους χαμαὶ ἀπόλειψις τῆς ἐξόδου οἰωνὸς</text:p>
            <text:p text:style-name="Table_20_Contents">ἐδόκει οῦκ αἴσιος. καὶ ὡς ὑπερδεδοικότες τε καὶ ἐκπλαγέντες</text:p>
            <text:p text:style-name="Table_20_Contents">ἑκασταχοῦ ἐδόξαζον ἄλλοτε μὲν σκιὰν ἀγάλματος τῷ Φήληκι</text:p>
            <text:p text:style-name="Table_20_Contents">ὁμοιοῦσθαι ἄλλοτε δ’ ἀνέμων πνεύματα προσεικέναι τῷ Ποιφύκτῃ</text:p>
            <text:p text:style-name="Table_20_Contents">κατασκήπτοντι ἐπ’ αὐτούς.</text:p>
            <text:p text:style-name="Table_20_Contents"><text:soft-page-break/></text:p>
            <text:p text:style-name="Table_20_Contents">προσελθόντες δ’ ἐπὶ τὸ κάτω τῆς πρώτης κλίμακος κατεῖδον τὴν</text:p>
            <text:p text:style-name="Table_20_Contents">Νώροπα ἄνω ἐνεδρεύουσαν.</text:p>
            <text:p text:style-name="Table_20_Contents"/>
            <text:p text:style-name="Table_20_Contents">καὶ ὁ Ῥοών πρὸς τὸ οῦς Ἀρείῳ λέγων Λακτίζωμεν ἄρ’ αὐτήν,</text:p>
            <text:p text:style-name="Table_20_Contents">ἔφη, ἅπαξ ἔτι. ὁ δ’ ἀνένευσεν. ἡ δέ Νῶροψ ῆτένισε μὲν πρὸς αὐτοὺς</text:p>
            <text:p text:style-name="Table_20_Contents">εὐλαβῶς δὴ περιιόντας τοῖς ὄμμασι λυχνοειδέσιν, ἀλλ’ οὐδὲν</text:p>
            <text:p text:style-name="Table_20_Contents">ἐποίησεν.</text:p>
            <text:p text:style-name="Table_20_Contents"/>
            <text:p text:style-name="Table_20_Contents">οὐδενὶ δ’ ἄλλῳ ἐνέτυχον πρὶν ἀφίκοντο πρὸς τὴν κλίμακα τὴν</text:p>
            <text:p text:style-name="Table_20_Contents">πρὸς τὸ τρίστεγον ἀναφέρουσαν. ὁ γὰρ Ποιφύκτης ἀνὰ μέσην τὴν</text:p>
            <text:p text:style-name="Table_20_Contents">κλίμακα ἐκαλινδεῖτο ἐν τῷ τάπητα χαλάσαι ὅπως οἱ ἀναβαίνοντες</text:p>
            <text:p text:style-name="Table_20_Contents">ὑποσκελίζωνται. ’</text:p>
            <text:p text:style-name="Table_20_Contents"/>
            <text:p text:style-name="Table_20_Contents">προσιόντων δ’ ἐκείνων ἄφνω Τίς πάρεστιν, ἔφη. καὶ ὀξὺ δεδορ-</text:p>
            <text:p text:style-name="Table_20_Contents">κῶς εἰς αὐτούς - μέλανας δ’ εἶχεν ὀφθαλμούς καὶ πανουργίαν</text:p>
            <text:p text:style-name="Table_20_Contents">ἔβλεπε - ξύνοιδα γάρ, ἔφη, ὑμῖν παροῦσιν καὶ μὴ ὁρῶν. οὐκ ἔλαθές</text:p>
            <text:p text:style-name="Table_20_Contents">με ’Ἐμπουσ’ ἢ φάσμ’ ῶν ἢ μικρὸν χρῆμα μαθητοῦ.</text:p>
            <text:p text:style-name="Table_20_Contents"/>
            <text:p text:style-name="Table_20_Contents">καί μετέωρος αἰωρούμενος ἠτένιζεν εἷς αὐτούς.</text:p>
            <text:p text:style-name="Table_20_Contents"/>
            <text:p text:style-name="Table_20_Contents">Ἀλλ’ ἐχρῆν με μεταπέμψασθαι τὸν Φήληκα, εἴ τι ἄϊστον</text:p>
            <text:p text:style-name="Table_20_Contents">περιπολεῖ τὸ φρούριον.</text:p>
            <text:p text:style-name="Table_20_Contents"/>
            <text:p text:style-name="Table_20_Contents">τῷ δ’ Ἀρείῳ ἐξαίφνης ἐπῆλθέ τι.</text:p>
            <text:p text:style-name="Table_20_Contents"/>
            <text:p text:style-name="Table_20_Contents">καὶ τραχείᾳ τῇ φωνῇ ψιθυρίζων φΩ Ποίφυκτα, ἔφη. ὁ Βαρόνος</text:p>
            <text:p text:style-name="Table_20_Contents">Αἱματοσταγὴς τὰ ἴδια πράττων ἄίστος γεγένηται.</text:p>
            <text:p text:style-name="Table_20_Contents"/>
            <text:p text:style-name="Table_20_Contents">ἐκεῖνος δ’ ἐδέησε μὲν καταπεσεῖν ἐκ τοῦ ἀέρος, μόλις δέ</text:p>
            <text:p text:style-name="Table_20_Contents">κατασχὼν ἑαυτὸν ἕνα πόδα μόνον ᾐωρεῖτο νυνὶ ὑπὲρ τῆς κλίμ-</text:p>
            <text:p text:style-name="Table_20_Contents">ακος.</text:p>
            <text:p text:style-name="Table_20_Contents"/>
            <text:p text:style-name="Table_20_Contents">καὶ συκοφαντῶν τΡΙ μὴν λυποῦμαι σφόδρα, ἔφη, ῶ αἱματηρέ</text:p>
            <text:p text:style-name="Table_20_Contents"><text:soft-page-break/>κύριε, ὦ δαιμόνιε Βαρόνε. ξύγγνωθί μοι* οῦ γὰρ εἶδόν σε ἄιστον</text:p>
            <text:p text:style-name="Table_20_Contents">ὅντα δήπου. ὑπέριδε δῆτα τὴν ὕβριν τὴν τοῦ Ποιφυκτιδίου’ ἔπαιζε</text:p>
            <text:p text:style-name="Table_20_Contents">γὰρ πολλοστήν τινα παιδιάν.</text:p>
            <text:p text:style-name="Table_20_Contents">ΔΙΑ ΤΗΣ ΕΠῘΡΡΑΚΤΗΣ ΘΥΡΑΣ 223</text:p>
            <text:p text:style-name="Table_20_Contents">καὶ ὁ ’Άρειος κρώζων Τῇδε γὰρ τῇ νυκτί, ἔφη, πολύς εἰμι περί</text:p>
            <text:p text:style-name="Table_20_Contents">τι. ἄπιθι ἐκποδὼν δῆτα ἐκ τοῦδε τοῦ χωρίου.</text:p>
            <text:p text:style-name="Table_20_Contents"/>
            <text:p text:style-name="Table_20_Contents">ὁ δέ Ποιφύκτης αἰωρούμενος πάλιν αὖ Καλῶς, ἔφη, κάλλιστα</text:p>
            <text:p text:style-name="Table_20_Contents">λέγεις. εἰ γὰρ προχωρείη σοι τὰ πράγματα. ἐγὼ γὰρ οὐκ ἐνοχλήσω</text:p>
            <text:p text:style-name="Table_20_Contents">οὐδέν.</text:p>
            <text:p text:style-name="Table_20_Contents"/>
            <text:p text:style-name="Table_20_Contents">καί ᾄττων ἀπέβη.</text:p>
            <text:p text:style-name="Table_20_Contents"/>
            <text:p text:style-name="Table_20_Contents">ὁ δὲ Ῥοών ψιθυρίζων Βαβαί, ἔφη, τῆς ἀγχινοίας,</text:p>
            <text:p text:style-name="Table_20_Contents"/>
            <text:p text:style-name="Table_20_Contents">καὶ ἐν ἀκαρεῖ ἔξω τῆς τοῦ τριστέγου διόδου παρόντες ἀνεῳγμ-</text:p>
            <text:p text:style-name="Table_20_Contents">ένην κατέλαβον τὴν θύραν.</text:p>
            <text:p text:style-name="Table_20_Contents"/>
            <text:p text:style-name="Table_20_Contents">Ἰδού, ε”φη ὁ ’Άρειος ἠρέμα φωνήσας. ἦ που ὁ Σίναπυς ἤδη</text:p>
            <text:p text:style-name="Table_20_Contents">παρελήλυθε τὸν Οὐλότριχα,’</text:p>
            <text:p text:style-name="Table_20_Contents"/>
            <text:p text:style-name="Table_20_Contents">καί ἀνεῳγμένην ἰδόντες τὴν θύραν πάντες ἐδόκουν λογίζεσθαι ὅτι</text:p>
            <text:p text:style-name="Table_20_Contents">πολλὰ καὶ δεινὰ ὑπομένουσιν. ὑπὸ δέ τῇ χλαίνῃ ἐπιστρεφόμενος</text:p>
            <text:p text:style-name="Table_20_Contents">πρὸς τούς ἄλλους ὁ ’Ἀρειος</text:p>
            <text:p text:style-name="Table_20_Contents"/>
            <text:p text:style-name="Table_20_Contents">Ἦν βούλησθε, ἔφη, ἐπανιέναι, ἐγὼ οὐ μέμψομαι ὑμᾶς. καὶ μὴν</text:p>
            <text:p text:style-name="Table_20_Contents">ε”ξεστι τὴν χλαῖναν λαβεῖν· ἐγὼ γὰρ οὐκέτι χρείαν ἔξω αὐτῆς.</text:p>
            <text:p text:style-name="Table_20_Contents"/>
            <text:p text:style-name="Table_20_Contents">ἀλλ’ ὁ μέν Ῥοών Κορύζης εἶ μεστός, ἔφη.</text:p>
            <text:p text:style-name="Table_20_Contents"/>
            <text:p text:style-name="Table_20_Contents">ἡ δ’ Ἑρμιόνη Ἐρχόμεθα δή.</text:p>
            <text:p text:style-name="Table_20_Contents"/>
            <text:p text:style-name="Table_20_Contents">καὶ ὁ ’Ἁρειος ὤσας τὴν θύραν ἀνέῳξεν.</text:p>
            <text:p text:style-name="Table_20_Contents"/>
            <text:p text:style-name="Table_20_Contents">ψοφούντων δέ τῶν στροφίγγων, ἤκουον εὐθὺς θωΰττοντός τινος</text:p>
            <text:p text:style-name="Table_20_Contents">καὶ βαρὺ γογγύζοντος. καί γὰρ ὁ κύων πᾶσι τοῖς μυκτῆρσι</text:p>
            <text:p text:style-name="Table_20_Contents"><text:soft-page-break/>χρώμενος ἓξ οὖσι μανικῶς ἐφυσία πρὸς αὐτούς καίπερ οὐ δυνάμενος</text:p>
            <text:p text:style-name="Table_20_Contents">ἰδεῖν.</text:p>
            <text:p text:style-name="Table_20_Contents"/>
            <text:p text:style-name="Table_20_Contents">ἡ δ’ Ἑρμιόνη ἠρέμα Τί τοῦτο, ἔφη, τὸ ἐν ποσίν,·</text:p>
            <text:p text:style-name="Table_20_Contents"/>
            <text:p text:style-name="Table_20_Contents">καὶ ὁ Ῥοών Κίθαρα, ἔφη, ὡς δόκει. ὁ Σίναπυς δῆλον ὅτι μεθῆκεν</text:p>
            <text:p text:style-name="Table_20_Contents">αὐτήν.</text:p>
            <text:p text:style-name="Table_20_Contents"/>
            <text:p text:style-name="Table_20_Contents">Ἁλλὰ γὰρ ὁ κύων, ἔφη ὁ Ἄρειος, τότε ἐγείρεται δηλαδὴ ὅταν τις</text:p>
            <text:p text:style-name="Table_20_Contents">αὐλῶν λήγῃ. εἶὲν. ταῦτά νυν.</text:p>
            <text:p text:style-name="Table_20_Contents"/>
            <text:p text:style-name="Table_20_Contents">καὶ τὸν Ἁγριώδους αὐλὸν ἐπὶ τοῖς χειλέσιν ἔχων ηὔλει τῷ κυνί.</text:p>
            <text:p text:style-name="Table_20_Contents">καί ἀκούσας οὐκ ἂν εἶπας ἐκεῖνον μέλος αὐλεῖν ἐμμελές, ὁ δ’ οὖν</text:p>
            <text:p text:style-name="Table_20_Contents">κύων μυσάντων εὐθὺς τῶν ὀμμάτων - ’Ἀρειος γὰρ αὐλῶν διετέλει -</text:p>
            <text:p text:style-name="Table_20_Contents">κατὰ μικρὸν τονθορύζων ἔληξε, καὶ ἐσαλεύθη τι καὶ ἐπὶ τούς</text:p>
            <text:p text:style-name="Table_20_Contents">πόδας κατερρύη καὶ χαμᾶζε κατέπεσεν ὕπνῳ νικώμενος.</text:p>
            <text:p text:style-name="Table_20_Contents"/>
            <text:p text:style-name="Table_20_Contents">τοῦ δέ Ῥοῶνος συμβουλεύοντος τῷ Ἁρείῳ αὐλεῖν ἔτι, τὴν</text:p>
            <text:p text:style-name="Table_20_Contents">χλαῖναν ἐκδυσάμενοι πρὸς τὴν ἐπιρρακτὴν θύραν εἷρπον. προσ-</text:p>
            <text:p text:style-name="Table_20_Contents">ιόντες δὲ ταῖς τοῦ κυνὸς κεφαλαῖς μεγάλαις ᾔσθοντο τοῦ πνεύμα-</text:p>
            <text:p text:style-name="Table_20_Contents">τος θερμοῦ τ’ ὄντος καὶ δυσώδους.</text:p>
            <text:p text:style-name="Table_20_Contents"/>
            <text:p text:style-name="Table_20_Contents">καί ὁ Ῥοών ὑπὲρ τοῦ ἐκείνου νώτου ἀθρήσας Δυνησόμεθα γὰρ</text:p>
            <text:p text:style-name="Table_20_Contents">οὖν οἶμαι, ἔφη, τὴν θύραν ἀνελκύσαι, ἦ σὺ βούλῃ προτέρα ι’έναι,·</text:p>
            <text:p text:style-name="Table_20_Contents"/>
            <text:p text:style-name="Table_20_Contents">Οὐ μέντοι μὰ τὸν Δία.</text:p>
            <text:p text:style-name="Table_20_Contents">224 ΑΡΕΙΟΣ Πο ΤΗΡ</text:p>
            <text:p text:style-name="Table_20_Contents"/>
            <text:p text:style-name="Table_20_Contents">Καλῶς ἔχει. καὶ ὁ Ῥοών συστείλας ἑαυτὸν εὐλαβῶς ὑπερέβη τὰ</text:p>
            <text:p text:style-name="Table_20_Contents">τοῦ κυνὸς σκέλη. προσκύψας δὲ καὶ τοῦ πόρπακος λαβόμενος</text:p>
            <text:p text:style-name="Table_20_Contents">ἀνείλκυσε τὴν θύραν γιγγλυμωτόν οὖσαν.</text:p>
            <text:p text:style-name="Table_20_Contents"/>
            <text:p text:style-name="Table_20_Contents">Τί ἐστι τάνταυθοῖ, εἶπεν ἡ Ἑρμιόνη ἐν φροντίδι μεγάλῃ οὖσα.</text:p>
            <text:p text:style-name="Table_20_Contents"><text:soft-page-break/></text:p>
            <text:p text:style-name="Table_20_Contents">Σκότος καὶ μελανότης. ἀλλ’ οὐκ ε”στι κλῖμάξ οὐδεμία κάτω</text:p>
            <text:p text:style-name="Table_20_Contents">φέρουσα· ὥστε δέησει καταπηδῆσαι.</text:p>
            <text:p text:style-name="Table_20_Contents"/>
            <text:p text:style-name="Table_20_Contents">ὁ δ’ Ἅρειος αὐλῶν ε”τι ἀνασείσας τὴν χεῖρα ὡς σημανῶν τῷ</text:p>
            <text:p text:style-name="Table_20_Contents">Ῥοῶνι ἑαυτὸν ἐδείκνυ.</text:p>
            <text:p text:style-name="Table_20_Contents"/>
            <text:p text:style-name="Table_20_Contents">ἲ1ῐῖ καί σὺ πρότερος ι’έναι ἐθέλεις,· ἐπεῖ θαρρεῖς; οὐδέν γὰρ οἶδα περὶ</text:p>
            <text:p text:style-name="Table_20_Contents">τοῦ βάθους ὁπόσον ἄρ’ ἐστίν. ἀλλὰ τῇ Ἑρμιόνῃ δὸς τὸν αὐλὸν</text:p>
            <text:p text:style-name="Table_20_Contents">πραξούσῃ ὅπως ε”τι καθεύδων διατελεῖ ὁ κύων.</text:p>
            <text:p text:style-name="Table_20_Contents"/>
            <text:p text:style-name="Table_20_Contents">ἀλλ’ ἐν μὲν ᾧ καὶ παρεδίδου ἐκεῖνος τὸν αὐλὸν σιωπῆς ἐπ’ ἆκαρὲς</text:p>
            <text:p text:style-name="Table_20_Contents">γενομένης, οὗτος ἐγόγγυζέ τε καί ἐσφάδᾳζέ τι, ἐπειδὴ δέ τάχιστα ἡ</text:p>
            <text:p text:style-name="Table_20_Contents">Ἑρμιόνη ἤρξατο αὐλοῦσα, πάλιν εἰς ὕπνον βαθὺν ἔπεσεν.</text:p>
            <text:p text:style-name="Table_20_Contents"/>
            <text:p text:style-name="Table_20_Contents">’Άρειος δέ ὑπερβὰς αὐτὸν καὶ διὰ τῆς θύρας κάτω βλέπων τὸν</text:p>
            <text:p text:style-name="Table_20_Contents">πυθμένα οὐχ εἶδε.</text:p>
            <text:p text:style-name="Table_20_Contents"/>
            <text:p text:style-name="Table_20_Contents">καθίει δ’ ἑαυτὸν διὰ τὸ χάσμα μέχρι οὔ ἀπρὶξ εἴχετο μόνον</text:p>
            <text:p text:style-name="Table_20_Contents">ἄκροις τοῖς δακτύλοις. καὶ ἔπειτα ἄνω βλέψας πρὸς τὸν Ῥοῶνα Ἲ-Ῑν</text:p>
            <text:p text:style-name="Table_20_Contents">ὁτιοῦν πάθω, μὴ μετέλθῃς. ἀλλ’ ι’ὼν εὐθὺ εἰς τὸ γλαυκοκομεῖον</text:p>
            <text:p text:style-name="Table_20_Contents">πέμψον τὴν Ἱ-Ῑδυϊκτῖνα πρὸς τὸν Διμπλόδωρον. ε”γνωκας,·</text:p>
            <text:p text:style-name="Table_20_Contents"/>
            <text:p text:style-name="Table_20_Contents">’Ἐγνων, ἦ δ’ ὃς ὁ Ῥοών.</text:p>
            <text:p text:style-name="Table_20_Contents"/>
            <text:p text:style-name="Table_20_Contents">Ἐν καλῷ. καὶ τοῦτ’ εἰπὼν ὁ Ἄρειος μεθείς κατεπήδησεν εἰς τὸ</text:p>
            <text:p text:style-name="Table_20_Contents">ἄβυσσον. καὶ μεταξὺ πίπτων αἴσθησιν εἶχεν ἀέρος ψυχροῦ καὶ δια-</text:p>
            <text:p text:style-name="Table_20_Contents">βρόχου παραπνέοντος αὐτῷ κάτω ἀεὶ ἱεμένῳ καὶ ε”τι κατωτέρω -</text:p>
            <text:p text:style-name="Table_20_Contents"/>
            <text:p text:style-name="Table_20_Contents">κάνταῦθα δοῦπον ἄψοφόν τινα ἤκουσας ἂν τοῦ Ἀρείου πίπτοντος</text:p>
            <text:p text:style-name="Table_20_Contents">μὲν οὐκέτι, προσκρούσαντος δέ μαλακόν τι. ἀνακαθισάμενος δέ καὶ</text:p>
            <text:p text:style-name="Table_20_Contents">ψηλαφήσας τὰ ἐκεῖ καί οὐ δυνάμενος ὁρᾶν ἅτε <text:soft-page-break/>οὔπω συνειθισμένος τῷ</text:p>
            <text:p text:style-name="Table_20_Contents">σκότῳ, ἐδόκει καθῆσθαι ἐπὶ φυτῷ τινι,</text:p>
            <text:p text:style-name="Table_20_Contents"/>
            <text:p text:style-name="Table_20_Contents">Καλῶς ἔχει· καταπηδᾶν δὴ πάρα, ἔφη βοῶν πρὸς τὸ ἄνω</text:p>
            <text:p text:style-name="Table_20_Contents">φῶς μικρὸν φαινόμενον. ἡ γὰρ θύρα τοσοῦτ’ ἤδη ἀπεῖχεν ὥστε</text:p>
            <text:p text:style-name="Table_20_Contents">γραμματοσήμῳ προσεικέναι τὸ μέγεθος.</text:p>
            <text:p text:style-name="Table_20_Contents"/>
            <text:p text:style-name="Table_20_Contents">καί ὁ Ῥοὼν εὐθὺς ἀκολουθήσας ἐν ἀκαρεῖ παρὰ τὸν “Ἀρειον</text:p>
            <text:p text:style-name="Table_20_Contents">ὕπτιος ἔκειτο τανυσθείς.</text:p>
            <text:p text:style-name="Table_20_Contents"/>
            <text:p text:style-name="Table_20_Contents">καὶ εὐθύς Τί ε”στι τοῦτο, ἔφη.</text:p>
            <text:p text:style-name="Table_20_Contents"/>
            <text:p text:style-name="Table_20_Contents">Οὐκ οἶδα. ἀλλὰ φυτοῦ χρῆμα, ὡς δοκεῖν· κεῖται γὰρ ἐνθάδε οἶμαι</text:p>
            <text:p text:style-name="Table_20_Contents">ὡς προσδεξόμενον τοὺς πίπτοντας ἐν ἀσφαλεῖ. οὐκ εἶα πηδήσεις,</text:p>
            <text:p text:style-name="Table_20_Contents">ὦ Ἑρμιόνη,</text:p>
            <text:p text:style-name="Table_20_Contents"/>
            <text:p text:style-name="Table_20_Contents">καὶ οὐκέτ’ ἐπὶ μακρὸν ἤκουον τοῦ κυνὸς αὐλουμένου, μᾶλλον δέ</text:p>
            <text:p text:style-name="Table_20_Contents">βαΰζοντος τὴν Ἑρμιόνην. ἡ δὲ καταπηδήσασα ἤδη παρὰ τῷ Ἁρείῳ</text:p>
            <text:p text:style-name="Table_20_Contents">ἑτέρωθεν κατηνέχθη.</text:p>
            <text:p text:style-name="Table_20_Contents">ΔΙΑ ΤΗΣ ΕΠΙΡΡΑΚΤΗΣ ΘΥΡΑΣ 2 2 5</text:p>
            <text:p text:style-name="Table_20_Contents"/>
            <text:p text:style-name="Table_20_Contents">Οῦκ ἔστιν, ἔφη, ὅπως οὐ κείμεθα ὑπένερθε τοῦ φρουρίου πολλὰ</text:p>
            <text:p text:style-name="Table_20_Contents">στάδια πεσόντες.</text:p>
            <text:p text:style-name="Table_20_Contents"/>
            <text:p text:style-name="Table_20_Contents">Κατὰ δ’ οὖν τύχην τὸ φυτοῦ χρῆμα τοῦτο πάρεστιν, εἶπεν ὁ</text:p>
            <text:p text:style-name="Table_20_Contents">Ῥοών,</text:p>
            <text:p text:style-name="Table_20_Contents"/>
            <text:p text:style-name="Table_20_Contents">ἡ δ’ Ἑρμιόνη Πῶς κατὰ τύχην, ἔφη βοῶσα. ἀλλὰ θεώρησον</text:p>
            <text:p text:style-name="Table_20_Contents">ἑκάτερος πρὸς ἑαυτόν.</text:p>
            <text:p text:style-name="Table_20_Contents"/>
            <text:p text:style-name="Table_20_Contents">καὶ ἀναπηδήσασα ἐπὶ τοῖχον διάβροχον ὡρμᾶτο· χαλεπὸν δ’ ἦν</text:p>
            <text:p text:style-name="Table_20_Contents">τοῦτο ποιῆσαι. τὸ γὰρ φυτὸν ἐπειδὴ τάχιστα αὕτη ἀφίκετο περι-</text:p>
            <text:p text:style-name="Table_20_Contents">έπλεκε τὰ σφυρὰ ἕλιξιν ὀφιώδεσι. καί γὰρ τόν θ’ Ἄρειον καί τὸν</text:p>
            <text:p text:style-name="Table_20_Contents">Ῥοῶνα ἤδη λαθὸν ἐδέδεκεν ἀμπέλοις μακραῖς.</text:p>
            <text:p text:style-name="Table_20_Contents"/>
            <text:p text:style-name="Table_20_Contents">ἀλλὰ τῇ Ἑρμιόνῃ συνέβη λῦσαι ἑαυτὴν πρὶν τὸ <text:soft-page-break/>φυτὸν ἀνέκδυτον</text:p>
            <text:p text:style-name="Table_20_Contents">περιελιχθῆναι. καὶ νυνὶ ὀρρωδοῦσα ἐθεώρει τοὺς παῖδας δυσμαχ-</text:p>
            <text:p text:style-name="Table_20_Contents">οῦντας τῷ φυτῷ εἴ πως ἀπολύσονται, ἀλλ’ ὅσῳ μᾶλλον οῦτοι δι-</text:p>
            <text:p text:style-name="Table_20_Contents">ετείνοντο ἐπ’ αὐτό, τόσῳ βεβαιότερόν τε καὶ θᾶττον συνέπλεκεν.</text:p>
            <text:p text:style-name="Table_20_Contents"/>
            <text:p text:style-name="Table_20_Contents">ἡ δ’ Ἑρμιόνη κελεύουσα Οὐ μὴ κινήσητε, ἔφη. οἶδα γὰρ ἐκεῖνο ὅ</text:p>
            <text:p text:style-name="Table_20_Contents">τι ἔστι, Πλουτῶνος Θήρατρον ὠνομασμένον.</text:p>
            <text:p text:style-name="Table_20_Contents"/>
            <text:p text:style-name="Table_20_Contents">Τὸ δεῖνα, ε”φη ὁ Ῥοὼν ῥάζων τι. ἥσθην γὰρ τὸ ὄνομα γοῦν εὑρών,</text:p>
            <text:p text:style-name="Table_20_Contents">ὄνησιν δὴ σφοδρὰν ὀνηθείς. καὶ στροφὴν ἅμα ἐστρέφετο κωλύσων</text:p>
            <text:p text:style-name="Table_20_Contents">τὸ φυτὸν περιπλέξαι τὸν τράχηλον.</text:p>
            <text:p text:style-name="Table_20_Contents"/>
            <text:p text:style-name="Table_20_Contents">ἡ δ’ Ἑρμιόνη Σίγα, ἔφη. ὤφελον μεμνῆσθαι τί ποιησάσῃ ε”στι μοι</text:p>
            <text:p text:style-name="Table_20_Contents">ἀποκτεῖναι αὐτό.</text:p>
            <text:p text:style-name="Table_20_Contents"/>
            <text:p text:style-name="Table_20_Contents">Σπεῦσον δῆτα, ἔφη ὁ Ἄρειος. ἀποπνίγομαι γάρ. καὶ ἄσθματος</text:p>
            <text:p text:style-name="Table_20_Contents">μεστὸς ἐπάλαιεν αὐτῷ ἑλιγμοῖς ἤδη τὸ στῆθος περιβάλλοντι.</text:p>
            <text:p text:style-name="Table_20_Contents"/>
            <text:p text:style-name="Table_20_Contents">Πλουτὼνος Θήρατρον τοῦτο. τί εἶπεν ἡ σοφίστρια Βλάστη</text:p>
            <text:p text:style-name="Table_20_Contents">περὶ τοῦ Πλουτῶνος Θηράτρου, φιλεῖ τοι τὸ σκοτεινὸν καί τὸ</text:p>
            <text:p text:style-name="Table_20_Contents">διάβροχον -</text:p>
            <text:p text:style-name="Table_20_Contents"/>
            <text:p text:style-name="Table_20_Contents">Πῦρ ἄναψον δῆτα, εἶπεν ὁ “Αρειος ἀγχόμενος.</text:p>
            <text:p text:style-name="Table_20_Contents"/>
            <text:p text:style-name="Table_20_Contents">Εὖ λέγεις. ἀλλὰ φρύγανα οῦκ ἔχομεν. τοῦτ’ εἰποῦσα ἐκείνη</text:p>
            <text:p text:style-name="Table_20_Contents">ἐδάκρυε καὶ ἐκόπτετο.</text:p>
            <text:p text:style-name="Table_20_Contents"/>
            <text:p text:style-name="Table_20_Contents">ὁ δέ Ῥοὼν μεῖζον ἐμβοῶν τοῦ Στέντορος ἲΗ καὶ μέμηνας, ἔφη.</text:p>
            <text:p text:style-name="Table_20_Contents">πότερον σὺ φαρμακὶς εῖῆ καὶ οὐχί,</text:p>
            <text:p text:style-name="Table_20_Contents"/>
            <text:p text:style-name="Table_20_Contents">”Εγνων, ἔφη ἡ Ἑρμιόνη, καὶ τὴν ῥάβδον λαβοῦσα καὶ σείσασα,</text:p>
            <text:p text:style-name="Table_20_Contents">ἐπᾴσασα δέ τι ῥοὴν ἐφῆκε πυρὸς ὑακινθίνου τῷ φυτῷ καθάπερ τῷ</text:p>
            <text:p text:style-name="Table_20_Contents">Σινάπει ποτέ, καί δὴ ἐν ἀκαρεῖ οἱ παῖδες ξυνῄδεσαν ἐκείνῳ τοῦς</text:p>
            <text:p text:style-name="Table_20_Contents"><text:soft-page-break/>περιβόλους χαλῶντι ὡς τό τε φῶς καὶ τὸ θάλπος ἀποκνοῦντι.</text:p>
            <text:p text:style-name="Table_20_Contents">ἰλυσπώμενον δέ καὶ σαλευόμενον ἀπὸ τῶν σωμάτων ἀπελύετο ὥστε</text:p>
            <text:p text:style-name="Table_20_Contents">ἦν αὐτοῖς ὑπεκφυγεῖν.</text:p>
            <text:p text:style-name="Table_20_Contents"/>
            <text:p text:style-name="Table_20_Contents">Τύχῃ γ’ ἀγαθῇ σύ περὶ τὰ βοτανικὰ σπουδάζεις, ὦ Ἑρμιόνη.</text:p>
            <text:p text:style-name="Table_20_Contents">τοῦτο γὰρ εἶπεν ὁ Ἄρειος συγγενόμενος αὐτῇ πρὸς τῴ τοίχῳ, καὶ</text:p>
            <text:p text:style-name="Table_20_Contents">ἱδρῶτ’ ε”τι ἀπομοργνύμενος τῆς ὅψεως,</text:p>
            <text:p text:style-name="Table_20_Contents">2 26 ΑΡΕῐοΣ Πο ΤΗΡ</text:p>
            <text:p text:style-name="Table_20_Contents"/>
            <text:p text:style-name="Table_20_Contents">Λοιπόν, ε”φη ὁ Ῥοών. καὶ τύχῃ τῇ ἀγαθῇ ὁ Ἄρειος οὐ φιλεῖ</text:p>
            <text:p text:style-name="Table_20_Contents">ἐκπλαγῆναι ε’ν δεινῷ ἁλούς. φῦ τοῦ Ἀλλὰ φρύγανα οὐκ ἔχομεν.</text:p>
            <text:p text:style-name="Table_20_Contents"/>
            <text:p text:style-name="Table_20_Contents">Ταύτῃ τοίνυν ι’ῶμεν, ε”φη ὁ Ἄρειος δείξας δίοδον τινὰ λιθόστρω·</text:p>
            <text:p text:style-name="Table_20_Contents">τον ὅπῃ μόνον ἦν προχωρεῖν.</text:p>
            <text:p text:style-name="Table_20_Contents"/>
            <text:p text:style-name="Table_20_Contents">οὐδὲν δ’ ἤκουον χωρὶς ψόφου τῶν ἑαυτῶν ποδῶν εἰ μὴ τοῦ</text:p>
            <text:p text:style-name="Table_20_Contents">ὕδατος στάζοντος ἀεὶ κατὰ τοὺς τοίχους. ἡ δέ δίοδος ἐπικλινὴς</text:p>
            <text:p text:style-name="Table_20_Contents">εῖναι ἐδόκει τῷ Ἁρείῳ πάνυ ὁμοιουμένη τῇ τοῦ Γριγγώτου. καὶ</text:p>
            <text:p text:style-name="Table_20_Contents">ἄφνω εἰσῆλθεν αὐτὸν ταραχῶδές τι νόημα περὶ τῶν δρακόντων</text:p>
            <text:p text:style-name="Table_20_Contents">οἵτινες λέγονται τὴν κατώρυχα φυλάττειν τὴν ἐν τῇ τῶν μάγων</text:p>
            <text:p text:style-name="Table_20_Contents">τραπέζῃ. ἀλλ’ εἶ ἐντύχοιεν δράκοντι ἐκτελεῑ - ὁ γοῦν Νορβέρτος</text:p>
            <text:p text:style-name="Table_20_Contents">καίπερ παῖς ὢν ἅλις πραγμάτων παρέσχεν.</text:p>
            <text:p text:style-name="Table_20_Contents"/>
            <text:p text:style-name="Table_20_Contents">ὁ δέ Ῥοών ψιθυρίζων ἲᾹρ’ ἀκούετέ τι, ἔφη.</text:p>
            <text:p text:style-name="Table_20_Contents"/>
            <text:p text:style-name="Table_20_Contents">’Άρειος δ’ ἐδόκει αἰσθέσθαι βόμβου τινὸς καί κρότου οὐ μεγ-</text:p>
            <text:p text:style-name="Table_20_Contents">άλου προπάροιθε γιγνομένου.</text:p>
            <text:p text:style-name="Table_20_Contents"/>
            <text:p text:style-name="Table_20_Contents">ᾧΗ που εἴδωλόν ἐστιν,</text:p>
            <text:p text:style-name="Table_20_Contents"/>
            <text:p text:style-name="Table_20_Contents">Οὐκ οἶδα. ε”μοιγε δοκεῖ ψόφος εἶναι ἴσος ταῖς πτέρυξιν.</text:p>
            <text:p text:style-name="Table_20_Contents"/>
            <text:p text:style-name="Table_20_Contents">Ἀλλὰ φῶς ε”στιν εἷς τοῦμπροσθεν. ὁρῶ γὰρ κινούμενόν τι.</text:p>
            <text:p text:style-name="Table_20_Contents"><text:soft-page-break/></text:p>
            <text:p text:style-name="Table_20_Contents">ἀφικόμενοι δ ’ ἐπὶ τὰ ἔσχατα τῆς διόδου κατ’ ὄμμ’ ἑώρων θάλαμον</text:p>
            <text:p text:style-name="Table_20_Contents">λαμπρῶς πεφωτισμένον, ὀροφὴν ε”χοντα ὑψηλοτάτην.</text:p>
            <text:p text:style-name="Table_20_Contents"/>
            <text:p text:style-name="Table_20_Contents">ἐπινόησον οῦν μοι αὐλὴν μὲν ὀρνέων φαιδρῶν καὶ ποικίλων</text:p>
            <text:p text:style-name="Table_20_Contents">πλήρη περιπετομένων καὶ κυλινδομένων, θύραν δέ βαρεῖαν καί</text:p>
            <text:p text:style-name="Table_20_Contents">ξυλίνην κατὰ τὸ ἀντίθυρον κειμένην.</text:p>
            <text:p text:style-name="Table_20_Contents"/>
            <text:p text:style-name="Table_20_Contents">Ἠ που οἴει, ε”φη ὁ Ῥοών, ὡς προσβαλοῦσιν ἡμῖν ἢν τὴν αὐλὴν</text:p>
            <text:p text:style-name="Table_20_Contents">διαβαίνωμεν,</text:p>
            <text:p text:style-name="Table_20_Contents"/>
            <text:p text:style-name="Table_20_Contents">Οῖέσθαι γε χρή, ἐφη ὁ ’Άρειος οὐ μὴν οὐδὲ φαίνονται πάνυ</text:p>
            <text:p text:style-name="Table_20_Contents">χαλεποὶ εἶναι, ει’ δέ πάντες ὁμοῦ κατασκήπτοιεν λοιπόν· ἐπὶ</text:p>
            <text:p text:style-name="Table_20_Contents">ξυροῦ γὰρ ἱστάμεθα δραμοῦμαι δῆτα.</text:p>
            <text:p text:style-name="Table_20_Contents"/>
            <text:p text:style-name="Table_20_Contents">καὶ τὴν ὅψιν χερσὶ φυλάττων ἀπνευστὶ τὴν αὐλὴν θέων διέβη.</text:p>
            <text:p text:style-name="Table_20_Contents">ἀλλὰ προσεδόκα μὲν κακῶς πείσεσθαι ὑπ’ ἐκείνων ῥάμφεσι καὶ</text:p>
            <text:p text:style-name="Table_20_Contents">ὄνυξι σπαραττόντων αὐτόν, ἀλλ’ οὐδὲν ἐγένετο. καὶ γὰρ πρὸς τὴν</text:p>
            <text:p text:style-name="Table_20_Contents">θύραν ἀβλαβὴς ἀφίκετο. ταύτην δὲ τῆς λαβῆς πειραθεὶς συγ-</text:p>
            <text:p text:style-name="Table_20_Contents">κεκλῃμένην ηὗρεν.</text:p>
            <text:p text:style-name="Table_20_Contents"/>
            <text:p text:style-name="Table_20_Contents">καὶ οἱ ἄλλοι - ἠκολούθησαν γάρ - τείνοντες καὶ ἕλκοντες οὐκ</text:p>
            <text:p text:style-name="Table_20_Contents">ἐδυνήθησαν κινεῖν τὴν θύραν, οὐδ’ ἐπεὶ ἡ Ἑρμιόνη ἐπειράθη τοῦ</text:p>
            <text:p text:style-name="Table_20_Contents">φίλτρου τοῦ Ἀλωὼμωρά.</text:p>
            <text:p text:style-name="Table_20_Contents"/>
            <text:p text:style-name="Table_20_Contents">Τί δαί, ἦ δ’ ὃς ὁ Ῥοών.</text:p>
            <text:p text:style-name="Table_20_Contents"/>
            <text:p text:style-name="Table_20_Contents">ἡ δ’ Ἑρμιόνη Οὐκ ε”στιν ὅπως, ἔφη, οῦτοι οἱ ὄρνεις ἀγάλματα</text:p>
            <text:p text:style-name="Table_20_Contents">πάρεισι.</text:p>
            <text:p text:style-name="Table_20_Contents"/>
            <text:p text:style-name="Table_20_Contents">καὶ τοῦς ὄρνεις μετεώρους ἐθεώρουν αἰωρουμένους τε καὶ στίλ-</text:p>
            <text:p text:style-name="Table_20_Contents">βοντας. ἧ καί στίλβοντας,-</text:p>
            <text:p text:style-name="Table_20_Contents">ΔΙΑ ΤΗΣ ΕΠῙΡΡΑΚΤΗΣ ΘΥΡΑΣ 227</text:p>
            <text:p text:style-name="Table_20_Contents"/>
            <text:p text:style-name="Table_20_Contents"><text:soft-page-break/>ὁ δ’ ’Ἀρειος ἄφνω Ἀλλ’ ὄρνεις μέν, ἔφη, οὐκ ἄρ’ εἶσί, κλεῖδες δέ.</text:p>
            <text:p text:style-name="Table_20_Contents">κλεῖδες μέν οὖν πτερωταὶ ἀποβαίνουσιν εἴ τις νοῦν προσέχει, καὶ</text:p>
            <text:p text:style-name="Table_20_Contents">τῶν ἄλλων ἀτενές ἀποβλεπόντων εἶς τοῦς ὄρνεις περιχορεύοντας,</text:p>
            <text:p text:style-name="Table_20_Contents">’Ώστε χρὴ οἴεσθαι εἶὲν. ι’δού σάρα. δεῖ γὰρ τὴν κλεῖν θηρεῦσαι τὴν</text:p>
            <text:p text:style-name="Table_20_Contents">τῆς θύρας.</text:p>
            <text:p text:style-name="Table_20_Contents"/>
            <text:p text:style-name="Table_20_Contents">Ἀλλὰ μυρίαι εἰσίν.</text:p>
            <text:p text:style-name="Table_20_Contents"/>
            <text:p text:style-name="Table_20_Contents">ὁ δὲ Ῥοών τὴν κλειθρίαν ἐξετάσας Ἀλλὰ ζητοῦμεν μέγα τι καὶ</text:p>
            <text:p text:style-name="Table_20_Contents">ἀρχαικὸν καὶ ὡς εἰκὸς ἀργυροῦν, ἀργυρᾶς οὔσης τῆς λαβῆς.</text:p>
            <text:p text:style-name="Table_20_Contents"/>
            <text:p text:style-name="Table_20_Contents">καὶ καθ’ ἕκαστον εἷς σάρον ἐμβάντες καὶ λακτίσματι</text:p>
            <text:p text:style-name="Table_20_Contents">ἀνώσαντες, ἐμετεωρίσθησαν εἰς μέσον τὸ τῶν κλειδῶν νέφος. καὶ</text:p>
            <text:p text:style-name="Table_20_Contents">ἐκείνους ἐφ’ ὅσον ἐνεδέχετο θηρεύοντας τε καί ἁρπάζοντας</text:p>
            <text:p text:style-name="Table_20_Contents">ἔφθανον αἱ κλεῖδες - κεκηλημέναι γὰρ ἦσαν - ᾆττουσαι καὶ</text:p>
            <text:p text:style-name="Table_20_Contents">κατασκήπτουσαι οὕτω ταχέως ὥστε μόνον οῦκ ἀδύνατον ἦν</text:p>
            <text:p text:style-name="Table_20_Contents">προσδέξασθαι.</text:p>
            <text:p text:style-name="Table_20_Contents"/>
            <text:p text:style-name="Table_20_Contents">Οὐ μὴν ἀλλ’ ὁ ’Ἀρειος, ὅς γε ζητητὴς ἐγένετο νεώτατος ε”τος</text:p>
            <text:p text:style-name="Table_20_Contents">τουτὶ ἑκατοστόν, δεινὸς ἧν ταῦτα κατιδεῖν ἂ τοῦς ἄλλους λέληθέ</text:p>
            <text:p text:style-name="Table_20_Contents">που. καὶγὰρ διὰ μικρὸν περιπτάμενος μεταξὺ τῶν πτερῶν ποικίλων</text:p>
            <text:p text:style-name="Table_20_Contents">εἶδε κλεῖν τινὰ μεγάλην τ’ οὖσαν καὶ ἀργυρᾶν πτέρυγα παρέχουσαν</text:p>
            <text:p text:style-name="Table_20_Contents">στρεπτὴν ὥσπερ εἴ τις ἤδη ἔλαβεν αὐτὴν καί εἰς κλειθρίδιον μόλις</text:p>
            <text:p text:style-name="Table_20_Contents">ἔωσε.</text:p>
            <text:p text:style-name="Table_20_Contents"/>
            <text:p text:style-name="Table_20_Contents">καὶ τοὺς ἄλλους συγκαλέσας Ἰδού, ἔφη, ἥδε ἡ κλεῖς, μεγάλη</text:p>
            <text:p text:style-name="Table_20_Contents">οὖσα. τήνδε μὲν οὖν λέγω τὰς πτέρυγας ὑακινθίνας ἔχουσαν, τῶν</text:p>
            <text:p text:style-name="Table_20_Contents">πτερῶν ἑτέρωθι ι’πωμένων.</text:p>
            <text:p text:style-name="Table_20_Contents"/>
            <text:p text:style-name="Table_20_Contents">καὶ ὁ Ῥοὼν ταχύνων ἐκεῖσε ὅποι δακτύλῳ ἐδείκνυτο ὁ Ἄρειος</text:p>
            <text:p text:style-name="Table_20_Contents"><text:soft-page-break/>εἷς τὴν ὀροφὴν προσκρούσας μονονουχὶ ἀπὸ τοῦ σάρου κατέ-</text:p>
            <text:p text:style-name="Table_20_Contents">πεσεν.</text:p>
            <text:p text:style-name="Table_20_Contents"/>
            <text:p text:style-name="Table_20_Contents">ὁ δ’ ’Ἁρειος ἀτενὲς ἀεὶ πρὸς τὴν κλεῖν τὴν πτερὸν βεβλαμμένην</text:p>
            <text:p text:style-name="Table_20_Contents">ἀποβλέπων Δεῖ ἡμᾶς, ἔφη, εἷς χεῖρας ἶέναι πανταχόθεν προσ-</text:p>
            <text:p text:style-name="Table_20_Contents">βάλλοντας. σὺ μὲν οῦν, ὦ Ῥοών, ἄνωθεν ἐπίθου· σὺ δ’, ὧ Ἑρμιόνη,</text:p>
            <text:p text:style-name="Table_20_Contents">κάτω μένουσα φθάσον αὐτὴν καταβαίνουσαν. ἐγὼ δ’ ἐπιχειρήσω</text:p>
            <text:p text:style-name="Table_20_Contents">λαβεῖν. ἐγνώκατε, ἴτε νῦν.</text:p>
            <text:p text:style-name="Table_20_Contents"/>
            <text:p text:style-name="Table_20_Contents">ἡ δέ κλεῖς τόν τε Ῥοῶνα κατασκήψαντα, καὶ τὴν Ἑρμιόνην</text:p>
            <text:p text:style-name="Table_20_Contents">ὥσπερ ἀπὸ σφενδόνης ἐξερριπισμένην ἅνω τε κινουμένην, ε”λαθε</text:p>
            <text:p text:style-name="Table_20_Contents">παρελθοῦσα ἀμφοτέρους, ὁ δ’ “Ἀρειος ἐτάχυνε διώκων αὐτὴν πρὸς</text:p>
            <text:p text:style-name="Table_20_Contents">τοῖχον πετομένην. προκύψας δέ μονόχειρ κατέλαβεν αὐτὴν πρὸς</text:p>
            <text:p text:style-name="Table_20_Contents">λίθον θλίψας’ ἡ δέ κατάκροτον ἠχὴν παρεῖχεν ἀηδῆ ἀκοῦσαι. καὶ</text:p>
            <text:p text:style-name="Table_20_Contents">ὁ Ῥοὼν καὶ ἡ Ἑρμιόνη οὕτω ἐθορύβησαν ὥσθ’ ὑπηχῆσαι τὴν</text:p>
            <text:p text:style-name="Table_20_Contents">αὐλήν.</text:p>
            <text:p text:style-name="Table_20_Contents"/>
            <text:p text:style-name="Table_20_Contents">καὶ ἐν ἀκαρεῖ καταβάντων ὁ Ἄρειος εἶς τὴν θύραν ἔδραμεν, τὴν</text:p>
            <text:p text:style-name="Table_20_Contents">κλεῖν ἔτι ἐν δεξιᾷ ε”χων σφαδᾴζουσαν. εἷς δέ τὴν κλειθρίαν ὦσας τὴν</text:p>
            <text:p text:style-name="Table_20_Contents">2 28 ΑΡΕΙΟΣ ΠΟΤΗΡ</text:p>
            <text:p text:style-name="Table_20_Contents">θύραν ἐδυνήθη ἂν εὐθὺς ἀνοῖξαι. εἷς δέ τὴν ὀπὴν ὤσας τὴν κλεῖν καῖ</text:p>
            <text:p text:style-name="Table_20_Contents">στρέψας, τὰ κλεῖθρα διολισθόντα ᾔσθοντο. ἐκ δέ τούτων ἡ κλεὶς</text:p>
            <text:p text:style-name="Table_20_Contents">πάλιν αὖ μετέωρος ἀνέβη, πάνυ σαθρὰ φαινομένη ὡς δὶς ἤδη</text:p>
            <text:p text:style-name="Table_20_Contents">ληφθεῖσα.</text:p>
            <text:p text:style-name="Table_20_Contents"/>
            <text:p text:style-name="Table_20_Contents">καὶ ὁ ’Ἁρειος τῆς λαβῆς ἐχόμενος ἤρετο τοὺς ἄλλους εἰ ἑτοῖμοι</text:p>
            <text:p text:style-name="Table_20_Contents">εἶεν. κατανευσάντων δ’ αὐτῶν τὴν θύραν ἀνέῳξεν.</text:p>
            <text:p text:style-name="Table_20_Contents"/>
            <text:p text:style-name="Table_20_Contents">καὶ πρῶτον μέν οῦκ εἶχον ὁρᾶν οὐδὲν πλὴν σκότου, εἰσελθοῦσι δ’</text:p>
            <text:p text:style-name="Table_20_Contents">αὐτοῖς τοῦ θαλάμου εὐθέως πεφωτισμένου θαῦμα ἦν ι’δεῖν μέγιστον.</text:p>
            <text:p text:style-name="Table_20_Contents"><text:soft-page-break/></text:p>
            <text:p text:style-name="Table_20_Contents">εἱστήκεσαν γὰρ ἐν χειλέσι πεττικῆς σανίδος παμμεγάλης, ὄπισθε</text:p>
            <text:p text:style-name="Table_20_Contents">γενόμενοι τῶν μελάνων πεττῶν. καί οῦτοι μακρότεροι ὄντες αὐτῶν</text:p>
            <text:p text:style-name="Table_20_Contents">τῶν παίδων γεγλύφθαι ἐδόκουν ἐκ λίθου τινὸς μέλανος. καὶ ἐναντίον</text:p>
            <text:p text:style-name="Table_20_Contents">τούτων πέραν τοῦ θαλάμου ε”κειντο οἱ λευκοὶ πεττοί. καὶ οἱ παῖδες</text:p>
            <text:p text:style-name="Table_20_Contents">ε”φριττόν τι συνειδότες τοῖς λευκοῖς πεττοῖς ὄψιν οῦκ ἔχουσιν.</text:p>
            <text:p text:style-name="Table_20_Contents"/>
            <text:p text:style-name="Table_20_Contents">καὶ ὁ Ἄρειος ψιθυρίζων εἶπεν ὅτι Πῶς τούτοις τις χρήσεται,-</text:p>
            <text:p text:style-name="Table_20_Contents"/>
            <text:p text:style-name="Table_20_Contents">ὁ δέ εΡοών Δεῖ ἡμᾶς πεττεύοντας διαβῆναι τὸν θάλαμον δήπου.</text:p>
            <text:p text:style-name="Table_20_Contents"/>
            <text:p text:style-name="Table_20_Contents">ἦν γὰρ ἄλλην κατόπιν τῶν λευκῶν πεττῶν θύραν ἰδεῖν.</text:p>
            <text:p text:style-name="Table_20_Contents"/>
            <text:p text:style-name="Table_20_Contents">Τίνι τρόπῳ, ἔφη ἡ Ἑρμιόνη προταρβοῦσά τι.</text:p>
            <text:p text:style-name="Table_20_Contents"/>
            <text:p text:style-name="Table_20_Contents">καὶ ὁ Ῥοών Δεῖ ἡμᾶς οἶμαι, ἔφη, πεττοὺς γενέσθαι.</text:p>
            <text:p text:style-name="Table_20_Contents"/>
            <text:p text:style-name="Table_20_Contents">προσελθὼν οὖν ἱππότην μέλανα χεῖρα δέ προτείνας τοῦ ἵππου</text:p>
            <text:p text:style-name="Table_20_Contents">ἥψατο. καὶ παραχρῆμα ὁ λίθινος ἐνεψυχωμένος ἐσκίρτα, τοῦ</text:p>
            <text:p text:style-name="Table_20_Contents">ἱππότου τὴν κεφαλὴν μετ’ αὐτῆς τῆς κόρυθος περιάγοντος ὡς</text:p>
            <text:p text:style-name="Table_20_Contents">βλέψοντος πρὸς τὸν Ῥοῶνα.</text:p>
            <text:p text:style-name="Table_20_Contents"/>
            <text:p text:style-name="Table_20_Contents">3“Ῑ·Ῑ που δεῖ ἡμᾶς συμμαχεῖν σοι διαβῆναι θελόντας,</text:p>
            <text:p text:style-name="Table_20_Contents"/>
            <text:p text:style-name="Table_20_Contents">κατανεύσαντος δέ τοῦ μέλανος ἱππότου, μετεστρέφθη πρὸς</text:p>
            <text:p text:style-name="Table_20_Contents">τοὺς ἄλλους.</text:p>
            <text:p text:style-name="Table_20_Contents"/>
            <text:p text:style-name="Table_20_Contents">Ἀλλὰ τοῦτ’, ἔφη, πάνυ πολλῆς ἄξιον ἐστὶ φροντίδος. δεῖ</text:p>
            <text:p text:style-name="Table_20_Contents">ἀντικατασταθῆναι οἶμαι ἀντὶ τριῶν τῶν μελάνων πεττῶν.</text:p>
            <text:p text:style-name="Table_20_Contents"/>
            <text:p text:style-name="Table_20_Contents">καὶ ὁ θ’ Ἄρειος καὶ ἡ Ἑρμιόνη ἐσιώπων, θεωροῦντες τὸν Ῥοῶνα</text:p>
            <text:p text:style-name="Table_20_Contents">ἐπὶ συννοίας βαδίζοντα. τέλος δέ Μὴ ἄχθεσθε, ἔφη. ἀλλ’ οὐδέτερος</text:p>
            <text:p text:style-name="Table_20_Contents"><text:soft-page-break/>ὑμῶν πάνυ πεττευτικός ἐστιν -</text:p>
            <text:p text:style-name="Table_20_Contents"/>
            <text:p text:style-name="Table_20_Contents">ὁ δ’ “Ἁρειος εὐθύς Ἀλλ’ οὐδὲν ἄρ’ ἀχθόμεθα, ἔφη. σὺ δ’ ἡμῖν</text:p>
            <text:p text:style-name="Table_20_Contents">ἅττα χρὴ ποιεῖν ἐφεστὼς φράζε.</text:p>
            <text:p text:style-name="Table_20_Contents"/>
            <text:p text:style-name="Table_20_Contents">Λοιπὸν· σύ μὲν, ὦ Ἄρειε, ἐκείνου τοῦ ἀξιωματικοῦ ἀντικαθίστασο,</text:p>
            <text:p text:style-name="Table_20_Contents">σὺ δ’, ὦ Ἑρμιόνη, τοῦ πύργου.</text:p>
            <text:p text:style-name="Table_20_Contents"/>
            <text:p text:style-name="Table_20_Contents">Καὶ σοί γε τί δραστέον,</text:p>
            <text:p text:style-name="Table_20_Contents"/>
            <text:p text:style-name="Table_20_Contents">Ἐγωγ’ ἵππος γενήσομαι.</text:p>
            <text:p text:style-name="Table_20_Contents"/>
            <text:p text:style-name="Table_20_Contents">τῶν δέ πεττῶν ἀκουσάντων ὡς δοκεῖν πρὸς ταῦτα ἵππος τε</text:p>
            <text:p text:style-name="Table_20_Contents">ἀξιωματικός τε καί πύργος ἐπιστρεψάμενοι ἐκποδὼν ἐπορεύθησαν,</text:p>
            <text:p text:style-name="Table_20_Contents">κενὰ λιπόντες τρία τετράγωνα ἃ ’Ἁρειος τε καί Ῥοών καί Ἑρμιόνη</text:p>
            <text:p text:style-name="Table_20_Contents">ἐπεῖχον.</text:p>
            <text:p text:style-name="Table_20_Contents">ΔΙΑ ΤΗΣ ΕΠΙΡΡΑΚΤΗΣ ΘΥΡΑΣ 229</text:p>
            <text:p text:style-name="Table_20_Contents"/>
            <text:p text:style-name="Table_20_Contents">Οἱ λευκοί τοι πρότερον ἀεὶ παίζουσιν, ἦ δ’ ὃς ὁ Ῥοών ἀτενίζων</text:p>
            <text:p text:style-name="Table_20_Contents">κατὰ τὸ πεττευτήριον. Ἰδού.</text:p>
            <text:p text:style-name="Table_20_Contents"/>
            <text:p text:style-name="Table_20_Contents">στρατιώτης γὰρ λευκὸς δύο διὰ τετράγωνα προύκεχωρήκει.</text:p>
            <text:p text:style-name="Table_20_Contents"/>
            <text:p text:style-name="Table_20_Contents">ὁ δέ Ῥοών ἐκράτει τῶν μελάνων πεττῶν. οἶ δ’ ἐκινοῦντο σιωπῇ</text:p>
            <text:p text:style-name="Table_20_Contents">ὅποι πέμποι. ὁ δ’Ἄρειος τρέμων τὰ γόνατα ἐσκοπεῖτο πρὸς ἑαυτὸν</text:p>
            <text:p text:style-name="Table_20_Contents">οῦκ εἰδὼς τί ποιῶσιν ἡττωθέντες.</text:p>
            <text:p text:style-name="Table_20_Contents"/>
            <text:p text:style-name="Table_20_Contents">Ὦ ’Ἀρειε, πορεύθητι δόχμιον πρὸς δεξιὰν τέτταρα τετράγωνα.</text:p>
            <text:p text:style-name="Table_20_Contents"/>
            <text:p text:style-name="Table_20_Contents">καί πρῶτον ἐξεπλάγησαν τοῦ ἑτέρου ἵππου ἁλόντος. ἡ γὰρ</text:p>
            <text:p text:style-name="Table_20_Contents">λευκὴ βασίλισσα αὐτὸν πρὸς τοῦδαφος ῥάξασα εἵλκυσεν ἀπὸ τοῦ</text:p>
            <text:p text:style-name="Table_20_Contents">πεττευτηρίου. καί πρανὴς ἔκειτο αὐτοῦ ὁ ἵππος ἀκίνητος.</text:p>
            <text:p text:style-name="Table_20_Contents"/>
            <text:p text:style-name="Table_20_Contents">ὁ δέ Ῥοών τρέμων τι Ἀλλ’ ε”δει τοῦτο γενέσθαι, ἔφη, ὅπως ἐξείη</text:p>
            <text:p text:style-name="Table_20_Contents">σοί ἑλεῖν ἐκεῖνον τὸν ἀξιωματικόν, ὧ Ἑρμιόνη. ἄγε <text:soft-page-break/>δή.</text:p>
            <text:p text:style-name="Table_20_Contents"/>
            <text:p text:style-name="Table_20_Contents">καὶ ὄποτε τῶν μελάνων ἐκείνων πεττῶν ἑάλω τις, οἱ λευκοὶ</text:p>
            <text:p text:style-name="Table_20_Contents">ἑκάστοτε ὠμοτάτους ἑαυτοὺς παρεῖχον. καὶ οῦ διὰ πολλοῦ ξύλ·</text:p>
            <text:p text:style-name="Table_20_Contents">λογος ἦν πεττῶν ἀψύχων παρὰ τὸν τοῖχον πεπτωκότων. καὶ δὶς ὁ</text:p>
            <text:p text:style-name="Table_20_Contents">’Ἁρειος καὶ ἡ Ἑρμιόνη μόνον οῦκ ε”λαθον τὸν Ῥοῶνα ἐπικινδύνως</text:p>
            <text:p text:style-name="Table_20_Contents">ἔχοντες. ὁ δ’ ἐξῇττε κατὰ τὸ πεττευτήριον ὀλίγου δέων τόσους</text:p>
            <text:p text:style-name="Table_20_Contents">ἑλεῖν πεττοὺς λευκοὺς ὅσοι ἤδη μέλανες ἑάλωσαν.</text:p>
            <text:p text:style-name="Table_20_Contents"/>
            <text:p text:style-name="Table_20_Contents">καὶ ἄφνω ’Όσον οῦ νενικήκαμεν, ἔφη. λογιστέον δέ</text:p>
            <text:p text:style-name="Table_20_Contents"/>
            <text:p text:style-name="Table_20_Contents">ἡ δέ λευκὴ βασίλισσα ἀπέβλεπε πρὸς αὐτὸν τὴν ὄψιν κενὴν</text:p>
            <text:p text:style-name="Table_20_Contents">περιάγουσα.</text:p>
            <text:p text:style-name="Table_20_Contents"/>
            <text:p text:style-name="Table_20_Contents">καὶ ἠρέμα Ναί, ἔφη. μία δὴ λείπεται ὁδός. δέομαι γὰρ αὐτὸς</text:p>
            <text:p text:style-name="Table_20_Contents">ἁλῶναι.</text:p>
            <text:p text:style-name="Table_20_Contents"/>
            <text:p text:style-name="Table_20_Contents">Οῦχί ε”φασαν ὁ ’Ἁρειος καί ἡ Ἑρμιόνη μεγάλῃ τῇ φωνῇ βοῶντες.</text:p>
            <text:p text:style-name="Table_20_Contents"/>
            <text:p text:style-name="Table_20_Contents">ἀλλ’ ὁ Ῥοὼν ἀνιώμενος Τοιαύτη γάρ, ἔφη, τυγχάνει οὖσα ἡ πετ-</text:p>
            <text:p text:style-name="Table_20_Contents">τεία. ἀνάγκη ἔνια προίεσθαι. ἢν μίαν προχωρῶ βάσιν, ἥδε ἡ</text:p>
            <text:p text:style-name="Table_20_Contents">βασίλισσα αἱρήσει με· καί εἶτα σοί, ὦ “Αρειε, ε”ξεσται τὸν βασιλέα</text:p>
            <text:p text:style-name="Table_20_Contents">ἀναστρέψαι.</text:p>
            <text:p text:style-name="Table_20_Contents"/>
            <text:p text:style-name="Table_20_Contents">Ἀλλά -</text:p>
            <text:p text:style-name="Table_20_Contents"/>
            <text:p text:style-name="Table_20_Contents">Πότερον βούλεσθε παῦσαι τὸν Σίναπυν ἢ μή,</text:p>
            <text:p text:style-name="Table_20_Contents"/>
            <text:p text:style-name="Table_20_Contents">φΩ Ῥοών -</text:p>
            <text:p text:style-name="Table_20_Contents"/>
            <text:p text:style-name="Table_20_Contents">Ἄγε δή· ἦν μὴ σπεύσητε, οὗτος τὴν λίθον ἥδη ἕξει.</text:p>
            <text:p text:style-name="Table_20_Contents"/>
            <text:p text:style-name="Table_20_Contents">ἀλλὰ γὰρ μία δὴ ἐλείπετο ὁδός.</text:p>
            <text:p text:style-name="Table_20_Contents"/>
            <text:p text:style-name="Table_20_Contents">καὶ ὁ Ῥοὼν ὕπωχρος μὲν ὤν τὸ πρόσωπον, αὖθαδὴς δ”Άγε νυν,</text:p>
            <text:p text:style-name="Table_20_Contents">ἔφη. ἰδοῦ πορεύομαι. ὑμῖν δέ οῦ περιμενετέον <text:soft-page-break/>νενικήκοσιν.</text:p>
            <text:p text:style-name="Table_20_Contents"/>
            <text:p text:style-name="Table_20_Contents">προχωρήσαντι δ’ αὐτῷ σσ λευκὴ βασίλισσα προσέβαλεν. ὁ δέ τὴν</text:p>
            <text:p text:style-name="Table_20_Contents">κεφαλὴν τῇ δεξιᾷ αὐτῆς λιθίνῃ πεπληγμένος πρὸς τοῦδαφος ἔπεσε,</text:p>
            <text:p text:style-name="Table_20_Contents">καί ἐκποδὼν εἱλκύσθη λιποψυχήσας ὡς ἐδόκει. καί ἐν τούτῳ ἡ</text:p>
            <text:p text:style-name="Table_20_Contents">Ἑρμιόνη ὁτοτύζουσα ἐν τῷ τετραγώνῳ ἐπεῖχεν ὅμως.</text:p>
            <text:p text:style-name="Table_20_Contents"/>
            <text:p text:style-name="Table_20_Contents">ὁ δ”Άρειος τρέμων ε”τι πρὸς ἀριστερὰν τρία τετράγωνα ἐκινήθη.</text:p>
            <text:p text:style-name="Table_20_Contents">230 ΑΡΕῙοΣ ΠοΤΗΡ</text:p>
            <text:p text:style-name="Table_20_Contents"/>
            <text:p text:style-name="Table_20_Contents">καὶ ὁ λευκὸς βασιλεὺς περιειλάμενος τὸ διάδημα πρὸ τῶν Ἁρείου</text:p>
            <text:p text:style-name="Table_20_Contents">ποδῶν ἔρριψεν. οἱ γὰρ μέλανες ἐνενικήκεσαν, καὶ οἱ πεττοὶ</text:p>
            <text:p text:style-name="Table_20_Contents">προσκυνήσαντες ἀπέβησαν, τὴν εἰς τὸ πρόσθεν ὁδὸν ἀφύλακτον</text:p>
            <text:p text:style-name="Table_20_Contents">λιπόντες. καί πανύστατον πρὸς τὸν Ῥοῶνα μετ’ ἀπορίας ἀποβλέψ-</text:p>
            <text:p text:style-name="Table_20_Contents">αντες, ὁ “Ἀρειος καί ἡ Ἑρμιόνη διὰ τῆς θύρας καί ἀνὰ τὴν πλησίον</text:p>
            <text:p text:style-name="Table_20_Contents">δίοδον ἐφορμήθησαν,</text:p>
            <text:p text:style-name="Table_20_Contents"/>
            <text:p text:style-name="Table_20_Contents">Τί μὴν εἷ τυγχάνει - ;</text:p>
            <text:p text:style-name="Table_20_Contents"/>
            <text:p text:style-name="Table_20_Contents">ὁ δ’ Ἄρειος ὡς καὶ ἑαυτὸν πείσων Εὖ γὰρ ἕξει οὗτος, ἔφη. ἀλλὰ</text:p>
            <text:p text:style-name="Table_20_Contents">τί νῦν πάθωμεν ὡς εἷκάσαι;</text:p>
            <text:p text:style-name="Table_20_Contents"/>
            <text:p text:style-name="Table_20_Contents">Ἀλλὰ πεπόνθαμεν ἤδη τὸ τῆς Βλάστης - τὸ Πλουτῶνος Θήρα-</text:p>
            <text:p text:style-name="Table_20_Contents">τρον λέγω. ὁ δὲ Φιλητικὸς ἐμαγγάνευσε τὰς κλεῖδας δηλαδή, καὶτῆς</text:p>
            <text:p text:style-name="Table_20_Contents">Μαγονωγαλέας εἷς ζῶα μεταβαλούσης τοὺς πεττούς, λείπονται ἡ</text:p>
            <text:p text:style-name="Table_20_Contents">τε Κιούρου γοητεία καὶ ἡ Σινάπεως.</text:p>
            <text:p text:style-name="Table_20_Contents"/>
            <text:p text:style-name="Table_20_Contents">καὶ πρὸς ἄλλην θύραν ἀφίκοντο,</text:p>
            <text:p text:style-name="Table_20_Contents"/>
            <text:p text:style-name="Table_20_Contents">ὁ δ”Ἀρειος ἠρέμα ’Έγνωκας,· ἔφη.</text:p>
            <text:p text:style-name="Table_20_Contents"/>
            <text:p text:style-name="Table_20_Contents">’Έγνων. ἀλλὰ προχώρησον.</text:p>
            <text:p text:style-name="Table_20_Contents"/>
            <text:p text:style-name="Table_20_Contents">καί τοῦ Ἁρείου ἀνοίξαντος αὐτήν, δυσοσμίας αἰσθόμενοι σφο-</text:p>
            <text:p text:style-name="Table_20_Contents"><text:soft-page-break/>δρᾶς τοὺς τρίβωνας ἀνείλκυσαν ἀμφότεροι τὰς ῥῖνας καλύψοντες.</text:p>
            <text:p text:style-name="Table_20_Contents">καί διὰ τὴν ὀσμὴν δακρύοντες εἶδον ἔμπροσθεν ὕπτιον χαμαὶ κείμε-</text:p>
            <text:p text:style-name="Table_20_Contents">νον Τρωγλοδύτην τινὰ καὶ μείζονα τοῦ πάρος ἡττωθέντος.</text:p>
            <text:p text:style-name="Table_20_Contents">ἐλιποψύχησεν ἄρα καὶ οἴδημα ἐπὶ τῇ κεφαλῇ παρεῖχεν αἱματηρόν.</text:p>
            <text:p text:style-name="Table_20_Contents"/>
            <text:p text:style-name="Table_20_Contents">“Ηδομαι γὰρ πολὺ οὐ δέον ἀγωνίζεσθαι τούτῳ, εἶπεν ὁ ’Άρειος</text:p>
            <text:p text:style-name="Table_20_Contents">μεταξὺ ἓν ὑπερβαίνων τῶν σκελῶν παμμεγάλων. ἀλλ’ ἐπείγου·</text:p>
            <text:p text:style-name="Table_20_Contents">πνίγομαι γάρ.</text:p>
            <text:p text:style-name="Table_20_Contents"/>
            <text:p text:style-name="Table_20_Contents">καὶ τὴν ἐφεξῆς ἀνέῳξε θύραν. καὶ οὐδέτερος μὲν ἤθελεν ὅ τι</text:p>
            <text:p text:style-name="Table_20_Contents">ἐνείη ἀθρῆσαι, εἶδον δ’ ἄρα οὐδὲν τοῦ φοβεροῦ μετέχον, τράπεζαν</text:p>
            <text:p text:style-name="Table_20_Contents">μὲν οὖν φιάλας παρέχουσαν ἑπτὰ παντοδαπὰς κατὰ στοῖχον τεταγ-</text:p>
            <text:p text:style-name="Table_20_Contents">μένας.</text:p>
            <text:p text:style-name="Table_20_Contents"/>
            <text:p text:style-name="Table_20_Contents">Τὸ τοῦ Σινάπεως, ἦ δ’ ὃς ὁ ’Άρειος. τί δραστέον,-</text:p>
            <text:p text:style-name="Table_20_Contents"/>
            <text:p text:style-name="Table_20_Contents">ἀλλ’ ἐπειδὴ τάχιστα εἰσῆλθον, πῦρ ἐγένετο ὄπισθεν αὐτῶν ἐν</text:p>
            <text:p text:style-name="Table_20_Contents">αὐτῇ τῇ εἰσόδῳ. καί οὐκ ἦν τῶν ἐπιτυχόντων πυρῶν, πορφυροῦν ὅν.</text:p>
            <text:p text:style-name="Table_20_Contents">καί ἅμα φλόγες μέλαιναι ἐγένοντο ἐν τῇ ἔμπροσθεν ἐξόδῳ. ἐλοχίσθη-</text:p>
            <text:p text:style-name="Table_20_Contents">σαν γάρ.</text:p>
            <text:p text:style-name="Table_20_Contents"/>
            <text:p text:style-name="Table_20_Contents">Ἰδού. ἦ γὰρ Ἑρμιόνη βύβλον ἔλαβε πρὸς ταῖς φιάλαις κειμένην.</text:p>
            <text:p text:style-name="Table_20_Contents">καὶ ’Ἄρειος ὑπερ τὸν ἐκείνης ὦμον προκύψας τοιάδε ἀνέγνω·</text:p>
            <text:p text:style-name="Table_20_Contents"/>
            <text:p text:style-name="Table_20_Contents">πρόσθεν μὲν εὑρεῖν ε”στι κίνδυνον πολύν</text:p>
            <text:p text:style-name="Table_20_Contents"/>
            <text:p text:style-name="Table_20_Contents">ἢ τάσφαλῆ γ’ ὄπισθεν ἢν εὐδαιμονῇς.</text:p>
            <text:p text:style-name="Table_20_Contents"/>
            <text:p text:style-name="Table_20_Contents">δυοῖν γὰρ ἡμῶν προσφόροις κυρεῖν πάρα,</text:p>
            <text:p text:style-name="Table_20_Contents"/>
            <text:p text:style-name="Table_20_Contents">βοηδρομήσομεν γὰρ ἢν θέλῃς ποτέ.</text:p>
            <text:p text:style-name="Table_20_Contents">ΔΙΑ ΤΗΣ ΕΠΙΡΡΑΚΤΗΣ ΘΥΡΑΣ 23]</text:p>
            <text:p text:style-name="Table_20_Contents">τῶν δ’ ἑπτὰ τὴν μὲν ἦν τύχῃς αἱρούμενος</text:p>
            <text:p text:style-name="Table_20_Contents"/>
            <text:p text:style-name="Table_20_Contents">πόρρω προσελθεῖν ἔστιν· ὃς δ’ ἄλλην λάβοι,</text:p>
            <text:p text:style-name="Table_20_Contents"><text:soft-page-break/></text:p>
            <text:p text:style-name="Table_20_Contents">αὕτη γε τὸν πιόντ’ ἐκσώσεται πάλιν.</text:p>
            <text:p text:style-name="Table_20_Contents"/>
            <text:p text:style-name="Table_20_Contents">δύο τῶν παρ’ ἡμῖν οἶνον ἀκαλήφης ἄπο</text:p>
            <text:p text:style-name="Table_20_Contents"/>
            <text:p text:style-name="Table_20_Contents">μόνον πορίζουσ’ ἀβλαβεστάτην πόσιν,</text:p>
            <text:p text:style-name="Table_20_Contents"/>
            <text:p text:style-name="Table_20_Contents">τρεῖς δ’ αὖ λάθρᾳ γέμοντας εὑρήσεις φόνου.</text:p>
            <text:p text:style-name="Table_20_Contents"/>
            <text:p text:style-name="Table_20_Contents">καὶ χρή σ’ ἑλέσθαι, μὴ μένειν ἀεὶ θέλων.</text:p>
            <text:p text:style-name="Table_20_Contents"/>
            <text:p text:style-name="Table_20_Contents">ὅπως δ’ ἄρ’ ᾗ σοι ῥᾷον ἐκλογὴν ποιεῖν,</text:p>
            <text:p text:style-name="Table_20_Contents"/>
            <text:p text:style-name="Table_20_Contents">σημεῖα δώσω τετράκις σαφέστατα.</text:p>
            <text:p text:style-name="Table_20_Contents"/>
            <text:p text:style-name="Table_20_Contents">οἴνου γὰρ εἰ βλέποις ποτ’ ἐξ ἀριστερᾶς,</text:p>
            <text:p text:style-name="Table_20_Contents"/>
            <text:p text:style-name="Table_20_Contents">τύχοις ἂν αι’ἐν φαρμάκου κεκρυμμένου.</text:p>
            <text:p text:style-name="Table_20_Contents"/>
            <text:p text:style-name="Table_20_Contents">φιαλῶν δέ πρώτην ἐσχάτην τε σοί λέγω</text:p>
            <text:p text:style-name="Table_20_Contents"/>
            <text:p text:style-name="Table_20_Contents">τό τ’ εἶδος ἄλλας τὴν φύσιν τ’ εῖναι πολύ</text:p>
            <text:p text:style-name="Table_20_Contents"/>
            <text:p text:style-name="Table_20_Contents">ὅμως δ’ ἀχρήστους εἷ περᾶν πόρρω ποθεῖς.</text:p>
            <text:p text:style-name="Table_20_Contents"/>
            <text:p text:style-name="Table_20_Contents">πᾶσαι δέ μέγεθος ὡς ὁρᾷς διέσταμεν,</text:p>
            <text:p text:style-name="Table_20_Contents"/>
            <text:p text:style-name="Table_20_Contents">οὐδ’ ἐστὶ νᾶνος οὔτε θανάσιμος γίγας.</text:p>
            <text:p text:style-name="Table_20_Contents"/>
            <text:p text:style-name="Table_20_Contents">ἐκ δεξιᾶς δέ κάξ ἀριστερᾶς λέγω</text:p>
            <text:p text:style-name="Table_20_Contents"/>
            <text:p text:style-name="Table_20_Contents">οὐδέν πιόντι διαφέρειν τὰς δευτέρας</text:p>
            <text:p text:style-name="Table_20_Contents"/>
            <text:p text:style-name="Table_20_Contents">δίδυμαι γάρ εἶσι κεῖ δοκοῦσι πρῶτον οὔ.</text:p>
            <text:p text:style-name="Table_20_Contents"/>
            <text:p text:style-name="Table_20_Contents">ἡ δ ’Ἑρμιόνη ὡς πάνυ κουφισθεῖσα ἀνέπνευσέ τε μέγα καὶ ὑπεγέλα, ὃ</text:p>
            <text:p text:style-name="Table_20_Contents">τῷ γ’ Ἁρείῳ θαυμάσιον ἔδοξεν οὐδαμῶς συνηδομένῳ αὐτῇ.</text:p>
            <text:p text:style-name="Table_20_Contents"/>
            <text:p text:style-name="Table_20_Contents">Βαβαί, ἔφη. τοῦτὸ γὰρ οὐ μέτεστι τῆς μαγικὴς τέχνης ἀλλὰ τῆς</text:p>
            <text:p text:style-name="Table_20_Contents">λογικῆς, αἴνιγμα ὅν. ἀλλὰ πολλοὶ τῶν μάγων τῶν μεγίστων ὡς</text:p>
            <text:p text:style-name="Table_20_Contents">ἄλογον ἀσκοῦντες τέχνην ἐνθάδε εἷς πάντα χρόνον κατακλῃθεῖεν ἄν.</text:p>
            <text:p text:style-name="Table_20_Contents"/>
            <text:p text:style-name="Table_20_Contents">Οὐκοῦν καὶ ἡμεῖς κατακλῃθήσομεθα,·</text:p>
            <text:p text:style-name="Table_20_Contents"/>
            <text:p text:style-name="Table_20_Contents"><text:soft-page-break/>Οὐδαμῶς, εἶπεν ἡ Ἑρμιόνη. πάντα γὰρ γέγραπται ὧν δεόμεθα ἐν</text:p>
            <text:p text:style-name="Table_20_Contents">τῷδε τῷ χάρτῃ. φιάλαι ἑπτά τρεῖς φάρμακον ε”χουσι θανάσιμον, δύο</text:p>
            <text:p text:style-name="Table_20_Contents">δ’ οἶνον, μία μὲν ἡγήσεται ἡμᾶς διὰ τοῦ μέλανος πυρός, μία δέ</text:p>
            <text:p text:style-name="Table_20_Contents">πάλιν διὰ τοῦ πορφυροῦ.</text:p>
            <text:p text:style-name="Table_20_Contents"/>
            <text:p text:style-name="Table_20_Contents">Ἀλλὰ πῶς μάθωμεν ὅ τι δεῖ πιεῖν,</text:p>
            <text:p text:style-name="Table_20_Contents"/>
            <text:p text:style-name="Table_20_Contents">καὶ ἐκείνη Καρτέρησον εἰποῦσα τὸ χάρτιον πολλάκις ἀνέγνω.</text:p>
            <text:p text:style-name="Table_20_Contents">ἔπειτα δ ’ ἄνω κάτω παρὰ τὴν τῶν φιαλῶν τάξιν ἐβάδισε τονθορύζουσα</text:p>
            <text:p text:style-name="Table_20_Contents">εἷς ἑαυτὴν καί πολλὰ δακτυλοδεικτοῦσα. καὶ τέλος μακαρίζουσα</text:p>
            <text:p text:style-name="Table_20_Contents">ἑαυτὴν τοῦ πράγματος</text:p>
            <text:p text:style-name="Table_20_Contents"/>
            <text:p text:style-name="Table_20_Contents">’Έγνων, ἔφη. ἡ γὰρ μικροτάτη φιάλη ἡγήσεται ἡμῖν διὰ τοῦ</text:p>
            <text:p text:style-name="Table_20_Contents">μέλανος πυρὸς πρὸς τὴν λίθον.</text:p>
            <text:p text:style-name="Table_20_Contents"/>
            <text:p text:style-name="Table_20_Contents">ὁ δ’ ’Ἀρειος βλέψας πρὸς τὴν φιάλην μικροτάτην δὴ οὖσαν</text:p>
            <text:p text:style-name="Table_20_Contents">Ἀμφοΐν δ’ οὐκ ἀρκέσει, ἔφη, αὕτη πιεῖν. μία γὰρ μόνη πόσις</text:p>
            <text:p text:style-name="Table_20_Contents">ὑπάρχει.</text:p>
            <text:p text:style-name="Table_20_Contents">232 ΑΡΕΙΟΣ Πο ΤΗΡ</text:p>
            <text:p text:style-name="Table_20_Contents"/>
            <text:p text:style-name="Table_20_Contents">καί ἀπέβλεπον εἷς ἀλλήλους.</text:p>
            <text:p text:style-name="Table_20_Contents"/>
            <text:p text:style-name="Table_20_Contents">Καὶ τίς ἡγήσεταί σοι πάλιν διὰ τῶν πορφυρῶν φλογῶν;</text:p>
            <text:p text:style-name="Table_20_Contents"/>
            <text:p text:style-name="Table_20_Contents">ἡ δ’ Ἑρμιόνη ἔδειξε φιάλην γογγύλην ἐκ δεξιᾶς κειμένην,</text:p>
            <text:p text:style-name="Table_20_Contents"/>
            <text:p text:style-name="Table_20_Contents">Σύ γε πῖθι ταύτης, εἶπεν ὁ ’Άρειος ὑπολαμβάνουσαν δ’ αὐτὴν</text:p>
            <text:p text:style-name="Table_20_Contents">ἔφθασεν εἰπὼν ὅτι ’Άκουσον μὲν οῦν. ἄπιθι καὶ εὑρέ τὸν Ῥοῶνα.</text:p>
            <text:p text:style-name="Table_20_Contents">λαβέ σάρα ἀπὸ τῆς αὐλῆς τῆς τῶν κλειδῶν τῶν πετομένων.</text:p>
            <text:p text:style-name="Table_20_Contents">οὕτω γὰρ ἐκ τῆς ἐπιρρακτῆς θύρας φεύξεσθε τὸν Οὖλότριχα</text:p>
            <text:p text:style-name="Table_20_Contents">λαθόντες. ἐλθέ εὐθὺ πρὸς τὸ γλαυκοκομεῖον, καί πέμψον τὴν</text:p>
            <text:p text:style-name="Table_20_Contents">(Ηδυϊκτῖνα πρὸς Διμπλόδωρον. δέομεθα γὰρ αὐτοῦ, τάχα ἂν</text:p>
            <text:p text:style-name="Table_20_Contents"><text:soft-page-break/>δυναίμην δι’ ὀλίγου ἀμῦναι τὸν Σίναπυν καίπερ τῷ ὅντι ἀντίπαλος</text:p>
            <text:p text:style-name="Table_20_Contents">οὐκ ὤν.</text:p>
            <text:p text:style-name="Table_20_Contents"/>
            <text:p text:style-name="Table_20_Contents">Ἀλλ’ ὦ ’Άρειε, εἰ ὁ δεῖνα συνείη αὐτῷ, τί μήν;</text:p>
            <text:p text:style-name="Table_20_Contents"/>
            <text:p text:style-name="Table_20_Contents">Λοιπόν· ἆρ’ οὐκ ηὗτύχησα τὸ πρίν; - τὴν γὰρ οὐλὴν ἐδείκνυ -</text:p>
            <text:p text:style-name="Table_20_Contents">τάχ’ ἂν αὖθις εὐτυχοίην.</text:p>
            <text:p text:style-name="Table_20_Contents"/>
            <text:p text:style-name="Table_20_Contents">ἡ δ’ Ἑρμιόνη μονονουχὶ δακρύουσα ἐξ ἀπροσδοκήτου ὡρμήθη</text:p>
            <text:p text:style-name="Table_20_Contents">ὑπαγκαλιοῦσ’ αὐτόν.</text:p>
            <text:p text:style-name="Table_20_Contents"/>
            <text:p text:style-name="Table_20_Contents">Τί ποιεῖς, Ἑρμιόνη;</text:p>
            <text:p text:style-name="Table_20_Contents"/>
            <text:p text:style-name="Table_20_Contents">Σὺ μέγας εἶ φαρμακεύς, “Αρειε, πιθοῦ μοι.</text:p>
            <text:p text:style-name="Table_20_Contents"/>
            <text:p text:style-name="Table_20_Contents">Ἀλλ’ οὐκ εὔτεχνος εἰμί τῷ αὐτῷ τρόπῳ καί σύ, εἶπεν ὁ ’Άρειος</text:p>
            <text:p text:style-name="Table_20_Contents">πάνυ ἀπορῶν ἐν ᾧ ἐκείνη ἀφίετο αὐτόν.</text:p>
            <text:p text:style-name="Table_20_Contents"/>
            <text:p text:style-name="Table_20_Contents">Ἡ καὶ εὕτεχνον καλεῖς ἐμέ, αἰβοῖ τῶν βιβλίων. αι’βοῖ τῆς δεινότη-</text:p>
            <text:p text:style-name="Table_20_Contents">τος. ε”στι γὰρ μείζονα τούτων οἶα ἡ φιλία καὶ ἡ ἀρετὴ καί- εὐλαβοῦ</text:p>
            <text:p text:style-name="Table_20_Contents">δή, ὦ Ἅρειε.</text:p>
            <text:p text:style-name="Table_20_Contents"/>
            <text:p text:style-name="Table_20_Contents">Πῖθι σὺ πρῶτον, ε”φη ὁ “Αρειος. οἶσθα γὰρ ἀκριβῶς δήπου τὰ</text:p>
            <text:p text:style-name="Table_20_Contents">τῶν φιαλῶν πάθη ἅττα ε’στίν,·</text:p>
            <text:p text:style-name="Table_20_Contents"/>
            <text:p text:style-name="Table_20_Contents">Ἀκριβέστατά γε. καὶ ἡ Ἑρμιόνη καταπίνουσα τὴν πόσιν τὴν τῆς</text:p>
            <text:p text:style-name="Table_20_Contents">φιάλης γογγύλης ἔφριξέ τι.</text:p>
            <text:p text:style-name="Table_20_Contents"/>
            <text:p text:style-name="Table_20_Contents">Ἆρ’ οὐ τοῦ θανασίμου πέπωκας, ὁ γὰρ ’Άρειος ἐφοβεῖτο.</text:p>
            <text:p text:style-name="Table_20_Contents"/>
            <text:p text:style-name="Table_20_Contents">Οὐδαμῶς. ἀλλὰ ψυχρότατόν ἐστιν.</text:p>
            <text:p text:style-name="Table_20_Contents"/>
            <text:p text:style-name="Table_20_Contents">Εἶα. ἴθι πρὶν ἀπορρεῖν τὸ φάρμακον.</text:p>
            <text:p text:style-name="Table_20_Contents"/>
            <text:p text:style-name="Table_20_Contents">Τύχῃ ἀγαθῇ - εὐλαβοῦ -</text:p>
            <text:p text:style-name="Table_20_Contents"/>
            <text:p text:style-name="Table_20_Contents">Ἴθι, ἦ δ’ ὂς ὁ ’Άρειος ἀναβοῶν.</text:p>
            <text:p text:style-name="Table_20_Contents"/>
            <text:p text:style-name="Table_20_Contents">ἐκείνη μὲν οὖν μεταστρεψαμένη διὰ τοῦ πορφυροῦ πυρὸς</text:p>
            <text:p text:style-name="Table_20_Contents"><text:soft-page-break/>ἐβάδισεν εὐθύ.</text:p>
            <text:p text:style-name="Table_20_Contents"/>
            <text:p text:style-name="Table_20_Contents">’Ἀρειος δ’ ἀναπνεύσας τι τὴν φιάλην ε”λαβε τὴν μικροτάτην.</text:p>
            <text:p text:style-name="Table_20_Contents">τρεπόμενος δέ πρὸς τὰς μελαίνας φλόγας ’Έρχομαι, ε”φη καὶ τὴν</text:p>
            <text:p text:style-name="Table_20_Contents">πόσιν κατέπινε.</text:p>
            <text:p text:style-name="Table_20_Contents"/>
            <text:p text:style-name="Table_20_Contents">καὶ μὴν κρυστάλλου ὡς δοκεῖν εἰς τὸ σῶμα εἷσβάλλοντος, τὴν<text:span text:style-name="T2"> </text:span>φιάλην μεθεὶς προύχώρησε. καὶ ξυστείλας ἑαυτὸν τὰς μελαίνας<text:span text:style-name="T2"> </text:span>φλόγας εἶδεν ἐκλαμπούσας, θερμότητος δ’ οὗδεμίας ᾔσθετο<text:span text:style-name="T2"> </text:span>ΔΙΑ ΤΗΣ ΕΠΙΡΡΑΚΤΗΣ ΘΥΡΑΣ 233<text:span text:style-name="T2"> </text:span>αὐτῶν. καὶ πρῶτον μὲν οὐδὲν ἦν ι’δεῖν εἷ μὴ τὸ μέλαν πῦρ, ἐν ἀκαρεῖ<text:span text:style-name="T1"> </text:span>δ’ ἀφίκετο ἑτέρωσε εἷς τὸν ὕστατον τῶν θαλάμων.<text:span text:style-name="T1"> </text:span>καί μὴν ἄλλος τις ἤδη παρῆν. Σίναπύς γε μὲν δὴ οὐκ ἦν, οὐδ’ αὖ<text:span text:style-name="T2"> </text:span>Φολιδομορτός.</text:p>
          </table:table-cell>
          <table:table-cell table:style-name="Table1.A1" office:value-type="string">
            <text:p text:style-name="Table_20_Contents">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text:p>
            <text:p text:style-name="Table_20_Contents">It was sweltering hot, especially in the large classroom where they did their written papers. They had been given special, new quills for the exams, which had been bewitched with an AntiCheating spell.</text:p>
            <text:p text:style-name="Table_20_Contents">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text:p>
            <text:p text:style-name="Table_20_Contents">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text:p>
            <text:p text:style-name="Table_20_Contents">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text:p>
            <text:p text:style-name="Table_20_Contents">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text:soft-page-break/>quills and roll up their parchment, Harry couldn't help cheering with the rest.</text:p>
            <text:p text:style-name="Table_20_Contents">"That was far easier than I thought it would be," said Hermione as they joined the crowds flocking out onto the sunny grounds. "I needn't have learned about the 1637 Werewolf Code of Conduct or the uprising of Elfric the Eager."</text:p>
            <text:p text:style-name="Table_20_Contents">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text:p>
            <text:p text:style-name="Table_20_Contents">Harry was rubbing his forehead.</text:p>
            <text:p text:style-name="Table_20_Contents">"I wish I knew what this means!" he burst out angrily. "My scar keeps hurting -- it's happened before, but never as often as this."</text:p>
            <text:p text:style-name="Table_20_Contents">"Go to Madam Pomfrey," Hermione suggested.</text:p>
            <text:p text:style-name="Table_20_Contents">"I'm not ill," said Harry. "I think it's a warning... it means danger's coming...."</text:p>
            <text:p text:style-name="Table_20_Contents">Ron couldn't get worked up, it was too hot.</text:p>
            <text:p text:style-name="Table_20_Contents">"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text:p>
            <text:p text:style-name="Table_20_Contents">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text:p>
            <text:p text:style-name="Table_20_Contents">Harry was quite sure the unsettled feeling didn't have anything to do with work, though. He watched an owl flutter toward the school across the bright blue sky, a note clamped in its mouth. Hagrid was the only one who ever sent him letters. Hagrid would never betray Dumbledore.</text:p>
            <text:p text:style-name="Table_20_Contents">Hagrid would never tell anyone how to get past Fluffy... never... but -- Harry suddenly jumped to his feet.</text:p>
            <text:p text:style-name="Table_20_Contents">"Where're you going?" said Ron sleepily.</text:p>
            <text:p text:style-name="Table_20_Contents"><text:soft-page-break/>"I've just thought of something," said Harry. He had turned white.</text:p>
            <text:p text:style-name="Table_20_Contents">"We've got to go and see Hagrid, now."</text:p>
            <text:p text:style-name="Table_20_Contents">"Why?" panted Hermione, hurrying to keep up.</text:p>
            <text:p text:style-name="Table_20_Contents">"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text:p>
            <text:p text:style-name="Table_20_Contents">"What are you talking about?" said Ron, but Harry, sprinting across the grounds toward the forest, didn't answer.</text:p>
            <text:p text:style-name="Table_20_Contents">Hagrid was sitting in an armchair outside his house; his trousers and sleeves were rolled up, and he was shelling peas into a large bowl.</text:p>
            <text:p text:style-name="Table_20_Contents">"Hullo," he said, smiling. "Finished yer exams? Got time fer a drink?"</text:p>
            <text:p text:style-name="Table_20_Contents">"Yes, please," said Ron, but Harry cut him off.</text:p>
            <text:p text:style-name="Table_20_Contents">"No, we're in a hurry. Hagrid, I've got to ask you something. You know that night you won Norbert? What did the stranger you were playing cards with look like?"</text:p>
            <text:p text:style-name="Table_20_Contents">"Dunno," said Hagrid casually, "he wouldn' take his cloak off."</text:p>
            <text:p text:style-name="Table_20_Contents">He saw the three of them look stunned and raised his eyebrows.</text:p>
            <text:p text:style-name="Table_20_Contents">"It's not that unusual, yeh get a lot o' funny folk in the Hog's Head -- that's the pub down in the village. Mighta bin a dragon dealer, mightn' he? I never saw his face, he kept his hood up."</text:p>
            <text:p text:style-name="Table_20_Contents">Harry sank down next to the bowl of peas. "What did you talk to him about, Hagrid? Did you mention Hogwarts at all?"</text:p>
            <text:p text:style-name="Table_20_Contents">"Mighta come up," said Hagrid, frowning as he tried to remember.</text:p>
            <text:p text:style-name="Table_20_Contents">"Yeah... he asked what I did, an' I told him I was gamekeeper here....</text:p>
            <text:p text:style-name="Table_20_Contents">He asked a bit about the sorta creatures I took after... so I told him... an' I said what I'd always really wanted was a dragon... an' then... I can' remember too well, 'cause he kept buyin' me drinks....</text:p>
            <text:p text:style-name="Table_20_Contents">Let's see... yeah, then he said he had the dragon egg an' we could play cards fer it if I wanted... but he had ter be sure I could handle it, he didn' want it ter go ter any old home.... So I told him, after Fluffy, a <text:soft-page-break/>dragon would be easy..."</text:p>
            <text:p text:style-name="Table_20_Contents">"And did he -- did he seem interested in Fluffy?" Harry asked, try ing to keep his voice calm.</text:p>
            <text:p text:style-name="Table_20_Contents">"Well -- yeah -- how many three-headed dogs d'yeh meet, even around Hogwarts? So I told him, Fluffy's a piece o' cake if yeh know how to calm him down, jus' play him a bit o' music an' he'll go straight off ter sleep --"</text:p>
            <text:p text:style-name="Table_20_Contents">Hagrid suddenly looked horrified.</text:p>
            <text:p text:style-name="Table_20_Contents">"I shouldn'ta told yeh that!" he blurted out. "Forget I said it! Hey -- where're yeh goin'?"</text:p>
            <text:p text:style-name="Table_20_Contents">Harry, Ron, and Hermione didn't speak to each other at all until they came to a halt in the entrance hall, which seemed very cold and gloomy after the grounds.</text:p>
            <text:p text:style-name="Table_20_Contents">"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text:p>
            <text:p text:style-name="Table_20_Contents">They looked around, as if hoping to see a sign pointing them in the right direction. They had never been told where Dumbledore lived, nor did they know anyone who had been sent to see him.</text:p>
            <text:p text:style-name="Table_20_Contents">"We'll just have to --" Harry began, but a voice suddenly rang across the hall.</text:p>
            <text:p text:style-name="Table_20_Contents">"What are you three doing inside?"</text:p>
            <text:p text:style-name="Table_20_Contents">It was Professor McGonagall, carrying a large pile of books.</text:p>
            <text:p text:style-name="Table_20_Contents">"We want to see Professor Dumbledore," said Hermione, rather bravely, Harry and Ron thought.</text:p>
            <text:p text:style-name="Table_20_Contents">"See Professor Dumbledore?" Professor McGonagall repeated, as though this was a very fishy thing to want to do. "Why?"</text:p>
            <text:p text:style-name="Table_20_Contents">Harry swallowed -- now what? "It's sort of secret," he said, but he wished at once he hadn't, because Professor McGonagall's nostrils flared.</text:p>
            <text:p text:style-name="Table_20_Contents">"Professor Dumbledore left ten minutes ago," she said coldly. "He received an urgent owl from the Ministry of Magic and flew off for London at once."</text:p>
            <text:p text:style-name="Table_20_Contents">"He's gone?" said Harry frantically. "Now?"</text:p>
            <text:p text:style-name="Table_20_Contents">"Professor Dumbledore is a very great wizard, Potter, he has many demands on his time -- "But this is important."</text:p>
            <text:p text:style-name="Table_20_Contents">"Something you have to say is more important than the Ministry of Magic, Potter.</text:p>
            <text:p text:style-name="Table_20_Contents">"Look," said Harry, throwing caution to the winds, "Professor -- it's about the Sorcerer's tone --"</text:p>
            <text:p text:style-name="Table_20_Contents">Whatever Professor McGonagall had expected, it wasn't that. The books she was carrying tumbled out of her arms, but she didn't pick them up.</text:p>
            <text:p text:style-name="Table_20_Contents">"How do you know --?" she spluttered.</text:p>
            <text:p text:style-name="Table_20_Contents">"Professor, I think -- I know -- that Sn- that someone's going to try and steal the Stone. I've got to talk to Professor Dumbledore."</text:p>
            <text:p text:style-name="Table_20_Contents">She eyed him with a mixture of shock and suspicion.</text:p>
            <text:p text:style-name="Table_20_Contents">"Professor Dumbledore will be back tomorrow," she said finally. I don't know how you found out about the Stone, but rest assured, no one can possibly steal it, it's too well protected."</text:p>
            <text:p text:style-name="Table_20_Contents">"But Professor --"</text:p>
            <text:p text:style-name="Table_20_Contents">"Potter, I know what I'm talking about," she said shortly. She bent down and gathered up the fallen books. I suggest you all go back outside and enjoy the sunshine."</text:p>
            <text:p text:style-name="Table_20_Contents">But they didn't.</text:p>
            <text:p text:style-name="Table_20_Contents">"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text:p>
            <text:p text:style-name="Table_20_Contents">"But what can we --"</text:p>
            <text:p text:style-name="Table_20_Contents">Hermione gasped. Harry and Ron wheeled round.</text:p>
            <text:p text:style-name="Table_20_Contents">Snape was standing there.</text:p>
            <text:p text:style-name="Table_20_Contents">"Good afternoon," he said smoothly.</text:p>
            <text:p text:style-name="Table_20_Contents">They stared at him.</text:p>
            <text:p text:style-name="Table_20_Contents">"You shouldn't be inside on a day like this," he said, with an odd, twisted smile.</text:p>
            <text:p text:style-name="Table_20_Contents">"We were --" Harry began, without any idea what he was going to say.</text:p>
            <text:p text:style-name="Table_20_Contents">"You want to be more careful," said Snape. "Hanging around like this, people will think you're up to something. And Gryffindor really can't afford to lose any more points, can it?"</text:p>
            <text:p text:style-name="Table_20_Contents">Harry flushed. They turned to go outside, but Snape called them back.</text:p>
            <text:p text:style-name="Table_20_Contents">"Be warned, Potter -- any more nighttime wanderings and I will personally make sure you are expelled. Good day to you."</text:p>
            <text:p text:style-name="Table_20_Contents">He strode off in the direction of the staffroom.</text:p>
            <text:p text:style-name="Table_20_Contents">Out on the stone steps, Harry turned to the others.</text:p>
            <text:p text:style-name="Table_20_Contents">"Right, here's what we've got to do," he whispered <text:soft-page-break/>urgently. "One of us has got to keep an eye on Snape -- wait outside the staff room and follow him if he leaves it. Hermione, you'd better do that."</text:p>
            <text:p text:style-name="Table_20_Contents">"Why me?"</text:p>
            <text:p text:style-name="Table_20_Contents">"It's obvious," said Ron. "You can pretend to be waiting for Professor Flitwick, you know." He put on a high voice, "'Oh Professor Flitwick, I'm so worried, I think I got question fourteen b wrong....'“</text:p>
            <text:p text:style-name="Table_20_Contents">"Oh, shut up," said Hermione, but she agreed to go and watch out for Snape.</text:p>
            <text:p text:style-name="Table_20_Contents">"And we'd better stay outside the third-floor corridor," Harry told Ron.</text:p>
            <text:p text:style-name="Table_20_Contents">"Come on."</text:p>
            <text:p text:style-name="Table_20_Contents">But that part of the plan didn't work. No sooner had they reached the door separating Fluffy from the rest of the school than Professor McGonagall turned up again and this time, she lost her temper.</text:p>
            <text:p text:style-name="Table_20_Contents">"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text:p>
            <text:p text:style-name="Table_20_Contents">"I'm sorry, Harry!" she wailed. "Snape came out and asked me what I was doing, so I said I was waiting for Flitwick, and Snape went to get him, and I've only just got away, I don't know where Snape went."</text:p>
            <text:p text:style-name="Table_20_Contents">"Well, that's it then, isn't it?" Harry said.</text:p>
            <text:p text:style-name="Table_20_Contents">The other two stared at him. He was pale and his eyes were glittering.</text:p>
            <text:p text:style-name="Table_20_Contents">"I'm going out of here tonight and I'm going to try and get to the Stone first."</text:p>
            <text:p text:style-name="Table_20_Contents">"You're mad!" said Ron.</text:p>
            <text:p text:style-name="Table_20_Contents">"You can't!" said Hermione. "After what McGonagall and Snape have said? You'll be expelled!"</text:p>
            <text:p text:style-name="Table_20_Contents">"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text:soft-page-break/>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text:p>
            <text:p text:style-name="Table_20_Contents">He glared at them.</text:p>
            <text:p text:style-name="Table_20_Contents">"You're right Harry," said Hermione in a small voice.</text:p>
            <text:p text:style-name="Table_20_Contents">"I'll use the invisibility cloak," said Harry. "It's just lucky I got it back."</text:p>
            <text:p text:style-name="Table_20_Contents">"But will it cover all three of us?" said Ron.</text:p>
            <text:p text:style-name="Table_20_Contents">"All -- all three of us?"</text:p>
            <text:p text:style-name="Table_20_Contents">"Oh, come off it, you don't think we'd let you go alone?"</text:p>
            <text:p text:style-name="Table_20_Contents">"Of course not," said Hermione briskly. "How do you think you'd get to the Stone without us? I'd better go and took through my books, there might be something useful..."</text:p>
            <text:p text:style-name="Table_20_Contents">"But if we get caught, you two will be expelled, too."</text:p>
            <text:p text:style-name="Table_20_Contents">"Not if I can help it," said Hermione grimly. "Flitwick told me in secret that I got a hundred and twelve percent on his exam. They're not throwing me out after that."</text:p>
            <text:p text:style-name="Table_20_Contents">After dinner the three of them sat nervously apart in the common room.</text:p>
            <text:p text:style-name="Table_20_Contents">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text:p>
            <text:p text:style-name="Table_20_Contents">Slowly, the room emptied as people drifted off to bed.</text:p>
            <text:p text:style-name="Table_20_Contents">"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text:p>
            <text:p text:style-name="Table_20_Contents">He ran back down to the common room.</text:p>
            <text:p text:style-name="Table_20_Contents">"We'd better put the cloak on here, and make sure it covers all three of us -- if Filch spots one of our feet wandering along on its own --"</text:p>
            <text:p text:style-name="Table_20_Contents">"What are you doing?" said a voice from the corner <text:soft-page-break/>of the room. Neville appeared from behind an armchair, clutching Trevor the toad, who looked as though he'd been making another bid for freedom.</text:p>
            <text:p text:style-name="Table_20_Contents">"Nothing, Neville, nothing," said Harry, hurriedly putting the cloak behind his back.</text:p>
            <text:p text:style-name="Table_20_Contents">Neville stared at their guilty faces.</text:p>
            <text:p text:style-name="Table_20_Contents">"You're going out again," he said.</text:p>
            <text:p text:style-name="Table_20_Contents">"No, no, no," said Hermione. "No, we're not. Why don't you go to bed, Neville?"</text:p>
            <text:p text:style-name="Table_20_Contents">Harry looked at the grandfather clock by the door. They couldn't afford to waste any more time, Snape might even now be playing Fluffy to sleep.</text:p>
            <text:p text:style-name="Table_20_Contents">"You can't go out," said Neville, "you'll be caught again. Gryffindor will be in even more trouble."</text:p>
            <text:p text:style-name="Table_20_Contents">"You don't understand," said Harry, "this is important."</text:p>
            <text:p text:style-name="Table_20_Contents">But Neville was clearly steeling himself to do something desperate.</text:p>
            <text:p text:style-name="Table_20_Contents">I won't let you do it," he said, hurrying to stand in front of the portrait hole. "I'll -- I'll fight you!"</text:p>
            <text:p text:style-name="Table_20_Contents">"Neville, "Ron exploded, "get away from that hole and don't be an idiot --"</text:p>
            <text:p text:style-name="Table_20_Contents">"Don't you call me an idiot!" said Neville. I don't think you should be breaking any more rules! And you were the one who told me to stand up to people!"</text:p>
            <text:p text:style-name="Table_20_Contents">"Yes, but not to us," said Ron in exasperation. "Neville, you don't know what you're doing."</text:p>
            <text:p text:style-name="Table_20_Contents">He took a step forward and Neville dropped Trevor the toad, who leapt out of sight.</text:p>
            <text:p text:style-name="Table_20_Contents">"Go on then, try and hit me!" said Neville, raising his fists. "I'm ready!"</text:p>
            <text:p text:style-name="Table_20_Contents">Harry turned to Hermione.</text:p>
            <text:p text:style-name="Table_20_Contents">"Do something," he said desperately.</text:p>
            <text:p text:style-name="Table_20_Contents">Hermione stepped forward.</text:p>
            <text:p text:style-name="Table_20_Contents">"Neville," she said, "I'm really, really sorry about this."</text:p>
            <text:p text:style-name="Table_20_Contents">She raised her wand.</text:p>
            <text:p text:style-name="Table_20_Contents">"Petrificus Totalus!" she cried, pointing it at Neville.</text:p>
            <text:p text:style-name="Table_20_Contents">Neville's arms snapped to his sides. His legs sprang together. His whole body rigid, he swayed where he stood and then fell flat on his face, stiff as a board.</text:p>
            <text:p text:style-name="Table_20_Contents">Hermione ran to turn him over. Neville's jaws were jammed together so he couldn't speak. Only his eyes were moving, looking at them in horror.</text:p>
            <text:p text:style-name="Table_20_Contents">"What've you done to him?" Harry whispered.</text:p>
            <text:p text:style-name="Table_20_Contents">"It's the full Body-Bind," said Hermione miserably. <text:soft-page-break/>"Oh, Neville, I'm so sorry."</text:p>
            <text:p text:style-name="Table_20_Contents">"We had to, Neville, no time to explain," said Harry.</text:p>
            <text:p text:style-name="Table_20_Contents">"You'll understand later, Neville," said Ron as they stepped over him and pulled on the invisibility cloak.</text:p>
            <text:p text:style-name="Table_20_Contents">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text:p>
            <text:p text:style-name="Table_20_Contents">"Oh, let's kick her, just this once," Ron whispered in Harry's ear, but Harry shook his head. As they climbed carefully around her, Mrs. Norris turned her lamplike eyes on them, but didn't do anything.</text:p>
            <text:p text:style-name="Table_20_Contents">They didn't meet anyone else until they reached the staircase up to the third floor. Peeves was bobbing halfway up, loosening the carpet so that people would trip.</text:p>
            <text:p text:style-name="Table_20_Contents">"Who's there?" he said suddenly as they climbed toward him. He narrowed his wicked black eyes. "Know you're there, even if I can't see you. Are you ghoulie or ghostie or wee student beastie?"</text:p>
            <text:p text:style-name="Table_20_Contents">He rose up in the air and floated there, squinting at them.</text:p>
            <text:p text:style-name="Table_20_Contents">"Should call Filch, I should, if something's a-creeping around unseen."</text:p>
            <text:p text:style-name="Table_20_Contents">Harry had a sudden idea.</text:p>
            <text:p text:style-name="Table_20_Contents">"Peeves," he said, in a hoarse whisper, "the Bloody Baron has his own reasons for being invisible."</text:p>
            <text:p text:style-name="Table_20_Contents">Peeves almost fell out of the air in shock. He caught himself in time and hovered about a foot off the stairs.</text:p>
            <text:p text:style-name="Table_20_Contents">"So sorry, your bloodiness, Mr. Baron, Sir," he said greasily. "My mistake, my mistake -- I didn't see you -- of course I didn't, you're invisible -- forgive old Peevsie his little joke, sir."</text:p>
            <text:p text:style-name="Table_20_Contents">"I have business here, Peeves," croaked Harry. "Stay away from this place tonight."</text:p>
            <text:p text:style-name="Table_20_Contents">"I will, sir, I most certainly will," said Peeves, rising up in the air again. "Hope your business goes well, Baron, I'll not bother you."</text:p>
            <text:p text:style-name="Table_20_Contents">And he scooted off "Brilliant, Harry!" whispered Ron.</text:p>
            <text:p text:style-name="Table_20_Contents">A few seconds later, they were there, outside the third-floor corridor -- and the door was already ajar.</text:p>
            <text:p text:style-name="Table_20_Contents">"Well, there you are," Harry said quietly, "Snape's <text:soft-page-break/>already got past Fluffy."</text:p>
            <text:p text:style-name="Table_20_Contents">Seeing the open door somehow seemed to impress upon all three of them what was facing them. Underneath the cloak, Harry turned to the other two.</text:p>
            <text:p text:style-name="Table_20_Contents">"If you want to go back, I won't blame you," he said. "You can take the cloak, I won't need it now."</text:p>
            <text:p text:style-name="Table_20_Contents">"Don't be stupid," said Ron.</text:p>
            <text:p text:style-name="Table_20_Contents">"We're coming," said Hermione.</text:p>
            <text:p text:style-name="Table_20_Contents">Harry pushed the door open.</text:p>
            <text:p text:style-name="Table_20_Contents">As the door creaked, low, rumbling growls met their ears. All three of the dog's noses sniffed madly in their direction, even though it couldn't see them.</text:p>
            <text:p text:style-name="Table_20_Contents">"What's that at its feet?" Hermione whispered.</text:p>
            <text:p text:style-name="Table_20_Contents">"Looks like a harp," said Ron. "Snape must have left it there."</text:p>
            <text:p text:style-name="Table_20_Contents">"It must wake up the moment you stop playing," said Harry. "Well, here goes..."</text:p>
            <text:p text:style-name="Table_20_Contents">He put Hagrid's flute to his lips and blew. It wasn't really a tune, but from the first note the beast's eyes began to droop. Harry hardly drew breath. Slowly, the dog's growls ceased -- it tottered on its paws and fell to its knees, then it slumped to the ground, fast asleep.</text:p>
            <text:p text:style-name="Table_20_Contents">"Keep playing," Ron warned Harry as they slipped out of the cloak and crept toward the trapdoor. They could feel the dog's hot, smelly breath as they approached the giant heads. "I think we'll be able to pull the door open," said Ron, peering over the dog's back. "Want to go first, Hermione?"</text:p>
            <text:p text:style-name="Table_20_Contents">"No, I don't!"</text:p>
            <text:p text:style-name="Table_20_Contents">"All right." Ron gritted his teeth and stepped carefully over the dog's legs. He bent and pulled the ring of the trapdoor, which swung up and open.</text:p>
            <text:p text:style-name="Table_20_Contents">"What can you see?" Hermione said anxiously.</text:p>
            <text:p text:style-name="Table_20_Contents">"Nothing -- just black -- there's no way of climbing down, we'll just have to drop."</text:p>
            <text:p text:style-name="Table_20_Contents">Harry, who was still playing the flute, waved at Ron to get his attention and pointed at himself.</text:p>
            <text:p text:style-name="Table_20_Contents">"You want to go first? Are you sure?" said Ron. "I don't know how deep this thing goes. Give the flute to Hermione so she can keep him asleep."</text:p>
            <text:p text:style-name="Table_20_Contents">Harry handed the flute over. In the few seconds' silence, the dog growled and twitched, but the moment Hermione began to play, it fell back into its deep sleep.</text:p>
            <text:p text:style-name="Table_20_Contents">Harry climbed over it and looked down through the trapdoor. There was no sign of the bottom.</text:p>
            <text:p text:style-name="Table_20_Contents">He lowered himself through the hole until he was <text:soft-page-break/>hanging on by his fingertips. Then he looked up at Ron and said, "If anything happens to me, don't follow. Go straight to the owlery and send Hedwig to Dumbledore, right?"</text:p>
            <text:p text:style-name="Table_20_Contents">"Right," said Ron.</text:p>
            <text:p text:style-name="Table_20_Contents">"See you in a minute, I hope...</text:p>
            <text:p text:style-name="Table_20_Contents">And Harry let go. Cold, damp air rushed past him as he fell down, down, down and -- FLUMP. With a funny, muffled sort of thump he landed on something soft. He sat up and felt around, his eyes not used to the gloom. It felt as though he was sitting on some sort of plant.</text:p>
            <text:p text:style-name="Table_20_Contents">"It's okay!" he called up to the light the size of a postage stamp, which was the open trapdoor, "it's a soft landing, you can jump!"</text:p>
            <text:p text:style-name="Table_20_Contents">Ron followed right away. He landed, sprawled next to Harry.</text:p>
            <text:p text:style-name="Table_20_Contents">"What's this stuff?" were his first words.</text:p>
            <text:p text:style-name="Table_20_Contents">"Dunno, some sort of plant thing. I suppose it's here to break the fall.</text:p>
            <text:p text:style-name="Table_20_Contents">Come on, Hermione!"</text:p>
            <text:p text:style-name="Table_20_Contents">The distant music stopped. There was a loud bark from the dog, but Hermione had already jumped. She landed on Harry's other side.</text:p>
            <text:p text:style-name="Table_20_Contents">"We must be miles under the school , she said.</text:p>
            <text:p text:style-name="Table_20_Contents">"Lucky this plant thing's here, really," said Ron.</text:p>
            <text:p text:style-name="Table_20_Contents">"Lucky!" shrieked Hermione. "Look at you both!"</text:p>
            <text:p text:style-name="Table_20_Contents">She leapt up and struggled toward a damp wall. She had to struggle because the moment she had landed, the plant had started to twist snakelike tendrils around her ankles. As for Harry and Ron, their legs had already been bound tightly in long creepers without their noticing.</text:p>
            <text:p text:style-name="Table_20_Contents">Hermione had managed to free herself before the plant got a firm grip on her. Now she watched in horror as the two boys fought to pull the plant off them, but the more they strained against it, the tighter and faster the plant wound around them.</text:p>
            <text:p text:style-name="Table_20_Contents">"Stop moving!" Hermione ordered them. "I know what this is -- it's Devil's Snare!"</text:p>
            <text:p text:style-name="Table_20_Contents">"Oh, I'm so glad we know what it's called, that's a great help," snarled Ron, leaning back, trying to stop the plant from curling around his neck. "Shut up, I'm trying to remember how to kill it!" said Hermione.</text:p>
            <text:p text:style-name="Table_20_Contents">"Well, hurry up, I can't breathe!" Harry gasped, wrestling with it as it curled around his chest.</text:p>
            <text:p text:style-name="Table_20_Contents">"Devil's Snare, Devil's Snare... what did Professor Sprout say? -- it likes the dark and the damp "So <text:soft-page-break/>light a fire!" Harry choked.</text:p>
            <text:p text:style-name="Table_20_Contents">"Yes -- of course -- but there's no wood!" Hermione cried, wringing her hands.</text:p>
            <text:p text:style-name="Table_20_Contents">"HAVE YOU GONE MAD?" Ron bellowed. "ARE YOU A WITCH OR NOT?"</text:p>
            <text:p text:style-name="Table_20_Contents">"Oh, right!" said Hermione, and she whipped out her wand, waved it, muttered something, and sent a jet of the same bluebell flames she had used on Snape at the plant. In a matter of seconds, the two boys felt it loosening its grip as it cringed away from the light and warmth.</text:p>
            <text:p text:style-name="Table_20_Contents">Wriggling and flailing, it unraveled itself from their bodies, and they were able to pull free.</text:p>
            <text:p text:style-name="Table_20_Contents">"Lucky you pay attention in Herbology, Hermione," said Harry as he joined her by the wall, wiping sweat off his face.</text:p>
            <text:p text:style-name="Table_20_Contents">"Yeah," said Ron, "and lucky Harry doesn't lose his head in a crisis -- 'there's no wood,' honestly."</text:p>
            <text:p text:style-name="Table_20_Contents">"This way," said Harry, pointing down a stone passageway, which was the only way forward.</text:p>
            <text:p text:style-name="Table_20_Contents">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text:p>
            <text:p text:style-name="Table_20_Contents">"Can you hear something?" Ron whispered.</text:p>
            <text:p text:style-name="Table_20_Contents">Harry listened. A soft rustling and clinking seemed to be coming from up ahead.</text:p>
            <text:p text:style-name="Table_20_Contents">"Do you think it's a ghost?"</text:p>
            <text:p text:style-name="Table_20_Contents">"I don't know... sounds like wings to me."</text:p>
            <text:p text:style-name="Table_20_Contents">"There's light ahead -- I can see something moving."</text:p>
            <text:p text:style-name="Table_20_Contents">They reached the end of the passageway and saw before them a brilliantly lit chamber, its ceiling arching high above them. It was full of small, jewel-bright birds, fluttering and tumbling all around the room. On the opposite side of the chamber was a heavy wooden door.</text:p>
            <text:p text:style-name="Table_20_Contents">"Do you think they'll attack us if we cross the room?" said Ron.</text:p>
            <text:p text:style-name="Table_20_Contents">"Probably," said Harry. "They don't look very vicious, but I suppose if they all swooped down at once... well, there's no other choice... I'll run."</text:p>
            <text:p text:style-name="Table_20_Contents">He took a deep breath, covered his face with his arms, and sprinted across the room. He expected to feel sharp beaks and claws tearing at him any <text:soft-page-break/>second, but nothing happened. He reached the door untouched. He pulled the handle, but it was locked.</text:p>
            <text:p text:style-name="Table_20_Contents">The other two followed him. They tugged and heaved at the door, but it wouldn't budge, not even when Hermione tried her Alohomora charm.</text:p>
            <text:p text:style-name="Table_20_Contents">"Now what?" said Ron.</text:p>
            <text:p text:style-name="Table_20_Contents">"These birds... they can't be here just for decoration," said Hermione.</text:p>
            <text:p text:style-name="Table_20_Contents">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text:p>
            <text:p text:style-name="Table_20_Contents">"But there are hundreds of them!"</text:p>
            <text:p text:style-name="Table_20_Contents">Ron examined the lock on the door.</text:p>
            <text:p text:style-name="Table_20_Contents">"We're looking for a big, old-fashioned one -- probably silver, like the handle."</text:p>
            <text:p text:style-name="Table_20_Contents">They each seized a broomstick and kicked off into the air, soaring into the midst of the cloud of keys. They grabbed and snatched, but the bewitched keys darted and dived so quickly it was almost impossible to catch one.</text:p>
            <text:p text:style-name="Table_20_Contents">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text:p>
            <text:p text:style-name="Table_20_Contents">"That one!" he called to the others. "That big one -- there -- no, there -- with bright blue wings -- the feathers are all crumpled on one side."</text:p>
            <text:p text:style-name="Table_20_Contents">Ron went speeding in the direction that Harry was pointing, crashed into the ceiling, and nearly fell off his broom.</text:p>
            <text:p text:style-name="Table_20_Contents">"We've got to close in on it!" Harry called, not taking his eyes off the key with the damaged wing. "Ron, you come at it from above -- Hermione, stay below and stop it from going down and I'll try and catch it. Right, NOW!"</text:p>
            <text:p text:style-name="Table_20_Contents">Ron dived, Hermione rocketed upward, the key dodged them both, and Harry streaked after it; it sped toward the wall, Harry leaned forward and with a nasty, crunching noise, pinned it against the stone with one hand. Ron and Hermione's cheers echoed around the high chamber.</text:p>
            <text:p text:style-name="Table_20_Contents">They landed quickly, and Harry ran to the door, the <text:soft-page-break/>key struggling in his hand. He rammed it into the lock and turned -- it worked. The moment the lock had clicked open, the key took flight again, looking very battered now that it had been caught twice.</text:p>
            <text:p text:style-name="Table_20_Contents">"Ready?" Harry asked the other two, his hand on the door handle. They nodded. He pulled the door open.</text:p>
            <text:p text:style-name="Table_20_Contents">The next chamber was so dark they couldn't see anything at all. But as they stepped into it, light suddenly flooded the room to reveal an astonishing sight.</text:p>
            <text:p text:style-name="Table_20_Contents">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text:p>
            <text:p text:style-name="Table_20_Contents">"Now what do we do?" Harry whispered.</text:p>
            <text:p text:style-name="Table_20_Contents">"It's obvious, isn't it?" said Ron. "We've got to play our way across the room."</text:p>
            <text:p text:style-name="Table_20_Contents">Behind the white pieces they could see another door.</text:p>
            <text:p text:style-name="Table_20_Contents">"How?" said Hermione nervously.</text:p>
            <text:p text:style-name="Table_20_Contents">"I think," said Ron, "we're going to have to be chessmen."</text:p>
            <text:p text:style-name="Table_20_Contents">He walked up to a black knight and put his hand out to touch the knight's horse. At once, the stone sprang to life. The horse pawed the ground and the knight turned his helmeted head to look down at Ron.</text:p>
            <text:p text:style-name="Table_20_Contents">"Do we -- er -- have to join you to get across?" The black knight nodded. Ron turned to the other two.</text:p>
            <text:p text:style-name="Table_20_Contents">"This needs thinking about he said. I suppose we've got to take the place of three of the black pieces...."</text:p>
            <text:p text:style-name="Table_20_Contents">Harry and Hermione stayed quiet, watching Ron think. Finally he said, "Now, don't be offended or anything, but neither of you are that good at chess --"</text:p>
            <text:p text:style-name="Table_20_Contents">"We're not offended," said Harry quickly. "Just tell us what to do."</text:p>
            <text:p text:style-name="Table_20_Contents">"Well, Harry, you take the place of that bishop, and Hermione, YOU 90 next to him instead of that castle."</text:p>
            <text:p text:style-name="Table_20_Contents">"What about you?"</text:p>
            <text:p text:style-name="Table_20_Contents">"I'm going to be a knight," said Ron.</text:p>
            <text:p text:style-name="Table_20_Contents">The chessmen seemed to have been listening, because at these words a knight, a bishop, and a castle turned their backs on the white pieces and <text:soft-page-break/>walked off the board, leaving three empty squares that Harry, Ron, and Hermione took.</text:p>
            <text:p text:style-name="Table_20_Contents">"White always plays first in chess," said Ron, peering across the board.</text:p>
            <text:p text:style-name="Table_20_Contents">"Yes... look..."</text:p>
            <text:p text:style-name="Table_20_Contents">A white pawn had moved forward two squares.</text:p>
            <text:p text:style-name="Table_20_Contents">Ron started to direct the black pieces. They moved silently wherever he sent them. Harry's knees were trembling. What if they lost? "Harry -- move diagonally four squares to the right."</text:p>
            <text:p text:style-name="Table_20_Contents">Their first real shock came when their other knight was taken. The white queen smashed him to the floor and dragged him off the board, where he lay quite still, facedown.</text:p>
            <text:p text:style-name="Table_20_Contents">"Had to let that happen," said Ron, looking shaken. "Leaves you free to take that bishop, Hermione, go on."</text:p>
            <text:p text:style-name="Table_20_Contents">Every time one of their men was lost, the white pieces showed no mercy.</text:p>
            <text:p text:style-name="Table_20_Contents">Soon there was a huddle of limp black players slumped along the wall.</text:p>
            <text:p text:style-name="Table_20_Contents">Twice, Ron only just noticed in time that Harry and Hermione were in danger. He himself darted around the board, taking almost as many white pieces as they had lost black ones.</text:p>
            <text:p text:style-name="Table_20_Contents">"We're nearly there," he muttered suddenly. "Let me think let me think..."</text:p>
            <text:p text:style-name="Table_20_Contents">The white queen turned her blank face toward him.</text:p>
            <text:p text:style-name="Table_20_Contents">"Yes..." said Ron softly, "It's the only way... I've got to be taken."</text:p>
            <text:p text:style-name="Table_20_Contents">"NOF Harry and Hermione shouted.</text:p>
            <text:p text:style-name="Table_20_Contents">"That's chess!" snapped Ron. "You've got to make some sacrifices! I take one step forward and she'll take me -- that leaves you free to checkmate the king, Harry!"</text:p>
            <text:p text:style-name="Table_20_Contents">"But --"</text:p>
            <text:p text:style-name="Table_20_Contents">"Do you want to stop Snape or not?"</text:p>
            <text:p text:style-name="Table_20_Contents">"Ron --"</text:p>
            <text:p text:style-name="Table_20_Contents">"Look, if you don't hurry up, he'll already have the Stone!"</text:p>
            <text:p text:style-name="Table_20_Contents">There was no alternative.</text:p>
            <text:p text:style-name="Table_20_Contents">"Ready?" Ron called, his face pale but determined. "Here I go - now, don't hang around once you've won."</text:p>
            <text:p text:style-name="Table_20_Contents">He stepped forward, and the white queen pounced. She struck Ron hard across the head with her stone arm, and he crashed to the floor - Hermione screamed but stayed on her square - the white queen dragged Ron to one side. He looked as if <text:soft-page-break/>he'd been knocked out.</text:p>
            <text:p text:style-name="Table_20_Contents">Shaking, Harry moved three spaces to the left.</text:p>
            <text:p text:style-name="Table_20_Contents">The white king took off his crown and threw it at Harry's feet. They had won. The chessmen parted and bowed, leaving the door ahead clear. With one last desperate look back at Ron, Harry and Hermione charged through the door and up the next passageway.</text:p>
            <text:p text:style-name="Table_20_Contents">"What if he's --?"</text:p>
            <text:p text:style-name="Table_20_Contents">"He'll be all right," said Harry, trying to convince himself. "What do you reckon's next?"</text:p>
            <text:p text:style-name="Table_20_Contents">"We've had Sprout's, that was the Devil's Snare; Flitwick must've put charms on the keys; McGonagall transfigured the chessmen to make them alive; that leaves Quirrell's spell, and Snape's."</text:p>
            <text:p text:style-name="Table_20_Contents">They had reached another door.</text:p>
            <text:p text:style-name="Table_20_Contents">"All right?" Harry whispered.</text:p>
            <text:p text:style-name="Table_20_Contents">"Go on."</text:p>
            <text:p text:style-name="Table_20_Contents">Harry pushed it open.</text:p>
            <text:p text:style-name="Table_20_Contents">A disgusting smell filled their nostrils, making both of them pull their robes up over their noses. Eyes watering, they saw, flat on the floor in front of them, a troll even larger than the one they had tackled, out cold with a bloody lump on its head.</text:p>
            <text:p text:style-name="Table_20_Contents">"I'm glad we didn't have to fight that one," Harry whispered as they stepped carefully over one of its massive legs. "Come on, I can't breathe."</text:p>
            <text:p text:style-name="Table_20_Contents">He pulled open the next door, both of them hardly daring to look at what came next - but there was nothing very frightening in here, just a table with seven differently shaped bottles standing on it in a line.</text:p>
            <text:p text:style-name="Table_20_Contents">"Snape's," said Harry. "What do we have to do?"</text:p>
            <text:p text:style-name="Table_20_Contents">They stepped over the threshold, and immediately a fire sprang up behind them in the doorway. It wasn't ordinary fire either; it was purple. At the same instant, black flames shot up in the doorway leading onward.</text:p>
            <text:p text:style-name="Table_20_Contents">They were trapped.</text:p>
            <text:p text:style-name="Table_20_Contents">"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text:p>
            <text:p text:style-name="Table_20_Contents">Choose, unless you wish to stay here forevermore, <text:soft-page-break/>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text:p>
            <text:p text:style-name="Table_20_Contents">Hermione let out a great sigh and Harry, amazed, saw that she was smiling, the very last thing he felt like doing.</text:p>
            <text:p text:style-name="Table_20_Contents">"Brilliant," said Hermione. "This isn't magic -- it's logic -- a puzzle.</text:p>
            <text:p text:style-name="Table_20_Contents">A lot of the greatest wizards haven't got an ounce of logic, they'd be stuck in here forever."</text:p>
            <text:p text:style-name="Table_20_Contents">"But so will we, won't we?" "Of course not," said Hermione. "Everything we need is here on this paper. Seven bottles: three are poison; two are wine; one will get us safely through the black fire, and one will get us back through the purple."</text:p>
            <text:p text:style-name="Table_20_Contents">"But how do we know which to drink?"</text:p>
            <text:p text:style-name="Table_20_Contents">"Give me a minute."</text:p>
            <text:p text:style-name="Table_20_Contents">Hermione read the paper several times. Then she walked up and down the line of bottles, muttering to herself and pointing at them. At last, she clapped her hands.</text:p>
            <text:p text:style-name="Table_20_Contents">"Got it," she said. "The smallest bottle will get us through the black fire -- toward the Stone."</text:p>
            <text:p text:style-name="Table_20_Contents">Harry looked at the tiny bottle.</text:p>
            <text:p text:style-name="Table_20_Contents">"There's only enough there for one of us," he said. "That's hardly one swallow."</text:p>
            <text:p text:style-name="Table_20_Contents">They looked at each other.</text:p>
            <text:p text:style-name="Table_20_Contents">"Which one will get you back through the purple flames?"</text:p>
            <text:p text:style-name="Table_20_Contents">Hermione pointed at a rounded bottle at the right end of the line.</text:p>
            <text:p text:style-name="Table_20_Contents">"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text:p>
            <text:p text:style-name="Table_20_Contents">"But Harry -- what if You-Know-Who's with him?"</text:p>
            <text:p text:style-name="Table_20_Contents">"Well -- I was lucky once, wasn't I?" said Harry, pointing at his scar.</text:p>
            <text:p text:style-name="Table_20_Contents">"I might get lucky again."</text:p>
            <text:p text:style-name="Table_20_Contents"><text:soft-page-break/>Hermione's lip trembled, and she suddenly dashed at Harry and threw her arms around him.</text:p>
            <text:p text:style-name="Table_20_Contents">"Hermione!"</text:p>
            <text:p text:style-name="Table_20_Contents">"Harry -- you're a great wizard, you know."</text:p>
            <text:p text:style-name="Table_20_Contents">"I'm not as good as you," said Harry, very embarrassed, as she let go of him.</text:p>
            <text:p text:style-name="Table_20_Contents">"Me!" said Hermione. "Books! And cleverness! There are more important things -- friendship and bravery and -- oh Harry -- be careful!"</text:p>
            <text:p text:style-name="Table_20_Contents">"You drink first," said Harry. "You are sure which is which, aren't you?"</text:p>
            <text:p text:style-name="Table_20_Contents">"Positive," said Hermione. She took a long drink from the round bottle at the end, and shuddered.</text:p>
            <text:p text:style-name="Table_20_Contents">"It's not poison?" said Harry anxiously.</text:p>
            <text:p text:style-name="Table_20_Contents">"No -- but it's like ice."</text:p>
            <text:p text:style-name="Table_20_Contents">"Quick, go, before it wears off."</text:p>
            <text:p text:style-name="Table_20_Contents">"Good luck -- take care."</text:p>
            <text:p text:style-name="Table_20_Contents">"GO!"</text:p>
            <text:p text:style-name="Table_20_Contents">Hermione turned and walked straight through the purple fire.</text:p>
            <text:p text:style-name="Table_20_Contents">Harry took a deep breath and picked up the smallest bottle. He turned to face the black flames.</text:p>
            <text:p text:style-name="Table_20_Contents">"Here I come," he said, and he drained the little bottle in one gulp.</text:p>
            <text:p text:style-name="Table_20_Contents">It was indeed as though ice was flooding his body. He put the bottle down and walked forward; he braced himself, saw the black flames licking his body, but couldn't feel them -- for a moment he could see nothing but dark fire -- then he was on the other side, in the last chamber.</text:p>
            <text:p text:style-name="Table_20_Contents">There was already someone there -- but it wasn't Snape. It wasn't even Voldemort.</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6:56:55.016000000</meta:creation-date>
    <dc:title>Ancient Greek</dc:title>
    <meta:editing-duration>PT8M51S</meta:editing-duration>
    <meta:editing-cycles>3</meta:editing-cycles>
    <meta:generator>LibreOffice/7.1.5.2$Windows_X86_64 LibreOffice_project/85f04e9f809797b8199d13c421bd8a2b025d52b5</meta:generator>
    <dc:date>2023-09-29T17:05:45.778000000</dc:date>
    <meta:document-statistic meta:table-count="1" meta:image-count="0" meta:object-count="0" meta:page-count="33" meta:paragraph-count="1053" meta:word-count="13058" meta:character-count="75104" meta:non-whitespace-character-count="63109"/>
    <meta:template xlink:type="simple" xlink:actuate="onRequest" xlink:title="Ancient Greek" xlink:href="../../../../../AppData/Roaming/LibreOffice/4/user/template/Ancient%20Greek.ott" meta:date="2023-09-29T16:56:54.377000000"/>
  </office:meta>
</office:document-meta>
</file>